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writing-mode="lr-tb"/>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P1" style:family="paragraph" style:parent-style-name="Heading">
      <style:paragraph-properties fo:text-align="center" style:justify-single-word="false" style:writing-mode="lr-tb"/>
      <style:text-properties fo:font-size="18pt" fo:font-style="italic" style:font-size-asian="18pt" style:font-style-asian="italic" style:font-size-complex="18pt" style:font-style-complex="italic"/>
    </style:style>
    <style:style style:name="P2" style:family="paragraph" style:parent-style-name="Standard">
      <style:paragraph-properties fo:margin-left="-0.4925in" fo:margin-right="0in" fo:text-align="justify" style:justify-single-word="false" fo:text-indent="0in" style:auto-text-indent="false" style:writing-mode="lr-tb"/>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fo:text-align="start" style:justify-single-word="false" style:writing-mode="lr-tb"/>
      <style:text-properties style:use-window-font-color="true" fo:font-size="12pt" fo:background-color="#ff0000" style:font-size-asian="12pt" style:font-size-complex="12pt"/>
    </style:style>
    <style:style style:name="P5" style:family="paragraph" style:parent-style-name="Preformatted_20_Text">
      <style:paragraph-properties fo:text-align="start" style:justify-single-word="false" style:writing-mode="lr-tb"/>
      <style:text-properties style:use-window-font-color="true" style:font-name="Times New Roman1" fo:font-size="12pt" fo:background-color="transparent" style:font-size-asian="12pt" style:font-size-complex="12pt"/>
    </style:style>
    <style:style style:name="P6" style:family="paragraph" style:parent-style-name="Preformatted_20_Text">
      <style:paragraph-properties fo:text-align="start" style:justify-single-word="false" style:writing-mode="lr-tb"/>
    </style:style>
    <style:style style:name="P7" style:family="paragraph" style:parent-style-name="Preformatted_20_Text">
      <style:paragraph-properties fo:text-align="start" style:justify-single-word="false" style:writing-mode="lr-tb"/>
      <style:text-properties fo:font-size="12pt" style:font-size-asian="12pt" style:font-size-complex="12pt"/>
    </style:style>
    <style:style style:name="P8" style:family="paragraph" style:parent-style-name="Standard">
      <style:paragraph-properties fo:text-align="start" style:justify-single-word="false" style:writing-mode="lr-tb"/>
      <style:text-properties fo:font-size="12pt" style:font-size-asian="12pt" style:font-size-complex="12pt"/>
    </style:style>
    <style:style style:name="P9" style:family="paragraph" style:parent-style-name="Preformatted_20_Text">
      <style:paragraph-properties fo:text-align="start" style:justify-single-word="false" fo:background-color="transparent" style:writing-mode="lr-tb">
        <style:background-image/>
      </style:paragraph-properties>
      <style:text-properties style:use-window-font-color="true" fo:font-size="12pt" fo:background-color="transparent" style:font-size-asian="12pt" style:font-size-complex="12pt"/>
    </style:style>
    <style:style style:name="P10" style:family="paragraph" style:parent-style-name="Preformatted_20_Text">
      <style:paragraph-properties fo:text-align="start" style:justify-single-word="false" style:writing-mode="lr-tb"/>
      <style:text-properties style:use-window-font-color="true" style:font-name="Liberation Mono" fo:font-size="12pt" style:text-underline-style="solid" style:text-underline-width="auto" style:text-underline-color="font-color" fo:background-color="transparent" style:font-name-asian="Liberation Mono" style:font-size-asian="12pt" style:font-name-complex="Liberation Mono" style:font-size-complex="12pt"/>
    </style:style>
    <style:style style:name="P11" style:family="paragraph" style:parent-style-name="Preformatted_20_Text">
      <style:paragraph-properties fo:text-align="start" style:justify-single-word="false" style:writing-mode="lr-tb"/>
      <style:text-properties style:use-window-font-color="true" style:font-name="Liberation Mono" fo:font-size="12pt" fo:background-color="transparent" style:font-name-asian="Liberation Mono" style:font-size-asian="12pt" style:font-name-complex="Liberation Mono" style:font-size-complex="12pt"/>
    </style:style>
    <style:style style:name="P12" style:family="paragraph" style:parent-style-name="Preformatted_20_Text">
      <style:paragraph-properties fo:text-align="start" style:justify-single-word="false" style:writing-mode="lr-tb"/>
      <style:text-properties style:use-window-font-color="true" style:font-name="Times New Roman1" fo:font-size="12pt" fo:background-color="transparent" style:font-name-asian="Liberation Mono" style:font-size-asian="12pt" style:font-name-complex="Liberation Mono" style:font-size-complex="12pt"/>
    </style:style>
    <style:style style:name="P13" style:family="paragraph" style:parent-style-name="Preformatted_20_Text">
      <style:paragraph-properties fo:text-align="start" style:justify-single-word="false" style:writing-mode="lr-tb"/>
      <style:text-properties style:font-name="Liberation Mono" fo:font-size="12pt" fo:background-color="#ff0000" style:font-name-asian="Liberation Mono" style:font-size-asian="12pt" style:font-name-complex="Liberation Mono" style:font-size-complex="12pt"/>
    </style:style>
    <style:style style:name="P14" style:family="paragraph" style:parent-style-name="Preformatted_20_Text">
      <style:paragraph-properties fo:text-align="start" style:justify-single-word="false" style:writing-mode="lr-tb"/>
      <style:text-properties style:font-name="Liberation Serif" fo:font-size="12pt" fo:background-color="#ff0000" style:font-size-asian="12pt" style:font-size-complex="12pt"/>
    </style:style>
    <style:style style:name="P15" style:family="paragraph" style:parent-style-name="Standard" style:list-style-name="L1">
      <style:paragraph-properties fo:margin-left="0in" fo:margin-right="0in" fo:text-align="justify" style:justify-single-word="false" fo:text-indent="0in" style:auto-text-indent="false" style:writing-mode="lr-tb"/>
      <style:text-properties fo:background-color="#ff0000"/>
    </style:style>
    <style:style style:name="P16" style:family="paragraph" style:parent-style-name="Standard" style:list-style-name="L1">
      <style:paragraph-properties fo:margin-left="0.4925in" fo:margin-right="0in" fo:text-align="justify" style:justify-single-word="false" fo:text-indent="0in" style:auto-text-indent="false" style:writing-mode="lr-tb"/>
      <style:text-properties fo:background-color="#ff0000"/>
    </style:style>
    <style:style style:name="P17" style:family="paragraph" style:parent-style-name="Standard" style:list-style-name="L1">
      <style:paragraph-properties fo:margin-left="0in" fo:margin-right="0in" fo:text-align="justify" style:justify-single-word="false" fo:text-indent="0in" style:auto-text-indent="false" style:writing-mode="lr-tb"/>
    </style:style>
    <style:style style:name="P18" style:family="paragraph" style:parent-style-name="Standard">
      <style:paragraph-properties fo:margin-left="0in" fo:margin-right="0in" fo:text-align="justify" style:justify-single-word="false" fo:text-indent="0in" style:auto-text-indent="false" style:writing-mode="lr-tb"/>
    </style:style>
    <style:style style:name="P19" style:family="paragraph" style:parent-style-name="Standard">
      <style:paragraph-properties fo:margin-left="0in" fo:margin-right="0in" fo:text-align="start" style:justify-single-word="false" fo:text-indent="0in" style:auto-text-indent="false" style:writing-mode="lr-tb"/>
    </style:style>
    <style:style style:name="P20"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21" style:family="paragraph" style:parent-style-name="Standard">
      <style:paragraph-properties fo:text-align="start" style:justify-single-word="false" style:writing-mode="lr-tb"/>
      <style:text-properties style:font-name="Liberation Serif" fo:font-size="12pt" style:font-size-asian="12pt" style:font-size-complex="12pt"/>
    </style:style>
    <style:style style:name="P22" style:family="paragraph" style:parent-style-name="Standard">
      <style:paragraph-properties fo:text-align="start" style:justify-single-word="false" style:writing-mode="lr-tb"/>
      <style:text-properties style:font-name="Liberation Mono" fo:font-size="12pt" style:font-size-asian="12pt" style:font-size-complex="12pt"/>
    </style:style>
    <style:style style:name="P23" style:family="paragraph" style:parent-style-name="Preformatted_20_Text">
      <style:paragraph-properties fo:text-align="start" style:justify-single-word="false" style:writing-mode="lr-tb"/>
      <style:text-properties style:font-name="Liberation Mono" fo:font-size="12pt" style:font-size-asian="12pt" style:font-size-complex="12pt"/>
    </style:style>
    <style:style style:name="P24" style:family="paragraph" style:parent-style-name="Heading">
      <style:paragraph-properties fo:text-align="center" style:justify-single-word="false" style:writing-mode="lr-tb"/>
      <style:text-properties fo:font-size="18pt" fo:font-style="italic" style:font-size-asian="18pt" style:font-style-asian="italic" style:font-size-complex="18pt" style:font-style-complex="italic"/>
    </style:style>
    <style:style style:name="P25" style:family="paragraph" style:parent-style-name="Heading">
      <style:paragraph-properties fo:text-align="center" style:justify-single-word="false" style:writing-mode="lr-tb"/>
      <style:text-properties fo:font-size="24pt" fo:font-weight="bold" style:font-size-asian="24pt" style:font-weight-asian="bold" style:font-size-complex="24pt" style:font-weight-complex="bold"/>
    </style:style>
    <style:style style:name="P26" style:family="paragraph" style:parent-style-name="Standard">
      <style:paragraph-properties fo:text-align="justify" style:justify-single-word="false" style:writing-mode="lr-tb"/>
    </style:style>
    <style:style style:name="P27" style:family="paragraph" style:parent-style-name="Standard">
      <style:paragraph-properties fo:text-align="start" style:justify-single-word="false" style:writing-mode="lr-tb"/>
      <style:text-properties fo:font-size="12pt" style:font-size-asian="12pt" style:font-size-complex="12pt"/>
    </style:style>
    <style:style style:name="P28" style:family="paragraph" style:parent-style-name="Standard">
      <style:paragraph-properties fo:text-align="start" style:justify-single-word="false" style:snap-to-layout-grid="false" style:writing-mode="lr-tb"/>
      <style:text-properties fo:font-size="12pt" style:font-size-asian="12pt" style:font-size-complex="12pt"/>
    </style:style>
    <style:style style:name="P29" style:family="paragraph" style:parent-style-name="Standard">
      <style:paragraph-properties fo:text-align="start" style:justify-single-word="false" style:writing-mode="lr-tb"/>
      <style:text-properties style:font-name="Liberation Serif" fo:font-size="12pt" style:font-size-asian="12pt" style:font-size-complex="12pt"/>
    </style:style>
    <style:style style:name="P30" style:family="paragraph" style:parent-style-name="Standard">
      <style:paragraph-properties fo:text-align="start" style:justify-single-word="false" style:writing-mode="lr-tb"/>
      <style:text-properties style:font-name="Liberation Serif" fo:font-size="12pt" style:text-underline-style="none" fo:font-weight="bold" style:font-size-asian="12pt" style:font-weight-asian="bold" style:font-size-complex="12pt" style:font-weight-complex="bold"/>
    </style:style>
    <style:style style:name="P31" style:family="paragraph" style:parent-style-name="Standard">
      <style:paragraph-properties fo:text-align="start" style:justify-single-word="false" style:snap-to-layout-grid="false" style:writing-mode="lr-tb"/>
      <style:text-properties style:font-name="Liberation Serif" fo:font-size="12pt" style:text-underline-style="none" fo:font-weight="bold" style:font-size-asian="12pt" style:font-weight-asian="bold" style:font-size-complex="12pt" style:font-weight-complex="bold"/>
    </style:style>
    <style:style style:name="P32" style:family="paragraph" style:parent-style-name="Standard">
      <style:paragraph-properties fo:text-align="start" style:justify-single-word="false" style:snap-to-layout-grid="false" style:writing-mode="lr-tb"/>
      <style:text-properties style:font-name="Liberation Serif" fo:font-size="12pt" style:text-underline-style="none"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snap-to-layout-grid="false" style:writing-mode="lr-tb"/>
      <style:text-properties style:font-name="Liberation Serif" fo:font-size="12pt" fo:background-color="#0000ff" style:font-size-asian="12pt" style:font-size-complex="12pt"/>
    </style:style>
    <style:style style:name="P34" style:family="paragraph" style:parent-style-name="Standard">
      <style:paragraph-properties fo:text-align="start" style:justify-single-word="false" style:snap-to-layout-grid="false" style:writing-mode="lr-tb"/>
      <style:text-properties style:font-name="Liberation Serif" fo:font-size="12pt" style:text-underline-style="solid" style:text-underline-width="auto" style:text-underline-color="font-color" style:font-size-asian="12pt" style:font-size-complex="12pt"/>
    </style:style>
    <style:style style:name="P35" style:family="paragraph" style:parent-style-name="Standard">
      <style:paragraph-properties fo:text-align="start" style:justify-single-word="false" style:writing-mode="lr-tb"/>
      <style:text-properties style:font-name="Liberation Serif" style:text-underline-style="none" fo:font-weight="normal" style:font-weight-asian="normal" style:font-weight-complex="normal"/>
    </style:style>
    <style:style style:name="P36" style:family="paragraph" style:parent-style-name="Standard">
      <style:paragraph-properties fo:text-align="start" style:justify-single-word="false" style:snap-to-layout-grid="false" style:writing-mode="lr-tb"/>
      <style:text-properties style:font-name="Liberation Serif" style:text-underline-style="none"/>
    </style:style>
    <style:style style:name="P37" style:family="paragraph" style:parent-style-name="Standard">
      <style:paragraph-properties fo:text-align="start" style:justify-single-word="false" style:snap-to-layout-grid="false" style:writing-mode="lr-tb"/>
      <style:text-properties style:font-name="Liberation Serif"/>
    </style:style>
    <style:style style:name="P38" style:family="paragraph" style:parent-style-name="Standard">
      <style:paragraph-properties fo:text-align="start" style:justify-single-word="false" style:writing-mode="lr-tb"/>
      <style:text-properties style:font-name="Liberation Mono" fo:font-size="12pt" style:font-size-asian="12pt" style:font-size-complex="12pt"/>
    </style:style>
    <style:style style:name="P39" style:family="paragraph" style:parent-style-name="Standard">
      <style:paragraph-properties fo:text-align="start" style:justify-single-word="false" style:writing-mode="lr-tb"/>
      <style:text-properties style:font-name="Liberation Mono" style:text-underline-style="none" fo:font-weight="normal" style:font-weight-asian="normal" style:font-weight-complex="normal"/>
    </style:style>
    <style:style style:name="P40" style:family="paragraph" style:parent-style-name="Standard">
      <style:paragraph-properties fo:text-align="start" style:justify-single-word="false" style:snap-to-layout-grid="false" style:writing-mode="lr-tb"/>
      <style:text-properties style:font-name="Liberation Mono" style:text-underline-style="none" fo:font-weight="normal" style:font-weight-asian="normal" style:font-weight-complex="normal"/>
    </style:style>
    <style:style style:name="P41" style:family="paragraph" style:parent-style-name="Standard">
      <style:paragraph-properties fo:text-align="start" style:justify-single-word="false" style:snap-to-layout-grid="false" style:writing-mode="lr-tb"/>
      <style:text-properties style:font-name="Liberation Mono" style:text-underline-style="none"/>
    </style:style>
    <style:style style:name="P42" style:family="paragraph" style:parent-style-name="Standard">
      <style:paragraph-properties fo:text-align="start" style:justify-single-word="false" style:snap-to-layout-grid="false" style:writing-mode="lr-tb"/>
      <style:text-properties style:font-name="Liberation Mono" fo:background-color="transparent"/>
    </style:style>
    <style:style style:name="P43" style:family="paragraph" style:parent-style-name="Standard">
      <style:paragraph-properties fo:text-align="start" style:justify-single-word="false" style:writing-mode="lr-tb"/>
    </style:style>
    <style:style style:name="P44" style:family="paragraph" style:parent-style-name="Standard">
      <style:paragraph-properties fo:text-align="start" style:justify-single-word="false" style:snap-to-layout-grid="false" style:writing-mode="lr-tb"/>
    </style:style>
    <style:style style:name="P45" style:family="paragraph" style:parent-style-name="Standard">
      <style:paragraph-properties fo:text-align="start" style:justify-single-word="false" style:snap-to-layout-grid="false" style:writing-mode="lr-tb"/>
      <style:text-properties style:text-underline-style="solid" style:text-underline-width="auto" style:text-underline-color="font-color" fo:font-weight="normal" style:font-weight-asian="normal" style:font-weight-complex="normal"/>
    </style:style>
    <style:style style:name="P46" style:family="paragraph" style:parent-style-name="Standard">
      <style:paragraph-properties fo:text-align="start" style:justify-single-word="false" style:snap-to-layout-grid="false" style:writing-mode="lr-tb"/>
      <style:text-properties style:text-underline-style="none"/>
    </style:style>
    <style:style style:name="P47" style:family="paragraph" style:parent-style-name="Standard">
      <style:paragraph-properties fo:text-align="center" style:justify-single-word="false" style:writing-mode="lr-tb"/>
      <style:text-properties fo:font-weight="bold" style:font-weight-asian="bold" style:font-weight-complex="bold"/>
    </style:style>
    <style:style style:name="P48" style:family="paragraph" style:parent-style-name="Standard">
      <style:paragraph-properties fo:text-align="center" style:justify-single-word="false" style:writing-mode="lr-tb"/>
      <style:text-properties fo:font-size="24pt" fo:font-style="italic" style:font-size-asian="24pt" style:font-style-asian="italic" style:font-size-complex="24pt" style:font-style-complex="italic"/>
    </style:style>
    <style:style style:name="P49" style:family="paragraph" style:parent-style-name="Standard">
      <style:paragraph-properties fo:text-align="center" style:justify-single-word="false" style:writing-mode="lr-tb"/>
    </style:style>
    <style:style style:name="P50" style:family="paragraph" style:parent-style-name="Preformatted_20_Text">
      <style:paragraph-properties fo:text-align="start" style:justify-single-word="false" style:writing-mode="lr-tb"/>
      <style:text-properties fo:font-size="12pt" style:font-size-asian="12pt" style:font-size-complex="12pt"/>
    </style:style>
    <style:style style:name="P51" style:family="paragraph" style:parent-style-name="Preformatted_20_Text">
      <style:paragraph-properties fo:text-align="start" style:justify-single-word="false" style:writing-mode="lr-tb"/>
      <style:text-properties fo:font-size="12pt" fo:background-color="#ff0000" style:font-size-asian="12pt" style:font-size-complex="12pt"/>
    </style:style>
    <style:style style:name="P52" style:family="paragraph" style:parent-style-name="Preformatted_20_Text">
      <style:paragraph-properties fo:text-align="start" style:justify-single-word="false" style:writing-mode="lr-tb"/>
      <style:text-properties fo:font-size="12pt" fo:background-color="#0000ff" style:font-size-asian="12pt" style:font-size-complex="12pt"/>
    </style:style>
    <style:style style:name="P53" style:family="paragraph" style:parent-style-name="Preformatted_20_Text">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Preformatted_20_Text">
      <style:paragraph-properties fo:text-align="start" style:justify-single-word="false" style:writing-mode="lr-tb"/>
      <style:text-properties style:font-name="Liberation Mono" fo:font-size="12pt" style:font-size-asian="12pt" style:font-size-complex="12pt"/>
    </style:style>
    <style:style style:name="P55" style:family="paragraph" style:parent-style-name="Preformatted_20_Text">
      <style:paragraph-properties fo:text-align="start" style:justify-single-word="false" style:snap-to-layout-grid="false" style:writing-mode="lr-tb"/>
      <style:text-properties style:font-name="Liberation Mono" fo:font-size="12pt" style:text-underline-style="none" fo:font-weight="normal" style:font-size-asian="12pt" style:font-weight-asian="normal" style:font-size-complex="12pt" style:font-weight-complex="normal"/>
    </style:style>
    <style:style style:name="P56" style:family="paragraph" style:parent-style-name="Preformatted_20_Text">
      <style:paragraph-properties fo:text-align="start" style:justify-single-word="false" style:writing-mode="lr-tb"/>
      <style:text-properties style:font-name="Liberation Serif" fo:font-size="12pt" fo:background-color="#ff0000" style:font-size-asian="12pt" style:font-size-complex="12pt"/>
    </style:style>
    <style:style style:name="P57"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58" style:family="paragraph" style:parent-style-name="Preformatted_20_Text">
      <style:paragraph-properties fo:text-align="justify" style:justify-single-word="false" style:writing-mode="lr-tb"/>
      <style:text-properties style:font-name="Liberation Serif" fo:font-size="12pt" style:font-size-asian="12pt" style:font-size-complex="12pt"/>
    </style:style>
    <style:style style:name="P59" style:family="paragraph" style:parent-style-name="Preformatted_20_Text">
      <style:paragraph-properties fo:text-align="start" style:justify-single-word="false" style:writing-mode="lr-tb"/>
      <style:text-properties style:font-name="Liberation Serif" fo:font-size="12pt" style:text-underline-style="none" fo:font-weight="normal" fo:background-color="#ff0000" style:font-size-asian="12pt" style:font-weight-asian="normal" style:font-size-complex="12pt" style:font-weight-complex="normal"/>
    </style:style>
    <style:style style:name="P60" style:family="paragraph" style:parent-style-name="Preformatted_20_Text">
      <style:paragraph-properties fo:text-align="start" style:justify-single-word="false" style:writing-mode="lr-tb"/>
      <style:text-properties style:font-name="Liberation Serif" fo:font-size="12pt" fo:background-color="transparent" style:font-size-asian="12pt" style:font-size-complex="12pt"/>
    </style:style>
    <style:style style:name="P61" style:family="paragraph" style:parent-style-name="Preformatted_20_Text">
      <style:paragraph-properties fo:text-align="justify" style:justify-single-word="false" style:writing-mode="lr-tb"/>
      <style:text-properties style:font-name="Liberation Serif" fo:font-size="12pt" fo:background-color="transparent" style:font-size-asian="12pt" style:font-size-complex="12pt"/>
    </style:style>
    <style:style style:name="P62" style:family="paragraph" style:parent-style-name="Preformatted_20_Text">
      <style:paragraph-properties fo:text-align="start" style:justify-single-word="false" style:writing-mode="lr-tb"/>
    </style:style>
    <style:style style:name="P63" style:family="paragraph" style:parent-style-name="Preformatted_20_Text">
      <style:paragraph-properties fo:text-align="start" style:justify-single-word="false" style:writing-mode="lr-tb"/>
      <style:text-properties fo:font-size="13pt" style:font-size-asian="13pt" style:font-size-complex="13pt"/>
    </style:style>
    <style:style style:name="P64" style:family="paragraph" style:parent-style-name="Preformatted_20_Text">
      <style:paragraph-properties fo:text-align="center" style:justify-single-word="false" style:writing-mode="lr-tb"/>
      <style:text-properties fo:font-size="10pt" style:font-size-asian="10pt" style:font-size-complex="10pt"/>
    </style:style>
    <style:style style:name="P65" style:family="paragraph" style:parent-style-name="Preformatted_20_Text">
      <style:paragraph-properties fo:text-align="center" style:justify-single-word="false" style:writing-mode="lr-tb"/>
    </style:style>
    <style:style style:name="P66" style:family="paragraph" style:parent-style-name="Text_20_body">
      <style:paragraph-properties fo:text-align="justify" style:justify-single-word="false" style:writing-mode="lr-tb"/>
    </style:style>
    <style:style style:name="P67" style:family="paragraph" style:parent-style-name="Text_20_body">
      <style:paragraph-properties fo:text-align="start" style:justify-single-word="false" style:writing-mode="lr-tb"/>
    </style:style>
    <style:style style:name="P68" style:family="paragraph" style:parent-style-name="Text_20_body">
      <style:paragraph-properties fo:text-align="start" style:justify-single-word="false" style:writing-mode="lr-tb"/>
      <style:text-properties style:text-underline-style="solid" style:text-underline-width="auto" style:text-underline-color="font-color"/>
    </style:style>
    <style:style style:name="P69" style:family="paragraph" style:parent-style-name="Text_20_body">
      <style:paragraph-properties fo:text-align="start" style:justify-single-word="false" style:writing-mode="lr-tb"/>
      <style:text-properties fo:font-size="12pt" style:font-size-asian="12pt" style:font-size-complex="12pt"/>
    </style:style>
    <style:style style:name="P70" style:family="paragraph" style:parent-style-name="Text_20_body">
      <style:paragraph-properties fo:text-align="justify" style:justify-single-word="false" style:writing-mode="lr-tb"/>
      <style:text-properties fo:font-size="12pt" style:font-size-asian="12pt" style:font-size-complex="12pt"/>
    </style:style>
    <style:style style:name="P71" style:family="paragraph" style:parent-style-name="Text_20_body">
      <style:paragraph-properties fo:text-align="start" style:justify-single-word="false" style:writing-mode="lr-tb"/>
      <style:text-properties fo:font-size="12pt" fo:background-color="#ff0000" style:font-size-asian="12pt" style:font-size-complex="12pt"/>
    </style:style>
    <style:style style:name="P72" style:family="paragraph" style:parent-style-name="Text_20_body">
      <style:paragraph-properties fo:text-align="justify" style:justify-single-word="false" style:writing-mode="lr-tb"/>
      <style:text-properties style:font-name="Times New Roman1" style:font-name-asian="Lucida Sans Unicode" style:font-name-complex="Tahoma"/>
    </style:style>
    <style:style style:name="P73" style:family="paragraph" style:parent-style-name="Text_20_body">
      <style:paragraph-properties fo:text-align="start" style:justify-single-word="false" style:writing-mode="lr-tb"/>
      <style:text-properties style:font-name="Times New Roman1" fo:font-weight="normal" style:font-name-asian="Lucida Sans Unicode" style:font-weight-asian="normal" style:font-name-complex="Tahoma" style:font-weight-complex="normal"/>
    </style:style>
    <style:style style:name="P74" style:family="paragraph" style:parent-style-name="Text_20_body">
      <style:paragraph-properties fo:text-align="justify" style:justify-single-word="false" style:writing-mode="lr-tb"/>
      <style:text-properties style:font-name="Times New Roman1" fo:font-weight="normal" style:font-name-asian="Lucida Sans Unicode" style:font-weight-asian="normal" style:font-name-complex="Tahoma" style:font-weight-complex="normal"/>
    </style:style>
    <style:style style:name="P75" style:family="paragraph" style:parent-style-name="Text_20_body">
      <style:paragraph-properties fo:text-align="start" style:justify-single-word="false" style:writing-mode="lr-tb"/>
      <style:text-properties style:font-name="Liberation Serif" fo:font-size="12pt" style:text-underline-style="none" fo:font-weight="normal" fo:background-color="transparent" style:font-size-asian="12pt" style:font-weight-asian="normal" style:font-size-complex="12pt" style:font-weight-complex="normal"/>
    </style:style>
    <style:style style:name="P76" style:family="paragraph" style:parent-style-name="Standard">
      <style:paragraph-properties fo:margin-left="0.4925in" fo:margin-right="0in" fo:text-align="start" style:justify-single-word="false" fo:text-indent="0in" style:auto-text-indent="false" style:snap-to-layout-grid="false" style:writing-mode="lr-tb"/>
      <style:text-properties style:text-underline-style="none"/>
    </style:style>
    <style:style style:name="P77" style:family="paragraph" style:parent-style-name="Standard">
      <style:paragraph-properties fo:margin-left="0.4925in" fo:margin-right="0in" fo:text-align="justify" style:justify-single-word="false" fo:text-indent="0in" style:auto-text-indent="false" style:snap-to-layout-grid="false" style:writing-mode="lr-tb"/>
      <style:text-properties style:text-underline-style="none" fo:background-color="transparent"/>
    </style:style>
    <style:style style:name="P78" style:family="paragraph" style:parent-style-name="Standard">
      <style:paragraph-properties fo:margin-left="0.4925in" fo:margin-right="0in" fo:text-align="justify" style:justify-single-word="false" fo:text-indent="0in" style:auto-text-indent="false" style:snap-to-layout-grid="false" style:writing-mode="lr-tb"/>
      <style:text-properties style:text-underline-style="none"/>
    </style:style>
    <style:style style:name="P79" style:family="paragraph" style:parent-style-name="Standard">
      <style:paragraph-properties fo:margin-left="0.4925in" fo:margin-right="0in" fo:text-align="start" style:justify-single-word="false" fo:text-indent="0in" style:auto-text-indent="false" style:writing-mode="lr-tb"/>
    </style:style>
    <style:style style:name="P80" style:family="paragraph" style:parent-style-name="Standard">
      <style:paragraph-properties fo:margin-left="0.4925in" fo:margin-right="0in" fo:text-align="start" style:justify-single-word="false" fo:text-indent="0in" style:auto-text-indent="false" style:snap-to-layout-grid="false" style:writing-mode="lr-tb"/>
    </style:style>
    <style:style style:name="P81" style:family="paragraph" style:parent-style-name="Standard">
      <style:paragraph-properties fo:margin-left="0.4925in" fo:margin-right="0in" fo:text-align="start" style:justify-single-word="false" fo:text-indent="0in" style:auto-text-indent="false" style:snap-to-layout-grid="false" style:writing-mode="lr-tb"/>
      <style:text-properties fo:font-size="12pt" style:font-size-asian="12pt" style:font-size-complex="12pt"/>
    </style:style>
    <style:style style:name="P82" style:family="paragraph" style:parent-style-name="Standard">
      <style:paragraph-properties fo:margin-left="0.4925in" fo:margin-right="0in" fo:text-align="start" style:justify-single-word="false" fo:text-indent="0in" style:auto-text-indent="false" style:snap-to-layout-grid="false" style:writing-mode="lr-tb"/>
      <style:text-properties style:font-name="Liberation Serif" fo:background-color="transparent"/>
    </style:style>
    <style:style style:name="P83" style:family="paragraph" style:parent-style-name="Standard">
      <style:paragraph-properties fo:margin-left="0.4925in" fo:margin-right="0in" fo:text-align="start" style:justify-single-word="false" fo:text-indent="0in" style:auto-text-indent="false" style:snap-to-layout-grid="false" style:writing-mode="lr-tb"/>
      <style:text-properties style:font-name="Liberation Serif"/>
    </style:style>
    <style:style style:name="P84" style:family="paragraph" style:parent-style-name="Standard">
      <style:paragraph-properties fo:margin-left="0.4925in" fo:margin-right="0in" fo:text-align="start" style:justify-single-word="false" fo:text-indent="0in" style:auto-text-indent="false" style:snap-to-layout-grid="false" style:writing-mode="lr-tb"/>
      <style:text-properties style:font-name="Liberation Serif" style:text-underline-style="none"/>
    </style:style>
    <style:style style:name="P85" style:family="paragraph" style:parent-style-name="Standard">
      <style:paragraph-properties fo:margin-left="0.4925in" fo:margin-right="0in" fo:text-align="start" style:justify-single-word="false" fo:text-indent="0in" style:auto-text-indent="false" style:writing-mode="lr-tb"/>
      <style:text-properties style:font-name="Liberation Serif" style:text-underline-style="none" fo:font-weight="normal" style:font-weight-asian="normal" style:font-weight-complex="normal"/>
    </style:style>
    <style:style style:name="P86" style:family="paragraph" style:parent-style-name="Standard">
      <style:paragraph-properties fo:margin-left="0.4925in" fo:margin-right="0in" fo:text-align="start" style:justify-single-word="false" fo:text-indent="0in" style:auto-text-indent="false" style:snap-to-layout-grid="false" style:writing-mode="lr-tb"/>
      <style:text-properties style:font-name="Liberation Serif" style:text-underline-style="none" fo:font-weight="normal" style:font-weight-asian="normal" style:font-weight-complex="normal"/>
    </style:style>
    <style:style style:name="P87" style:family="paragraph" style:parent-style-name="Standard">
      <style:paragraph-properties fo:margin-left="0.4925in" fo:margin-right="0in" fo:text-align="start" style:justify-single-word="false" fo:text-indent="0in" style:auto-text-indent="false" style:snap-to-layout-grid="false" style:writing-mode="lr-tb"/>
      <style:text-properties style:font-name="Liberation Mono" style:text-underline-style="none"/>
    </style:style>
    <style:style style:name="P88" style:family="paragraph" style:parent-style-name="Standard">
      <style:paragraph-properties fo:margin-left="0.4925in" fo:margin-right="0in" fo:text-align="start" style:justify-single-word="false" fo:text-indent="0in" style:auto-text-indent="false" style:snap-to-layout-grid="false" style:writing-mode="lr-tb"/>
      <style:text-properties style:font-name="Liberation Mono" style:text-underline-style="none" fo:font-weight="normal" style:font-weight-asian="normal" style:font-weight-complex="normal"/>
    </style:style>
    <style:style style:name="P89" style:family="paragraph" style:parent-style-name="Standard">
      <style:paragraph-properties fo:margin-left="0.4925in" fo:margin-right="0in" fo:text-align="start" style:justify-single-word="false" fo:text-indent="0in" style:auto-text-indent="false" style:snap-to-layout-grid="false" style:writing-mode="lr-tb"/>
      <style:text-properties style:use-window-font-color="true" fo:background-color="transparent"/>
    </style:style>
    <style:style style:name="P90" style:family="paragraph" style:parent-style-name="Preformatted_20_Text">
      <style:paragraph-properties fo:margin-left="0.4925in" fo:margin-right="0in" fo:text-align="start" style:justify-single-word="false" fo:text-indent="0in" style:auto-text-indent="false" style:writing-mode="lr-tb"/>
      <style:text-properties style:font-name="Liberation Serif" fo:font-size="12pt" style:font-size-asian="12pt" style:font-size-complex="12pt"/>
    </style:style>
    <style:style style:name="P91" style:family="paragraph" style:parent-style-name="Text_20_body">
      <style:paragraph-properties fo:margin-left="0.4925in" fo:margin-right="0in" fo:text-align="start" style:justify-single-word="false" fo:text-indent="0in" style:auto-text-indent="false" style:writing-mode="lr-tb"/>
    </style:style>
    <style:style style:name="P92" style:family="paragraph" style:parent-style-name="Text_20_body">
      <style:paragraph-properties fo:margin-left="0.4925in" fo:margin-right="0in" fo:text-align="start" style:justify-single-word="false" fo:text-indent="0in" style:auto-text-indent="false" style:writing-mode="lr-tb"/>
      <style:text-properties style:font-name="Liberation Serif"/>
    </style:style>
    <style:style style:name="P93" style:family="paragraph" style:parent-style-name="Standard">
      <style:paragraph-properties fo:margin-left="0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94" style:family="paragraph" style:parent-style-name="Standard">
      <style:paragraph-properties fo:margin-left="0in" fo:margin-right="0in" fo:text-align="start" style:justify-single-word="false" fo:text-indent="0in" style:auto-text-indent="false" style:writing-mode="lr-tb"/>
      <style:text-properties fo:font-weight="normal" fo:background-color="transparent" style:font-weight-asian="normal" style:font-weight-complex="normal"/>
    </style:style>
    <style:style style:name="P95" style:family="paragraph" style:parent-style-name="Standard">
      <style:paragraph-properties fo:margin-left="0in" fo:margin-right="0in" fo:text-align="start" style:justify-single-word="false" fo:text-indent="0in" style:auto-text-indent="false" style:snap-to-layout-grid="false" style:writing-mode="lr-tb"/>
      <style:text-properties style:font-name="Liberation Mono" style:text-underline-style="none" fo:font-weight="normal" style:font-weight-asian="normal" style:font-weight-complex="normal"/>
    </style:style>
    <style:style style:name="P96" style:family="paragraph" style:parent-style-name="Text_20_body">
      <style:paragraph-properties fo:margin-left="0in" fo:margin-right="0in" fo:text-align="justify" style:justify-single-word="false" fo:text-indent="0in" style:auto-text-indent="false" style:writing-mode="lr-tb"/>
    </style:style>
    <style:style style:name="P97" style:family="paragraph" style:parent-style-name="Text_20_body">
      <style:paragraph-properties fo:margin-top="0in" fo:margin-bottom="0in" fo:text-align="start" style:justify-single-word="false" style:writing-mode="lr-tb"/>
    </style:style>
    <style:style style:name="P98" style:family="paragraph" style:parent-style-name="Text_20_body">
      <style:paragraph-properties fo:margin-top="0in" fo:margin-bottom="0in" fo:text-align="start" style:justify-single-word="false" style:writing-mode="lr-tb"/>
      <style:text-properties fo:font-size="12pt" style:font-size-asian="12pt" style:font-size-complex="12pt"/>
    </style:style>
    <style:style style:name="P99" style:family="paragraph" style:parent-style-name="Preformatted_20_Text">
      <style:paragraph-properties fo:margin-top="0in" fo:margin-bottom="0.1965in" fo:text-align="center" style:justify-single-word="false" style:writing-mode="lr-tb"/>
    </style:style>
    <style:style style:name="P100" style:family="paragraph" style:parent-style-name="Preformatted_20_Text">
      <style:paragraph-properties fo:margin-top="0in" fo:margin-bottom="0.1965in" fo:text-align="start" style:justify-single-word="false"/>
      <style:text-properties style:font-name="Liberation Mono" fo:font-size="8pt" style:font-size-asian="8pt" style:font-size-complex="8pt"/>
    </style:style>
    <style:style style:name="P101" style:family="paragraph" style:parent-style-name="Preformatted_20_Text">
      <style:paragraph-properties fo:text-align="start" style:justify-single-word="false"/>
      <style:text-properties style:font-name="Liberation Mono" fo:font-size="8pt" style:font-name-asian="Liberation Mono" style:font-size-asian="8pt" style:font-name-complex="Liberation Mono" style:font-size-complex="8pt"/>
    </style:style>
    <style:style style:name="P102" style:family="paragraph" style:parent-style-name="Preformatted_20_Text">
      <style:paragraph-properties fo:text-align="start" style:justify-single-word="false"/>
      <style:text-properties style:font-name="Liberation Mono" fo:font-size="8pt" style:font-size-asian="8pt" style:font-size-complex="8pt"/>
    </style:style>
    <style:style style:name="P103" style:family="paragraph" style:parent-style-name="Heading_20_2" style:list-style-name="L3">
      <style:paragraph-properties fo:margin-left="0in" fo:margin-right="0in" fo:text-align="start" style:justify-single-word="false" fo:text-indent="0in" style:auto-text-indent="false" style:writing-mode="lr-tb"/>
    </style:style>
    <style:style style:name="P104" style:family="paragraph" style:parent-style-name="Heading_20_2">
      <style:paragraph-properties fo:text-align="start" style:justify-single-word="false" style:writing-mode="lr-tb"/>
      <style:text-properties style:font-name="Arial" style:font-name-asian="Lucida Sans Unicode" style:font-name-complex="Tahoma"/>
    </style:style>
    <style:style style:name="P105" style:family="paragraph" style:parent-style-name="Heading_20_2" style:list-style-name="L3">
      <style:paragraph-properties fo:text-align="start" style:justify-single-word="false" style:writing-mode="lr-tb"/>
      <style:text-properties style:font-name="Arial" style:font-name-asian="Lucida Sans Unicode" style:font-name-complex="Tahoma"/>
    </style:style>
    <style:style style:name="P106" style:family="paragraph" style:parent-style-name="Heading_20_2">
      <style:paragraph-properties fo:text-align="start" style:justify-single-word="false" style:writing-mode="lr-tb"/>
    </style:style>
    <style:style style:name="P107" style:family="paragraph" style:parent-style-name="Heading_20_2">
      <style:paragraph-properties fo:margin-top="0.1665in" fo:margin-bottom="0.0835in" fo:text-align="start" style:justify-single-word="false" style:writing-mode="lr-tb"/>
    </style:style>
    <style:style style:name="P108" style:family="paragraph" style:parent-style-name="Heading_20_2">
      <style:paragraph-properties fo:margin-top="0.1665in" fo:margin-bottom="0.0835in" fo:text-align="start" style:justify-single-word="false" style:writing-mode="lr-tb"/>
      <style:text-properties style:font-name="Arial" style:font-name-asian="Lucida Sans Unicode" style:font-name-complex="Tahoma"/>
    </style:style>
    <style:style style:name="P109" style:family="paragraph" style:parent-style-name="Heading_20_2">
      <style:paragraph-properties fo:margin-top="0.1665in" fo:margin-bottom="0.0835in" fo:text-align="start" style:justify-single-word="false" fo:keep-with-next="always" style:writing-mode="lr-tb"/>
    </style:style>
    <style:style style:name="P110" style:family="paragraph" style:parent-style-name="Heading_20_2">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111" style:family="paragraph" style:parent-style-name="Heading_20_3">
      <style:paragraph-properties fo:text-align="start" style:justify-single-word="false" style:writing-mode="lr-tb"/>
    </style:style>
    <style:style style:name="P112" style:family="paragraph" style:parent-style-name="Heading_20_3" style:list-style-name="L4">
      <style:paragraph-properties fo:text-align="start" style:justify-single-word="false" style:writing-mode="lr-tb"/>
    </style:style>
    <style:style style:name="P113" style:family="paragraph" style:parent-style-name="Heading_20_3" style:list-style-name="L3">
      <style:paragraph-properties fo:text-align="start" style:justify-single-word="false" style:writing-mode="lr-tb"/>
    </style:style>
    <style:style style:name="P114" style:family="paragraph" style:parent-style-name="Heading_20_3" style:list-style-name="L4">
      <style:paragraph-properties fo:text-align="start" style:justify-single-word="false" style:writing-mode="lr-tb"/>
      <style:text-properties fo:font-weight="bold" style:font-weight-asian="bold" style:font-weight-complex="bold"/>
    </style:style>
    <style:style style:name="P115" style:family="paragraph" style:parent-style-name="Heading_20_3">
      <style:paragraph-properties fo:text-align="start" style:justify-single-word="false" style:writing-mode="lr-tb"/>
      <style:text-properties style:font-name="Arial" style:font-name-asian="Lucida Sans Unicode" style:font-name-complex="Tahoma"/>
    </style:style>
    <style:style style:name="P116" style:family="paragraph" style:parent-style-name="Heading_20_3" style:list-style-name="L4">
      <style:paragraph-properties fo:margin-left="0in" fo:margin-right="0in" fo:text-align="start" style:justify-single-word="false" fo:text-indent="0in" style:auto-text-indent="false" style:writing-mode="lr-tb"/>
    </style:style>
    <style:style style:name="P117" style:family="paragraph" style:parent-style-name="Heading_20_3" style:list-style-name="L3">
      <style:paragraph-properties fo:margin-left="0in" fo:margin-right="0in" fo:text-align="start" style:justify-single-word="false" fo:text-indent="0in" style:auto-text-indent="false" style:writing-mode="lr-tb"/>
      <style:text-properties style:font-name="Arial" fo:font-size="12pt" fo:font-style="normal" style:text-underline-style="none"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18" style:family="paragraph" style:parent-style-name="Heading_20_3" style:list-style-name="L3">
      <style:paragraph-properties fo:margin-left="0in" fo:margin-right="0in" fo:margin-top="0.1665in" fo:margin-bottom="0.0835in" fo:text-align="start" style:justify-single-word="false" fo:text-indent="0in" style:auto-text-indent="false" fo:keep-with-next="always" style:writing-mode="lr-tb"/>
      <style:text-properties style:font-name="Arial" fo:font-size="12pt" fo:font-style="normal" style:text-underline-style="none" fo:background-color="transparent" style:font-name-asian="Lucida Sans Unicode" style:font-size-asian="12pt" style:font-style-asian="normal" style:font-name-complex="Tahoma" style:font-size-complex="12pt" style:font-style-complex="normal"/>
    </style:style>
    <style:style style:name="P119" style:family="paragraph" style:parent-style-name="Heading_20_3">
      <style:paragraph-properties fo:margin-top="0.1665in" fo:margin-bottom="0.0835in" fo:text-align="start" style:justify-single-word="false" style:writing-mode="lr-tb"/>
    </style:style>
    <style:style style:name="P120" style:family="paragraph" style:parent-style-name="Heading_20_3">
      <style:paragraph-properties fo:margin-top="0.1665in" fo:margin-bottom="0.0835in" fo:text-align="start" style:justify-single-word="false" style:writing-mode="lr-tb"/>
      <style:text-properties style:font-name="Arial" style:font-name-asian="Lucida Sans Unicode" style:font-name-complex="Tahoma"/>
    </style:style>
    <style:style style:name="P121" style:family="paragraph" style:parent-style-name="Heading_20_3">
      <style:paragraph-properties fo:margin-top="0.1665in" fo:margin-bottom="0.0835in" fo:text-align="start" style:justify-single-word="false" fo:keep-with-next="always" style:writing-mode="lr-tb"/>
    </style:style>
    <style:style style:name="P122" style:family="paragraph" style:parent-style-name="Heading_20_3">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123" style:family="paragraph" style:parent-style-name="Heading_20_3">
      <style:paragraph-properties fo:margin-top="0.1665in" fo:margin-bottom="0.0835in" fo:text-align="start" style:justify-single-word="false" fo:break-before="page" fo:keep-with-next="always" style:writing-mode="lr-tb"/>
      <style:text-properties style:font-name="Arial" style:font-name-asian="Lucida Sans Unicode" style:font-name-complex="Tahoma"/>
    </style:style>
    <style:style style:name="P124" style:family="paragraph" style:parent-style-name="Heading_20_3">
      <style:paragraph-properties fo:text-align="start" style:justify-single-word="false" fo:break-before="page" style:writing-mode="lr-tb"/>
      <style:text-properties style:font-name="Arial" style:font-name-asian="Lucida Sans Unicode" style:font-name-complex="Tahoma"/>
    </style:style>
    <style:style style:name="P125" style:family="paragraph" style:parent-style-name="Contents_20_2">
      <style:paragraph-properties>
        <style:tab-stops>
          <style:tab-stop style:position="6.4957in" style:type="right" style:leader-style="dotted" style:leader-text="."/>
        </style:tab-stops>
      </style:paragraph-properties>
    </style:style>
    <style:style style:name="P126" style:family="paragraph" style:parent-style-name="Contents_20_3">
      <style:paragraph-properties>
        <style:tab-stops>
          <style:tab-stop style:position="6.2992in" style:type="right" style:leader-style="dotted" style:leader-text="."/>
        </style:tab-stops>
      </style:paragraph-properties>
    </style:style>
    <style:style style:name="P127"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128" style:family="paragraph" style:parent-style-name="Preformatted_20_Text" style:list-style-name="L10">
      <style:paragraph-properties fo:text-align="start" style:justify-single-word="false" style:writing-mode="lr-tb"/>
      <style:text-properties style:font-name="Liberation Serif" fo:font-size="12pt" style:font-size-asian="12pt" style:font-size-complex="12pt"/>
    </style:style>
    <style:style style:name="P129" style:family="paragraph" style:parent-style-name="Preformatted_20_Text" style:list-style-name="L10">
      <style:paragraph-properties fo:text-align="start" style:justify-single-word="false" style:writing-mode="lr-tb"/>
      <style:text-properties style:font-name="Liberation Serif" fo:font-size="12pt" style:text-underline-style="none" style:font-size-asian="12pt" style:font-size-complex="12pt"/>
    </style:style>
    <style:style style:name="P130" style:family="paragraph" style:parent-style-name="Preformatted_20_Text">
      <style:paragraph-properties fo:text-align="start" style:justify-single-word="false" style:writing-mode="lr-tb"/>
      <style:text-properties style:font-name="Liberation Serif" fo:font-size="12pt" fo:background-color="#ff0000" style:font-size-asian="12pt" style:font-size-complex="12pt"/>
    </style:style>
    <style:style style:name="P131" style:family="paragraph" style:parent-style-name="Preformatted_20_Text">
      <style:paragraph-properties fo:text-align="start" style:justify-single-word="false" style:writing-mode="lr-tb"/>
      <style:text-properties style:font-name="Liberation Mono" fo:font-size="12pt" style:font-size-asian="12pt" style:font-size-complex="12pt"/>
    </style:style>
    <style:style style:name="P132" style:family="paragraph" style:parent-style-name="Preformatted_20_Text" style:list-style-name="L10">
      <style:paragraph-properties fo:text-align="start" style:justify-single-word="false" style:writing-mode="lr-tb"/>
      <style:text-properties style:font-name="Liberation Mono" fo:font-size="12pt" style:font-size-asian="12pt" style:font-size-complex="12pt"/>
    </style:style>
    <style:style style:name="P133" style:family="paragraph" style:parent-style-name="Preformatted_20_Text" style:list-style-name="L11">
      <style:paragraph-properties fo:text-align="start" style:justify-single-word="false" style:writing-mode="lr-tb"/>
      <style:text-properties style:font-name="Liberation Mono" fo:font-size="12pt" style:text-underline-style="none" style:font-size-asian="12pt" style:font-size-complex="12pt"/>
    </style:style>
    <style:style style:name="P134" style:family="paragraph" style:parent-style-name="Preformatted_20_Text">
      <style:paragraph-properties fo:text-align="start" style:justify-single-word="false" style:writing-mode="lr-tb"/>
      <style:text-properties style:font-name="Liberation Mono" fo:font-size="12pt" fo:background-color="#ff0000" style:font-name-asian="Liberation Mono" style:font-size-asian="12pt" style:font-name-complex="Liberation Mono" style:font-size-complex="12pt"/>
    </style:style>
    <style:style style:name="P135" style:family="paragraph" style:parent-style-name="Preformatted_20_Text">
      <style:paragraph-properties fo:text-align="start" style:justify-single-word="false" style:writing-mode="lr-tb"/>
      <style:text-properties fo:font-size="12pt" style:font-size-asian="12pt" style:font-size-complex="12pt"/>
    </style:style>
    <style:style style:name="P136" style:family="paragraph" style:parent-style-name="Preformatted_20_Text">
      <style:paragraph-properties fo:text-align="start" style:justify-single-word="false" style:writing-mode="lr-tb"/>
    </style:style>
    <style:style style:name="P137" style:family="paragraph" style:parent-style-name="Preformatted_20_Text">
      <style:paragraph-properties fo:text-align="start" style:justify-single-word="false" style:writing-mode="lr-tb"/>
      <style:text-properties style:use-window-font-color="true" style:font-name="Times New Roman1" fo:font-size="12pt" fo:background-color="transparent" style:font-size-asian="12pt" style:font-size-complex="12pt"/>
    </style:style>
    <style:style style:name="P138" style:family="paragraph" style:parent-style-name="Preformatted_20_Text">
      <style:paragraph-properties fo:text-align="start" style:justify-single-word="false" style:writing-mode="lr-tb"/>
      <style:text-properties style:use-window-font-color="true" style:font-name="Times New Roman1" fo:font-size="12pt" fo:background-color="transparent" style:font-name-asian="Liberation Mono" style:font-size-asian="12pt" style:font-name-complex="Liberation Mono" style:font-size-complex="12pt"/>
    </style:style>
    <style:style style:name="P139" style:family="paragraph" style:parent-style-name="Preformatted_20_Text">
      <style:paragraph-properties fo:text-align="start" style:justify-single-word="false" style:writing-mode="lr-tb"/>
      <style:text-properties style:use-window-font-color="true" fo:font-size="12pt" fo:background-color="transparent" style:font-size-asian="12pt" style:font-size-complex="12pt"/>
    </style:style>
    <style:style style:name="P140" style:family="paragraph" style:parent-style-name="Preformatted_20_Text">
      <style:paragraph-properties fo:text-align="start" style:justify-single-word="false" style:writing-mode="lr-tb"/>
      <style:text-properties style:use-window-font-color="true" style:font-name="Liberation Mono" fo:font-size="12pt" fo:background-color="transparent" style:font-name-asian="Liberation Mono" style:font-size-asian="12pt" style:font-name-complex="Liberation Mono" style:font-size-complex="12pt"/>
    </style:style>
    <style:style style:name="P141" style:family="paragraph" style:parent-style-name="Preformatted_20_Text">
      <style:paragraph-properties fo:text-align="start" style:justify-single-word="false" style:writing-mode="lr-tb"/>
      <style:text-properties style:use-window-font-color="true" style:font-name="Liberation Mono" fo:font-size="12pt" style:text-underline-style="solid" style:text-underline-width="auto" style:text-underline-color="font-color" fo:background-color="transparent" style:font-name-asian="Liberation Mono" style:font-size-asian="12pt" style:font-name-complex="Liberation Mono" style:font-size-complex="12pt"/>
    </style:style>
    <style:style style:name="P142" style:family="paragraph" style:parent-style-name="Preformatted_20_Text" style:list-style-name="L1">
      <style:paragraph-properties fo:margin-left="0in" fo:margin-right="0in" fo:text-align="start" style:justify-single-word="false" fo:text-indent="0in" style:auto-text-indent="false" style:writing-mode="lr-tb"/>
      <style:text-properties style:font-name="Liberation Serif" fo:font-size="12pt" fo:background-color="#ff0000" style:font-name-asian="Liberation Serif" style:font-size-asian="12pt" style:font-name-complex="Liberation Serif" style:font-size-complex="12pt"/>
    </style:style>
    <style:style style:name="P143" style:family="paragraph" style:parent-style-name="Preformatted_20_Text">
      <style:paragraph-properties fo:text-align="start" style:justify-single-word="false" fo:background-color="transparent" style:writing-mode="lr-tb">
        <style:background-image/>
      </style:paragraph-properties>
      <style:text-properties style:use-window-font-color="true" fo:font-size="12pt" fo:background-color="transparent" style:font-size-asian="12pt" style:font-size-complex="12pt"/>
    </style:style>
    <style:style style:name="P144" style:family="paragraph" style:parent-style-name="Heading">
      <style:paragraph-properties fo:text-align="center" style:justify-single-word="false" style:writing-mode="lr-tb"/>
      <style:text-properties fo:font-size="18pt" fo:font-style="italic" style:font-size-asian="18pt" style:font-style-asian="italic" style:font-size-complex="18pt" style:font-style-complex="italic"/>
    </style:style>
    <style:style style:name="P145" style:family="paragraph" style:parent-style-name="Text_20_body" style:list-style-name="L2">
      <style:paragraph-properties fo:text-align="justify" style:justify-single-word="false" style:writing-mode="lr-tb"/>
    </style:style>
    <style:style style:name="P146" style:family="paragraph" style:parent-style-name="Text_20_body" style:list-style-name="L2">
      <style:paragraph-properties fo:margin-left="0in" fo:margin-right="0in" fo:text-align="justify" style:justify-single-word="false" fo:text-indent="-0.25in" style:auto-text-indent="false" style:writing-mode="lr-tb"/>
    </style:style>
    <style:style style:name="P147" style:family="paragraph" style:parent-style-name="Text_20_body" style:list-style-name="L8">
      <style:paragraph-properties fo:margin-top="0in" fo:margin-bottom="0in" fo:text-align="start" style:justify-single-word="false" style:writing-mode="lr-tb"/>
    </style:style>
    <style:style style:name="P148" style:family="paragraph" style:parent-style-name="Text_20_body" style:list-style-name="L9">
      <style:paragraph-properties fo:margin-top="0in" fo:margin-bottom="0in" fo:text-align="start" style:justify-single-word="false" style:writing-mode="lr-tb"/>
      <style:text-properties style:font-name="Liberation Serif" fo:font-size="12pt" style:font-size-asian="12pt" style:font-size-complex="12pt"/>
    </style:style>
    <style:style style:name="P149" style:family="paragraph" style:parent-style-name="Heading_20_1">
      <style:paragraph-properties fo:text-align="start" style:justify-single-word="false" style:writing-mode="lr-tb"/>
    </style:style>
    <style:style style:name="P150" style:family="paragraph" style:parent-style-name="Heading_20_1">
      <style:paragraph-properties fo:text-align="start" style:justify-single-word="false" fo:break-before="page" style:writing-mode="lr-tb"/>
    </style:style>
    <style:style style:name="P151" style:family="paragraph" style:parent-style-name="Heading_20_1">
      <style:paragraph-properties fo:margin-top="0.1665in" fo:margin-bottom="0.0835in" fo:text-align="start" style:justify-single-word="false" style:writing-mode="lr-tb"/>
      <style:text-properties style:font-name="Arial" style:font-name-asian="Lucida Sans Unicode" style:font-name-complex="Tahoma"/>
    </style:style>
    <style:style style:name="P152" style:family="paragraph" style:parent-style-name="Heading_20_1">
      <style:paragraph-properties fo:margin-top="0.1665in" fo:margin-bottom="0.0835in" fo:text-align="start" style:justify-single-word="false" style:writing-mode="lr-tb"/>
    </style:style>
    <style:style style:name="P153" style:family="paragraph" style:parent-style-name="Heading_20_1">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154" style:family="paragraph" style:parent-style-name="Heading_20_1">
      <style:paragraph-properties fo:margin-top="0.1665in" fo:margin-bottom="0.0835in" fo:text-align="start" style:justify-single-word="false" fo:break-before="page" style:writing-mode="lr-tb"/>
    </style:style>
    <style:style style:name="P155" style:family="paragraph" style:parent-style-name="Heading_20_1">
      <style:paragraph-properties fo:margin-left="0in" fo:margin-right="0in" fo:text-align="start" style:justify-single-word="false" fo:text-indent="0in" style:auto-text-indent="false" style:writing-mode="lr-tb"/>
    </style:style>
    <style:style style:name="P156" style:family="paragraph" style:parent-style-name="Contents_20_1">
      <style:paragraph-properties>
        <style:tab-stops>
          <style:tab-stop style:position="6.6925in" style:type="right" style:leader-style="dotted" style:leader-text="."/>
        </style:tab-stops>
      </style:paragraph-properties>
    </style:style>
    <style:style style:name="P157" style:family="paragraph" style:parent-style-name="Standard">
      <style:paragraph-properties fo:text-align="start" style:justify-single-word="false" style:writing-mode="lr-tb"/>
      <style:text-properties fo:font-size="12pt" style:font-size-asian="12pt" style:font-size-complex="12pt"/>
    </style:style>
    <style:style style:name="P158" style:family="paragraph" style:parent-style-name="Standard">
      <style:paragraph-properties fo:text-align="justify" style:justify-single-word="false" style:writing-mode="lr-tb"/>
    </style:style>
    <style:style style:name="P159" style:family="paragraph" style:parent-style-name="Standard" style:list-style-name="L6">
      <style:paragraph-properties fo:text-align="justify" style:justify-single-word="false" style:writing-mode="lr-tb"/>
    </style:style>
    <style:style style:name="P160" style:family="paragraph" style:parent-style-name="Standard" style:list-style-name="L1">
      <style:paragraph-properties fo:text-align="justify" style:justify-single-word="false" style:writing-mode="lr-tb"/>
    </style:style>
    <style:style style:name="P161" style:family="paragraph" style:parent-style-name="Standard" style:list-style-name="L1">
      <style:paragraph-properties fo:text-align="justify" style:justify-single-word="false" style:writing-mode="lr-tb"/>
      <style:text-properties style:text-underline-style="none" fo:font-weight="normal" style:font-weight-asian="normal" style:font-weight-complex="normal"/>
    </style:style>
    <style:style style:name="P162" style:family="paragraph" style:parent-style-name="Standard" style:list-style-name="L1">
      <style:paragraph-properties fo:text-align="justify" style:justify-single-word="false" style:writing-mode="lr-tb"/>
      <style:text-properties style:text-underline-style="none" fo:font-weight="bold" style:font-weight-asian="bold" style:font-weight-complex="bold"/>
    </style:style>
    <style:style style:name="P163" style:family="paragraph" style:parent-style-name="Standard">
      <style:paragraph-properties fo:text-align="start" style:justify-single-word="false" style:writing-mode="lr-tb"/>
      <style:text-properties style:font-name="Liberation Serif" fo:font-size="12pt" style:font-size-asian="12pt" style:font-size-complex="12pt"/>
    </style:style>
    <style:style style:name="P164" style:family="paragraph" style:parent-style-name="Standard">
      <style:paragraph-properties fo:text-align="start" style:justify-single-word="false" style:writing-mode="lr-tb"/>
      <style:text-properties style:font-name="Liberation Mono" fo:font-size="12pt" style:font-size-asian="12pt" style:font-size-complex="12pt"/>
    </style:style>
    <style:style style:name="P165" style:family="paragraph" style:parent-style-name="Standard">
      <style:paragraph-properties fo:text-align="start" style:justify-single-word="false" style:writing-mode="lr-tb"/>
      <style:text-properties style:use-window-font-color="true" fo:font-size="12pt" fo:background-color="#ff0000" style:font-size-asian="12pt" style:font-size-complex="12pt"/>
    </style:style>
    <style:style style:name="P166" style:family="paragraph" style:parent-style-name="Standard" style:list-style-name="L1">
      <style:paragraph-properties fo:margin-left="0.4925in" fo:margin-right="0in" fo:text-align="justify" style:justify-single-word="false" fo:text-indent="0in" style:auto-text-indent="false" style:writing-mode="lr-tb"/>
      <style:text-properties fo:background-color="#ff0000"/>
    </style:style>
    <style:style style:name="P167" style:family="paragraph" style:parent-style-name="Standard">
      <style:paragraph-properties fo:margin-left="0in" fo:margin-right="0in" fo:text-align="justify" style:justify-single-word="false" fo:text-indent="0in" style:auto-text-indent="false" style:writing-mode="lr-tb"/>
    </style:style>
    <style:style style:name="P168" style:family="paragraph" style:parent-style-name="Standard" style:list-style-name="L1">
      <style:paragraph-properties fo:margin-left="0in" fo:margin-right="0in" fo:text-align="justify" style:justify-single-word="false" fo:text-indent="0in" style:auto-text-indent="false" style:writing-mode="lr-tb"/>
    </style:style>
    <style:style style:name="P169" style:family="paragraph" style:parent-style-name="Standard">
      <style:paragraph-properties fo:margin-left="0in" fo:margin-right="0in" fo:text-align="start" style:justify-single-word="false" fo:text-indent="0in" style:auto-text-indent="false" style:writing-mode="lr-tb"/>
    </style:style>
    <style:style style:name="P170" style:family="paragraph" style:parent-style-name="Standard" style:list-style-name="L1">
      <style:paragraph-properties fo:margin-left="0in" fo:margin-right="0in" fo:text-align="start" style:justify-single-word="false" fo:text-indent="0in" style:auto-text-indent="false" style:writing-mode="lr-tb"/>
    </style:style>
    <style:style style:name="P171" style:family="paragraph" style:parent-style-name="Standard" style:list-style-name="L1">
      <style:paragraph-properties fo:margin-left="0in" fo:margin-right="0in" fo:text-align="justify" style:justify-single-word="false" fo:text-indent="0in" style:auto-text-indent="false" style:writing-mode="lr-tb"/>
      <style:text-properties fo:background-color="#ff0000"/>
    </style:style>
    <style:style style:name="P172" style:family="paragraph" style:parent-style-name="Standard" style:list-style-name="L1">
      <style:paragraph-properties fo:margin-left="0in" fo:margin-right="0in" fo:text-align="justify" style:justify-single-word="false" fo:text-indent="0in" style:auto-text-indent="false" style:writing-mode="lr-tb"/>
      <style:text-properties fo:background-color="transparent"/>
    </style:style>
    <style:style style:name="P173" style:family="paragraph" style:parent-style-name="Standard" style:list-style-name="L5">
      <style:paragraph-properties fo:margin-left="-0.4925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174" style:family="paragraph" style:parent-style-name="Standard">
      <style:paragraph-properties fo:margin-left="-0.4925in" fo:margin-right="0in" fo:text-align="justify" style:justify-single-word="false" fo:text-indent="0in" style:auto-text-indent="false" style:writing-mode="lr-tb"/>
    </style:style>
    <style:style style:name="P175" style:family="paragraph" style:parent-style-name="Standard" style:list-style-name="L7">
      <style:paragraph-properties fo:margin-left="-0.4925in" fo:margin-right="0in" fo:text-align="justify" style:justify-single-word="false" fo:text-indent="0in" style:auto-text-indent="false" style:writing-mode="lr-tb"/>
    </style:style>
    <style:style style:name="T1" style:family="text">
      <style:text-properties fo:color="#0000ff" fo:font-size="12pt" style:text-underline-style="solid" style:text-underline-width="auto" style:text-underline-color="font-color" fo:background-color="transparent" style:font-size-asian="12pt" style:font-size-complex="12pt"/>
    </style:style>
    <style:style style:name="T2" style:family="text">
      <style:text-properties style:use-window-font-color="true" fo:font-size="12pt" style:text-underline-style="solid" style:text-underline-width="auto" style:text-underline-color="font-color" fo:background-color="transparent" style:font-size-asian="12pt" style:font-size-complex="12pt"/>
    </style:style>
    <style:style style:name="T3" style:family="text">
      <style:text-properties fo:font-size="12pt" style:font-size-asian="12pt" style:font-size-complex="12pt"/>
    </style:style>
    <style:style style:name="T4" style:family="text">
      <style:text-properties style:font-name="Times New Roman1" fo:background-color="#ff0000"/>
    </style:style>
    <style:style style:name="T5" style:family="text">
      <style:text-properties style:text-underline-style="solid" style:text-underline-width="auto" style:text-underline-color="font-color" fo:background-color="#ff0000"/>
    </style:style>
    <style:style style:name="T6" style:family="text">
      <style:text-properties style:text-underline-style="solid" style:text-underline-width="auto" style:text-underline-color="font-color"/>
    </style:style>
    <style:style style:name="T7" style:family="text">
      <style:text-properties style:font-name="Liberation Mono" style:text-underline-style="solid" style:text-underline-width="auto" style:text-underline-color="font-color" fo:background-color="#ff0000" style:font-name-asian="Liberation Mono" style:font-name-complex="Liberation Mono"/>
    </style:style>
    <style:style style:name="T8" style:family="text">
      <style:text-properties fo:background-color="#ff0000"/>
    </style:style>
    <style:style style:name="T9" style:family="text">
      <style:text-properties style:font-name="Liberation Mono" fo:font-style="normal" fo:font-weight="normal" fo:background-color="#ff0000" style:font-name-asian="Liberation Mono" style:font-style-asian="normal" style:font-weight-asian="normal" style:font-name-complex="Liberation Mono" style:font-style-complex="normal" style:font-weight-complex="normal"/>
    </style:style>
    <style:style style:name="T10" style:family="text">
      <style:text-properties style:font-name="Times New Roman1" fo:font-size="12pt" fo:background-color="#ff0000" style:font-size-asian="12pt" style:font-size-complex="12pt"/>
    </style:style>
    <style:style style:name="T11" style:family="text">
      <style:text-properties style:font-name="Liberation Mono" fo:font-size="12pt" fo:background-color="#ff0000" style:font-size-asian="12pt" style:font-size-complex="12pt"/>
    </style:style>
    <style:style style:name="T12" style:family="text">
      <style:text-properties style:font-name="Liberation Serif" fo:font-size="12pt" fo:background-color="#ff0000" style:font-size-asian="12pt" style:font-size-complex="12pt"/>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style:font-name-asian="Liberation Serif" style:font-size-asian="12pt" style:font-name-complex="Liberation Serif" style:font-size-complex="12pt"/>
    </style:style>
    <style:style style:name="T15" style:family="text">
      <style:text-properties style:font-name="Liberation Serif" fo:font-size="12pt" fo:background-color="transparent" style:font-name-asian="Liberation Serif" style:font-size-asian="12pt" style:font-name-complex="Liberation Serif" style:font-size-complex="12pt"/>
    </style:style>
    <style:style style:name="T16" style:family="text">
      <style:text-properties style:font-name="Liberation Serif"/>
    </style:style>
    <style:style style:name="T17" style:family="text">
      <style:text-properties style:font-name-asian="Liberation Serif" style:font-name-complex="Liberation Serif"/>
    </style:style>
    <style:style style:name="T18" style:family="text">
      <style:text-properties style:font-name="Liberation Mono" fo:font-size="12pt" style:font-size-asian="12pt" style:font-size-complex="12pt"/>
    </style:style>
    <style:style style:name="T19" style:family="text">
      <style:text-properties fo:font-size="12pt" style:font-size-asian="12pt" style:font-size-complex="12pt"/>
    </style:style>
    <style:style style:name="T20" style:family="text">
      <style:text-properties style:font-name="Times New Roman1"/>
    </style:style>
    <style:style style:name="T21" style:family="text">
      <style:text-properties style:font-name="Times New Roman1" fo:background-color="#ff0000"/>
    </style:style>
    <style:style style:name="T22" style:family="text">
      <style:text-properties style:font-name="Times New Roman1" fo:font-size="12pt" fo:background-color="#ff0000" style:font-size-asian="12pt" style:font-size-complex="12pt"/>
    </style:style>
    <style:style style:name="T23" style:family="text">
      <style:text-properties style:font-name="Times New Roman1" fo:font-size="12pt" style:font-name-asian="Lucida Sans Unicode" style:font-size-asian="12pt" style:font-name-complex="Tahoma" style:font-size-complex="12pt"/>
    </style:style>
    <style:style style:name="T24" style:family="text">
      <style:text-properties style:font-name="Times New Roman1" fo:font-size="12pt" style:font-size-asian="12pt" style:font-size-complex="12pt"/>
    </style:style>
    <style:style style:name="T25" style:family="text">
      <style:text-properties style:font-name="Times New Roman1" fo:font-size="12pt" fo:font-weight="normal" style:font-name-asian="Lucida Sans Unicode" style:font-size-asian="12pt" style:font-weight-asian="normal" style:font-name-complex="Tahoma" style:font-size-complex="12pt" style:font-weight-complex="normal"/>
    </style:style>
    <style:style style:name="T26" style:family="text">
      <style:text-properties style:font-name="Times New Roman1" fo:font-size="12pt" fo:background-color="transparent" style:font-size-asian="12pt" style:font-size-complex="12pt"/>
    </style:style>
    <style:style style:name="T27" style:family="text">
      <style:text-properties style:font-name="Times New Roman1" fo:font-weight="normal" style:font-name-asian="Lucida Sans Unicode" style:font-weight-asian="normal" style:font-name-complex="Tahoma" style:font-weight-complex="normal"/>
    </style:style>
    <style:style style:name="T28" style:family="text">
      <style:text-properties style:font-name="Times New Roman1" fo:font-weight="normal" fo:background-color="transparent" style:font-name-asian="Liberation Mono" style:font-weight-asian="normal" style:font-name-complex="Liberation Mono" style:font-weight-complex="normal"/>
    </style:style>
    <style:style style:name="T29" style:family="text">
      <style:text-properties style:font-name="Times New Roman1" fo:font-style="normal" fo:font-weight="normal" fo:background-color="transparent" style:font-style-asian="normal" style:font-weight-asian="normal" style:font-style-complex="normal" style:font-weight-complex="normal"/>
    </style:style>
    <style:style style:name="T30" style:family="text">
      <style:text-properties style:font-name="Liberation Mono"/>
    </style:style>
    <style:style style:name="T31" style:family="text">
      <style:text-properties style:font-name="Liberation Mono" style:font-name-asian="Liberation Mono" style:font-name-complex="Liberation Mono"/>
    </style:style>
    <style:style style:name="T32" style:family="text">
      <style:text-properties style:font-name="Liberation Mono" fo:font-size="12pt" fo:background-color="#ff0000" style:font-size-asian="12pt" style:font-size-complex="12pt"/>
    </style:style>
    <style:style style:name="T33" style:family="text">
      <style:text-properties style:font-name="Liberation Mono" fo:font-size="12pt" style:font-size-asian="12pt" style:font-size-complex="12pt"/>
    </style:style>
    <style:style style:name="T34" style:family="text">
      <style:text-properties style:font-name="Liberation Mono" style:text-underline-style="none" fo:font-weight="normal" style:font-weight-asian="normal" style:font-weight-complex="normal"/>
    </style:style>
    <style:style style:name="T35" style:family="text">
      <style:text-properties style:font-name="Liberation Mono" fo:font-weight="normal" style:font-weight-asian="normal" style:font-weight-complex="normal"/>
    </style:style>
    <style:style style:name="T36" style:family="text">
      <style:text-properties style:font-name="Liberation Mono" fo:font-style="normal" fo:font-weight="normal" fo:background-color="#ff0000" style:font-name-asian="Liberation Mono" style:font-style-asian="normal" style:font-weight-asian="normal" style:font-name-complex="Liberation Mono" style:font-style-complex="normal" style:font-weight-complex="normal"/>
    </style:style>
    <style:style style:name="T37" style:family="text">
      <style:text-properties style:font-name="Liberation Mono" style:text-underline-style="solid" style:text-underline-width="auto" style:text-underline-color="font-color" fo:background-color="#ff0000" style:font-name-asian="Liberation Mono" style:font-name-complex="Liberation Mono"/>
    </style:style>
    <style:style style:name="T38" style:family="text">
      <style:text-properties style:font-name="Liberation Mono" style:text-underline-style="solid" style:text-underline-width="auto" style:text-underline-color="font-color" style:font-name-asian="Liberation Mono" style:font-name-complex="Liberation Mono"/>
    </style:style>
    <style:style style:name="T39" style:family="text">
      <style:text-properties style:font-name="Liberation Serif"/>
    </style:style>
    <style:style style:name="T40" style:family="text">
      <style:text-properties style:font-name="Liberation Serif" fo:font-size="12pt" style:font-name-asian="Liberation Serif" style:font-size-asian="12pt" style:font-name-complex="Liberation Serif" style:font-size-complex="12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style:text-underline-style="solid" style:text-underline-width="auto" style:text-underline-color="font-color" style:font-size-asian="12pt" style:font-size-complex="12pt"/>
    </style:style>
    <style:style style:name="T43" style:family="text">
      <style:text-properties style:font-name="Liberation Serif" fo:font-size="12pt" fo:background-color="#ff0000" style:font-size-asian="12pt" style:font-size-complex="12pt"/>
    </style:style>
    <style:style style:name="T44" style:family="text">
      <style:text-properties style:font-name="Liberation Serif" fo:font-size="12pt" fo:background-color="transparent" style:font-name-asian="Liberation Serif" style:font-size-asian="12pt" style:font-name-complex="Liberation Serif" style:font-size-complex="12pt"/>
    </style:style>
    <style:style style:name="T45" style:family="text">
      <style:text-properties style:font-name="Liberation Serif" style:text-underline-style="none" fo:font-weight="normal" style:font-weight-asian="normal" style:font-weight-complex="normal"/>
    </style:style>
    <style:style style:name="T46" style:family="text">
      <style:text-properties style:font-name-asian="Liberation Serif" style:font-name-complex="Liberation Serif"/>
    </style:style>
    <style:style style:name="T47" style:family="text">
      <style:text-properties fo:background-color="transparent"/>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style:font-name="Arial" style:font-name-asian="Lucida Sans Unicode" style:font-name-complex="Tahoma"/>
    </style:style>
    <style:style style:name="T53" style:family="text">
      <style:text-properties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background-color="#ff0000"/>
    </style:style>
    <style:style style:name="T56" style:family="text">
      <style:text-properties fo:font-size="13pt" style:font-size-asian="13pt" style:font-size-complex="13pt"/>
    </style:style>
    <style:style style:name="T57" style:family="text">
      <style:text-properties fo:font-size="10pt" style:font-size-asian="10pt" style:font-size-complex="10pt"/>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background-color="#ff0000"/>
    </style:style>
    <style:style style:name="T60" style:family="text">
      <style:text-properties style:use-window-font-color="true" style:font-name="Times New Roman1" fo:background-color="transparent"/>
    </style:style>
    <style:style style:name="T61" style:family="text">
      <style:text-properties style:use-window-font-color="true" fo:background-color="transparent"/>
    </style:style>
    <style:style style:name="T62" style:family="text">
      <style:text-properties style:use-window-font-color="true" fo:font-size="12pt" style:text-underline-style="solid" style:text-underline-width="auto" style:text-underline-color="font-color" fo:background-color="transparent" style:font-size-asian="12pt" style:font-size-complex="12pt"/>
    </style:style>
    <style:style style:name="T63" style:family="text">
      <style:text-properties style:font-name-asian="Liberation Mono"/>
    </style:style>
    <style:style style:name="T64" style:family="text">
      <style:text-properties style:font-name-complex="Liberation Mono"/>
    </style:style>
    <style:style style:name="T65" style:family="text">
      <style:text-properties fo:color="#0000ff" fo:font-size="12pt" style:text-underline-style="solid" style:text-underline-width="auto" style:text-underline-color="font-color" fo:background-color="transparent" style:font-size-asian="12pt" style:font-size-complex="12pt"/>
    </style:style>
    <style:style style:name="T66" style:family="text">
      <style:text-properties style:font-name="Liberation Mono"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4">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322013204">
          <text:deletion>
            <office:change-info>
              <dc:creator>Unknown Author</dc:creator>
              <dc:date>2009-09-24T17:57:00</dc:date>
            </office:change-info>
            <text:p text:style-name="P1">3</text:p>
          </text:deletion>
        </text:changed-region>
        <text:changed-region text:id="ct-322013092">
          <text:insertion>
            <office:change-info>
              <dc:creator>Unknown Author</dc:creator>
              <dc:date>2009-09-26T21:10:00</dc:date>
            </office:change-info>
          </text:insertion>
        </text:changed-region>
        <text:changed-region text:id="ct-322011300">
          <text:deletion>
            <office:change-info>
              <dc:creator>Unknown Author</dc:creator>
              <dc:date>2009-09-24T17:55:00</dc:date>
            </office:change-info>
            <text:p text:style-name="P2">verified</text:p>
          </text:deletion>
        </text:changed-region>
        <text:changed-region text:id="ct-322412528">
          <text:insertion>
            <office:change-info>
              <dc:creator>Unknown Author</dc:creator>
              <dc:date>2009-09-24T17:55:00</dc:date>
            </office:change-info>
          </text:insertion>
        </text:changed-region>
        <text:changed-region text:id="ct-322412416">
          <text:deletion>
            <office:change-info>
              <dc:creator>Unknown Author</dc:creator>
              <dc:date>2009-09-24T17:59:00</dc:date>
            </office:change-info>
            <text:p text:style-name="P3">c</text:p>
          </text:deletion>
        </text:changed-region>
        <text:changed-region text:id="ct-322412304">
          <text:insertion>
            <office:change-info>
              <dc:creator>Unknown Author</dc:creator>
              <dc:date>2009-09-24T17:59:00</dc:date>
            </office:change-info>
          </text:insertion>
        </text:changed-region>
        <text:changed-region text:id="ct-322412192">
          <text:deletion>
            <office:change-info>
              <dc:creator>Unknown Author</dc:creator>
              <dc:date>2009-09-24T18:01:00</dc:date>
            </office:change-info>
            <text:p text:style-name="P4">FIXME: tarball instead of repository / other repository &amp; branch</text:p>
          </text:deletion>
        </text:changed-region>
        <text:changed-region text:id="ct-338062192">
          <text:deletion>
            <office:change-info>
              <dc:creator>Arnon Gilboa</dc:creator>
              <dc:date>2009-09-27T09:38:00</dc:date>
            </office:change-info>
            <text:p text:style-name="P4"/>
            <text:p text:style-name="P4"/>
          </text:deletion>
        </text:changed-region>
        <text:changed-region text:id="ct-322411968">
          <text:deletion>
            <office:change-info>
              <dc:creator>Arnon Gilboa</dc:creator>
              <dc:date>2009-09-27T09:14:00</dc:date>
            </office:change-info>
            <text:p text:style-name="P4">Get the sources, configure, make and install:</text:p>
          </text:deletion>
        </text:changed-region>
        <text:changed-region text:id="ct-322412080">
          <text:deletion>
            <office:change-info>
              <dc:creator>Arnon Gilboa</dc:creator>
              <dc:date>2009-09-27T09:17:00</dc:date>
            </office:change-info>
            <text:p text:style-name="P4"/>
            <text:p text:style-name="P4"/>
          </text:deletion>
        </text:changed-region>
        <text:changed-region text:id="ct-322014772">
          <text:deletion>
            <office:change-info>
              <dc:creator>Arnon Gilboa</dc:creator>
              <dc:date>2009-09-27T09:38:00</dc:date>
            </office:change-info>
            <text:p text:style-name="P4"/>
            <text:p text:style-name="P4"/>
          </text:deletion>
        </text:changed-region>
        <text:changed-region text:id="ct-338061632">
          <text:format-change>
            <office:change-info>
              <dc:creator>Arnon Gilboa</dc:creator>
              <dc:date>2009-09-27T09:38:00</dc:date>
            </office:change-info>
          </text:format-change>
        </text:changed-region>
        <text:changed-region text:id="ct-322411856">
          <text:insertion>
            <office:change-info>
              <dc:creator>Unknown Author</dc:creator>
              <dc:date>2009-09-24T17:58:00</dc:date>
            </office:change-info>
          </text:insertion>
        </text:changed-region>
        <text:changed-region text:id="ct-322411744">
          <text:insertion>
            <office:change-info>
              <dc:creator>Arnon Gilboa</dc:creator>
              <dc:date>2009-09-27T09:15:00</dc:date>
            </office:change-info>
          </text:insertion>
        </text:changed-region>
        <text:changed-region text:id="ct-338060624">
          <text:insertion>
            <office:change-info>
              <dc:creator>Arnon Gilboa</dc:creator>
              <dc:date>2009-09-27T09:40:00</dc:date>
            </office:change-info>
          </text:insertion>
        </text:changed-region>
        <text:changed-region text:id="ct-338059952">
          <text:deletion>
            <office:change-info>
              <dc:creator>Arnon Gilboa</dc:creator>
              <dc:date>2009-09-27T09:40:00</dc:date>
            </office:change-info>
            <text:p text:style-name="P5"><text:a xlink:type="simple" xlink:href="http://sourceforge.net/projects/spice-space/files/"><text:span text:style-name="T1"/></text:a></text:p>
            <text:p text:style-name="P6"><text:a xlink:type="simple" xlink:href="http://sourceforge.net/projects/spice-space/files/"><text:span text:style-name="T1"/></text:a></text:p>
          </text:deletion>
          <text:insertion>
            <office:change-info office:chg-author="Unknown Author" office:chg-date-time="2009-09-24T21:02:00"/>
          </text:insertion>
        </text:changed-region>
        <text:changed-region text:id="ct-322411632">
          <text:insertion>
            <office:change-info>
              <dc:creator>Unknown Author</dc:creator>
              <dc:date>2009-09-24T21:02:00</dc:date>
            </office:change-info>
          </text:insertion>
        </text:changed-region>
        <text:changed-region text:id="ct-338349512">
          <text:deletion>
            <office:change-info>
              <dc:creator>Arnon Gilboa</dc:creator>
              <dc:date>2009-09-27T09:41:00</dc:date>
            </office:change-info>
            <text:p text:style-name="P6"><text:a xlink:type="simple" xlink:href="http://sourceforge.net/projects/spice-space/files/"><text:span text:style-name="T2">/</text:span></text:a></text:p>
          </text:deletion>
          <text:insertion>
            <office:change-info office:chg-author="Unknown Author" office:chg-date-time="2009-09-24T21:02:00"/>
          </text:insertion>
        </text:changed-region>
        <text:changed-region text:id="ct-322411520">
          <text:deletion>
            <office:change-info>
              <dc:creator>Unknown Author</dc:creator>
              <dc:date>2009-09-24T17:57:00</dc:date>
            </office:change-info>
            <text:p text:style-name="P6"><text:span text:style-name="T3">git clone git://git.engineering.redhat.com/users/jmccann/qpixman</text:span></text:p>
            <text:p text:style-name="P6"><text:span text:style-name="T3">* branch = solid-ice</text:span></text:p>
          </text:deletion>
        </text:changed-region>
        <text:changed-region text:id="ct-338349848">
          <text:insertion>
            <office:change-info>
              <dc:creator>Arnon Gilboa</dc:creator>
              <dc:date>2009-09-27T09:41:00</dc:date>
            </office:change-info>
          </text:insertion>
        </text:changed-region>
        <text:changed-region text:id="ct-322411408">
          <text:deletion>
            <office:change-info>
              <dc:creator>Arnon Gilboa</dc:creator>
              <dc:date>2009-09-27T09:41:00</dc:date>
            </office:change-info>
            <text:p text:style-name="P5"/>
            <text:p text:style-name="P5"/>
          </text:deletion>
          <text:insertion>
            <office:change-info office:chg-author="Unknown Author" office:chg-date-time="2009-09-24T18:02:00"/>
          </text:insertion>
        </text:changed-region>
        <text:changed-region text:id="ct-322411296">
          <text:insertion>
            <office:change-info>
              <dc:creator>Arnon Gilboa</dc:creator>
              <dc:date>2009-09-27T09:17:00</dc:date>
            </office:change-info>
          </text:insertion>
        </text:changed-region>
        <text:changed-region text:id="ct-322411184">
          <text:deletion>
            <office:change-info>
              <dc:creator>Arnon Gilboa</dc:creator>
              <dc:date>2009-09-27T09:16:00</dc:date>
            </office:change-info>
            <text:p text:style-name="P7"><text:span text:style-name="T4">u</text:span></text:p>
          </text:deletion>
        </text:changed-region>
        <text:changed-region text:id="ct-322411072">
          <text:insertion>
            <office:change-info>
              <dc:creator>Arnon Gilboa</dc:creator>
              <dc:date>2009-09-27T09:16:00</dc:date>
            </office:change-info>
          </text:insertion>
        </text:changed-region>
        <text:changed-region text:id="ct-322410960">
          <text:insertion>
            <office:change-info>
              <dc:creator>Unknown Author</dc:creator>
              <dc:date>2009-09-24T18:03:00</dc:date>
            </office:change-info>
          </text:insertion>
        </text:changed-region>
        <text:changed-region text:id="ct-322410848">
          <text:insertion>
            <office:change-info>
              <dc:creator>Arnon Gilboa</dc:creator>
              <dc:date>2009-09-27T09:17:00</dc:date>
            </office:change-info>
          </text:insertion>
        </text:changed-region>
        <text:changed-region text:id="ct-322410624">
          <text:insertion>
            <office:change-info>
              <dc:creator>Arnon Gilboa</dc:creator>
              <dc:date>2009-09-27T09:15:00</dc:date>
            </office:change-info>
          </text:insertion>
        </text:changed-region>
        <text:changed-region text:id="ct-322410512">
          <text:deletion>
            <office:change-info>
              <dc:creator>Unknown Author</dc:creator>
              <dc:date>2009-09-24T18:04:00</dc:date>
            </office:change-info>
            <text:p text:style-name="P4">FIXME: tarball instead of repository / other repository &amp; branch</text:p>
          </text:deletion>
        </text:changed-region>
        <text:changed-region text:id="ct-338061296">
          <text:deletion>
            <office:change-info>
              <dc:creator>Arnon Gilboa</dc:creator>
              <dc:date>2009-09-27T09:39:00</dc:date>
            </office:change-info>
            <text:p text:style-name="P4"/>
            <text:p text:style-name="P4"/>
          </text:deletion>
        </text:changed-region>
        <text:changed-region text:id="ct-322410400">
          <text:deletion>
            <office:change-info>
              <dc:creator>Arnon Gilboa</dc:creator>
              <dc:date>2009-09-27T09:19:00</dc:date>
            </office:change-info>
            <text:p text:style-name="P4"/>
            <text:p text:style-name="P8">Get the sources, configure, make and install:</text:p>
            <text:p text:style-name="P4"/>
          </text:deletion>
        </text:changed-region>
        <text:changed-region text:id="ct-338061856">
          <text:format-change>
            <office:change-info>
              <dc:creator>Arnon Gilboa</dc:creator>
              <dc:date>2009-09-27T09:39:00</dc:date>
            </office:change-info>
          </text:format-change>
        </text:changed-region>
        <text:changed-region text:id="ct-322410288">
          <text:insertion>
            <office:change-info>
              <dc:creator>Unknown Author</dc:creator>
              <dc:date>2009-09-24T18:04:00</dc:date>
            </office:change-info>
          </text:insertion>
        </text:changed-region>
        <text:changed-region text:id="ct-322410176">
          <text:insertion>
            <office:change-info>
              <dc:creator>Arnon Gilboa</dc:creator>
              <dc:date>2009-09-27T09:19:00</dc:date>
            </office:change-info>
          </text:insertion>
        </text:changed-region>
        <text:changed-region text:id="ct-338060176">
          <text:insertion>
            <office:change-info>
              <dc:creator>Arnon Gilboa</dc:creator>
              <dc:date>2009-09-27T09:40:00</dc:date>
            </office:change-info>
          </text:insertion>
        </text:changed-region>
        <text:changed-region text:id="ct-322409952">
          <text:deletion>
            <office:change-info>
              <dc:creator>Arnon Gilboa</dc:creator>
              <dc:date>2009-09-27T09:18:00</dc:date>
            </office:change-info>
            <text:p text:style-name="P9"><text:span text:style-name="T5"><text:s/></text:span></text:p>
          </text:deletion>
        </text:changed-region>
        <text:changed-region text:id="ct-322409840">
          <text:insertion>
            <office:change-info>
              <dc:creator>Unknown Author</dc:creator>
              <dc:date>2009-09-24T21:03:00</dc:date>
            </office:change-info>
          </text:insertion>
        </text:changed-region>
        <text:changed-region text:id="ct-338060288">
          <text:deletion>
            <office:change-info>
              <dc:creator>Arnon Gilboa</dc:creator>
              <dc:date>2009-09-27T09:40:00</dc:date>
            </office:change-info>
            <text:p text:style-name="P9"><text:a xlink:type="simple" xlink:href="http://sourceforge.net/projects/spice-space/files/"><text:span text:style-name="T6">/</text:span></text:a></text:p>
          </text:deletion>
          <text:insertion>
            <office:change-info office:chg-author="Unknown Author" office:chg-date-time="2009-09-24T21:03:00"/>
          </text:insertion>
        </text:changed-region>
        <text:changed-region text:id="ct-322409728">
          <text:deletion>
            <office:change-info>
              <dc:creator>Unknown Author</dc:creator>
              <dc:date>2009-09-24T18:04:00</dc:date>
            </office:change-info>
            <text:p text:style-name="P9"><text:span text:style-name="T5">git clone git://git.engineering.redhat.com/users/jmccann/</text:span><text:span text:style-name="T7">►</text:span></text:p>
            <text:p text:style-name="P7"><text:tab/>qcairo.git</text:p>
            <text:p text:style-name="P9"><text:span text:style-name="T5">* branch = solid-ice</text:span></text:p>
          </text:deletion>
        </text:changed-region>
        <text:changed-region text:id="ct-338061408">
          <text:insertion>
            <office:change-info>
              <dc:creator>Arnon Gilboa</dc:creator>
              <dc:date>2009-09-27T09:40:00</dc:date>
            </office:change-info>
          </text:insertion>
        </text:changed-region>
        <text:changed-region text:id="ct-322409616">
          <text:deletion>
            <office:change-info>
              <dc:creator>Arnon Gilboa</dc:creator>
              <dc:date>2009-09-27T09:40:00</dc:date>
            </office:change-info>
            <text:p text:style-name="P10"/>
            <text:p text:style-name="P11"/>
          </text:deletion>
          <text:insertion>
            <office:change-info office:chg-author="Unknown Author" office:chg-date-time="2009-09-24T18:05:00"/>
          </text:insertion>
        </text:changed-region>
        <text:changed-region text:id="ct-322409504">
          <text:insertion>
            <office:change-info>
              <dc:creator>Arnon Gilboa</dc:creator>
              <dc:date>2009-09-27T09:18:00</dc:date>
            </office:change-info>
          </text:insertion>
        </text:changed-region>
        <text:changed-region text:id="ct-322409392">
          <text:deletion>
            <office:change-info>
              <dc:creator>Arnon Gilboa</dc:creator>
              <dc:date>2009-09-27T09:19:00</dc:date>
            </office:change-info>
            <text:p text:style-name="P12"><text:span text:style-name="T8">u</text:span></text:p>
          </text:deletion>
        </text:changed-region>
        <text:changed-region text:id="ct-322409280">
          <text:insertion>
            <office:change-info>
              <dc:creator>Arnon Gilboa</dc:creator>
              <dc:date>2009-09-27T09:19:00</dc:date>
            </office:change-info>
          </text:insertion>
        </text:changed-region>
        <text:changed-region text:id="ct-322409168">
          <text:insertion>
            <office:change-info>
              <dc:creator>Unknown Author</dc:creator>
              <dc:date>2009-09-24T18:05:00</dc:date>
            </office:change-info>
          </text:insertion>
        </text:changed-region>
        <text:changed-region text:id="ct-322408944">
          <text:insertion>
            <office:change-info>
              <dc:creator>Arnon Gilboa</dc:creator>
              <dc:date>2009-09-27T09:19:00</dc:date>
            </office:change-info>
          </text:insertion>
        </text:changed-region>
        <text:changed-region text:id="ct-338059728">
          <text:insertion>
            <office:change-info>
              <dc:creator>Arnon Gilboa</dc:creator>
              <dc:date>2009-09-27T09:40:00</dc:date>
            </office:change-info>
          </text:insertion>
        </text:changed-region>
        <text:changed-region text:id="ct-338061184">
          <text:insertion>
            <office:change-info>
              <dc:creator>Arnon Gilboa</dc:creator>
              <dc:date>2009-09-27T09:40:00</dc:date>
            </office:change-info>
          </text:insertion>
        </text:changed-region>
        <text:changed-region text:id="ct-322408720">
          <text:insertion>
            <office:change-info>
              <dc:creator>Arnon Gilboa</dc:creator>
              <dc:date>2009-09-27T09:19:00</dc:date>
            </office:change-info>
          </text:insertion>
        </text:changed-region>
        <text:changed-region text:id="ct-338060960">
          <text:format-change>
            <office:change-info>
              <dc:creator>Arnon Gilboa</dc:creator>
              <dc:date>2009-09-27T09:39:00</dc:date>
            </office:change-info>
          </text:format-change>
        </text:changed-region>
        <text:changed-region text:id="ct-338060512">
          <text:insertion>
            <office:change-info>
              <dc:creator>Arnon Gilboa</dc:creator>
              <dc:date>2009-09-27T09:40:00</dc:date>
            </office:change-info>
          </text:insertion>
        </text:changed-region>
        <text:changed-region text:id="ct-338061072">
          <text:deletion>
            <office:change-info>
              <dc:creator>Arnon Gilboa</dc:creator>
              <dc:date>2009-09-27T09:40:00</dc:date>
            </office:change-info>
            <text:p text:style-name="P8"><text:span text:style-name="T9"/></text:p>
            <text:p text:style-name="P8"><text:span text:style-name="T9"/></text:p>
          </text:deletion>
        </text:changed-region>
        <text:changed-region text:id="ct-322392044">
          <text:deletion>
            <office:change-info>
              <dc:creator>Arnon Gilboa</dc:creator>
              <dc:date>2009-09-27T09:39:00</dc:date>
            </office:change-info>
            <text:p text:style-name="P8"><text:span text:style-name="T9"/></text:p>
            <text:p text:style-name="P13"/>
          </text:deletion>
          <text:insertion>
            <office:change-info office:chg-author="Unknown Author" office:chg-date-time="2009-09-24T18:06:00"/>
          </text:insertion>
        </text:changed-region>
        <text:changed-region text:id="ct-322391932">
          <text:deletion>
            <office:change-info>
              <dc:creator>Arnon Gilboa</dc:creator>
              <dc:date>2009-09-27T09:19:00</dc:date>
            </office:change-info>
            <text:p text:style-name="P13">unpack and cd</text:p>
          </text:deletion>
        </text:changed-region>
        <text:changed-region text:id="ct-322391820">
          <text:insertion>
            <office:change-info>
              <dc:creator>Unknown Author</dc:creator>
              <dc:date>2009-09-24T18:07:00</dc:date>
            </office:change-info>
          </text:insertion>
        </text:changed-region>
        <text:changed-region text:id="ct-338349064">
          <text:insertion>
            <office:change-info>
              <dc:creator>Arnon Gilboa</dc:creator>
              <dc:date>2009-09-27T09:41:00</dc:date>
            </office:change-info>
          </text:insertion>
        </text:changed-region>
        <text:changed-region text:id="ct-322389580">
          <text:deletion>
            <office:change-info>
              <dc:creator>Unknown Author</dc:creator>
              <dc:date>2009-09-24T21:08:00</dc:date>
            </office:change-info>
            <text:p text:style-name="P14">FIXME: getting the client executable and binaries</text:p>
          </text:deletion>
        </text:changed-region>
        <text:changed-region text:id="ct-322389468">
          <text:insertion>
            <office:change-info>
              <dc:creator>Unknown Author</dc:creator>
              <dc:date>2009-09-24T21:06:00</dc:date>
            </office:change-info>
          </text:insertion>
        </text:changed-region>
        <text:changed-region text:id="ct-322389692">
          <text:insertion>
            <office:change-info>
              <dc:creator>Unknown Author</dc:creator>
              <dc:date>2009-09-24T21:07:00</dc:date>
            </office:change-info>
          </text:insertion>
        </text:changed-region>
        <text:changed-region text:id="ct-338347496">
          <text:insertion>
            <office:change-info>
              <dc:creator>Arnon Gilboa</dc:creator>
              <dc:date>2009-09-27T09:44:00</dc:date>
            </office:change-info>
          </text:insertion>
        </text:changed-region>
        <text:changed-region text:id="ct-338550660">
          <text:deletion>
            <office:change-info>
              <dc:creator>Arnon Gilboa</dc:creator>
              <dc:date>2009-09-27T09:44:00</dc:date>
            </office:change-info>
            <text:p text:style-name="P3"><text:a xlink:type="simple" xlink:href="http://sourceforge.net/projects/spice-space/files/"><text:span text:style-name="T10"><text:s/></text:span></text:a></text:p>
          </text:deletion>
          <text:insertion>
            <office:change-info office:chg-author="Unknown Author" office:chg-date-time="2009-09-24T21:07:00"/>
          </text:insertion>
        </text:changed-region>
        <text:changed-region text:id="ct-322389356">
          <text:deletion>
            <office:change-info>
              <dc:creator>Unknown Author</dc:creator>
              <dc:date>2009-09-24T21:09:00</dc:date>
            </office:change-info>
            <text:p text:style-name="P3"><text:a xlink:type="simple" xlink:href="http://sourceforge.net/projects/spice-space/files/"><text:span text:style-name="T10">Copy the </text:span></text:a><text:a xlink:type="simple" xlink:href="http://sourceforge.net/projects/spice-space/files/"><text:span text:style-name="T11">\home\tlv\ykamay\</text:span></text:a><text:a xlink:type="simple" xlink:href="http://sourceforge.net/projects/spice-space/files/"><text:span text:style-name="T10">wspice directory. The compiled binaries (dlls and libs) are located at </text:span></text:a><text:a xlink:type="simple" xlink:href="http://sourceforge.net/projects/spice-space/files/"><text:span text:style-name="T11">wspice\lib</text:span></text:a><text:a xlink:type="simple" xlink:href="http://sourceforge.net/projects/spice-space/files/"><text:span text:style-name="T10">. Headers are located at the </text:span></text:a><text:a xlink:type="simple" xlink:href="http://sourceforge.net/projects/spice-space/files/"><text:span text:style-name="T11">wspice\include</text:span></text:a><text:a xlink:type="simple" xlink:href="http://sourceforge.net/projects/spice-space/files/"><text:span text:style-name="T10"> directory.</text:span></text:a></text:p>
          </text:deletion>
        </text:changed-region>
        <text:changed-region text:id="ct-322410064">
          <text:insertion>
            <office:change-info>
              <dc:creator>Arnon Gilboa</dc:creator>
              <dc:date>2009-09-27T09:44:00</dc:date>
            </office:change-info>
          </text:insertion>
        </text:changed-region>
        <text:changed-region text:id="ct-322389244">
          <text:insertion>
            <office:change-info>
              <dc:creator>Unknown Author</dc:creator>
              <dc:date>2009-09-24T21:09:00</dc:date>
            </office:change-info>
          </text:insertion>
        </text:changed-region>
        <text:changed-region text:id="ct-322389020">
          <text:insertion>
            <office:change-info>
              <dc:creator>Unknown Author</dc:creator>
              <dc:date>2009-09-24T21:10:00</dc:date>
            </office:change-info>
          </text:insertion>
        </text:changed-region>
        <text:changed-region text:id="ct-322389132">
          <text:deletion>
            <office:change-info>
              <dc:creator>Unknown Author</dc:creator>
              <dc:date>2009-09-24T21:09:00</dc:date>
            </office:change-info>
            <text:list xml:id="list341263361" text:style-name="L1">
              <text:list-item>
                <text:list>
                  <text:list-item>
                    <text:list>
                      <text:list-item>
                        <text:p text:style-name="P15">To manually build the packages, open the solution/project located at the respective directory using MS visual studio and build.</text:p>
                        <text:list>
                          <text:list-item>
                            <text:list>
                              <text:list-item>
                                <text:list>
                                  <text:list-item>
                                    <text:list>
                                      <text:list-item>
                                        <text:list>
                                          <text:list-item>
                                            <text:list>
                                              <text:list-item>
                                                <text:p text:style-name="P16">celt, pthreads, log4cpp</text:p>
                                              </text:list-item>
                                              <text:list-item>
                                                <text:p text:style-name="P17"><text:span text:style-name="T8">ffmpeg, qffmpeg, qcairo</text:span></text:p>
                                              </text:list-item>
                                            </text:list>
                                          </text:list-item>
                                        </text:list>
                                      </text:list-item>
                                    </text:list>
                                  </text:list-item>
                                </text:list>
                              </text:list-item>
                            </text:list>
                          </text:list-item>
                        </text:list>
                      </text:list-item>
                    </text:list>
                  </text:list-item>
                </text:list>
              </text:list-item>
            </text:list>
          </text:deletion>
        </text:changed-region>
        <text:changed-region text:id="ct-338550772">
          <text:deletion>
            <office:change-info>
              <dc:creator>Arnon Gilboa</dc:creator>
              <dc:date>2009-09-27T09:42:00</dc:date>
            </office:change-info>
            <text:list xml:id="list611726166" text:continue-numbering="true" text:style-name="L1">
              <text:list-item>
                <text:list>
                  <text:list-item>
                    <text:list>
                      <text:list-item>
                        <text:list>
                          <text:list-item>
                            <text:list>
                              <text:list-item>
                                <text:list>
                                  <text:list-item>
                                    <text:list>
                                      <text:list-item>
                                        <text:list>
                                          <text:list-item>
                                            <text:list>
                                              <text:list-item>
                                                <text:p text:style-name="P17"><text:span text:style-name="T12"/></text:p>
                                              </text:list-item>
                                              <text:list-item>
                                                <text:p text:style-name="P17"><text:span text:style-name="T12"/></text:p>
                                              </text:list-item>
                                            </text:list>
                                          </text:list-item>
                                        </text:list>
                                      </text:list-item>
                                    </text:list>
                                  </text:list-item>
                                </text:list>
                              </text:list-item>
                            </text:list>
                          </text:list-item>
                        </text:list>
                      </text:list-item>
                    </text:list>
                  </text:list-item>
                </text:list>
              </text:list-item>
            </text:list>
          </text:deletion>
        </text:changed-region>
        <text:changed-region text:id="ct-322388908">
          <text:insertion>
            <office:change-info>
              <dc:creator>Unknown Author</dc:creator>
              <dc:date>2009-09-24T21:13:00</dc:date>
            </office:change-info>
          </text:insertion>
        </text:changed-region>
        <text:changed-region text:id="ct-338349400">
          <text:deletion>
            <office:change-info>
              <dc:creator>Arnon Gilboa</dc:creator>
              <dc:date>2009-09-27T09:42:00</dc:date>
            </office:change-info>
            <text:p text:style-name="P18"><text:span text:style-name="T13">be </text:span></text:p>
          </text:deletion>
          <text:insertion>
            <office:change-info office:chg-author="Unknown Author" office:chg-date-time="2009-09-24T21:13:00"/>
          </text:insertion>
        </text:changed-region>
        <text:changed-region text:id="ct-338350072">
          <text:insertion>
            <office:change-info>
              <dc:creator>Unknown Author</dc:creator>
              <dc:date>2009-09-24T21:13:00</dc:date>
            </office:change-info>
          </text:insertion>
        </text:changed-region>
        <text:changed-region text:id="ct-322388684">
          <text:insertion>
            <office:change-info>
              <dc:creator>Unknown Author</dc:creator>
              <dc:date>2009-09-24T21:15:00</dc:date>
            </office:change-info>
          </text:insertion>
        </text:changed-region>
        <text:changed-region text:id="ct-322388796">
          <text:insertion>
            <office:change-info>
              <dc:creator>Arnon Gilboa</dc:creator>
              <dc:date>2009-09-27T09:24:00</dc:date>
            </office:change-info>
          </text:insertion>
        </text:changed-region>
        <text:changed-region text:id="ct-322388572">
          <text:insertion>
            <office:change-info>
              <dc:creator>Unknown Author</dc:creator>
              <dc:date>2009-09-24T21:15:00</dc:date>
            </office:change-info>
          </text:insertion>
        </text:changed-region>
        <text:changed-region text:id="ct-322388460">
          <text:deletion>
            <office:change-info>
              <dc:creator>Arnon Gilboa</dc:creator>
              <dc:date>2009-09-27T09:24:00</dc:date>
            </office:change-info>
            <text:p text:style-name="P19"><text:span text:style-name="T14"><text:s/><text:tab/></text:span></text:p>
          </text:deletion>
        </text:changed-region>
        <text:changed-region text:id="ct-322388348">
          <text:insertion>
            <office:change-info>
              <dc:creator>Arnon Gilboa</dc:creator>
              <dc:date>2009-09-27T09:24:00</dc:date>
            </office:change-info>
          </text:insertion>
        </text:changed-region>
        <text:changed-region text:id="ct-322388236">
          <text:insertion>
            <office:change-info>
              <dc:creator>Unknown Author</dc:creator>
              <dc:date>2009-09-24T21:15:00</dc:date>
            </office:change-info>
          </text:insertion>
        </text:changed-region>
        <text:changed-region text:id="ct-338550212">
          <text:deletion>
            <office:change-info>
              <dc:creator>Arnon Gilboa</dc:creator>
              <dc:date>2009-09-27T09:43:00</dc:date>
            </office:change-info>
            <text:p text:style-name="P19"><text:span text:style-name="T15">,</text:span></text:p>
          </text:deletion>
          <text:insertion>
            <office:change-info office:chg-author="Unknown Author" office:chg-date-time="2009-09-24T21:15:00"/>
          </text:insertion>
        </text:changed-region>
        <text:changed-region text:id="ct-338349176">
          <text:insertion>
            <office:change-info>
              <dc:creator>Arnon Gilboa</dc:creator>
              <dc:date>2009-09-27T09:43:00</dc:date>
            </office:change-info>
          </text:insertion>
        </text:changed-region>
        <text:changed-region text:id="ct-322388124">
          <text:insertion>
            <office:change-info>
              <dc:creator>Unknown Author</dc:creator>
              <dc:date>2009-09-24T21:18:00</dc:date>
            </office:change-info>
          </text:insertion>
        </text:changed-region>
        <text:changed-region text:id="ct-322473960">
          <text:insertion>
            <office:change-info>
              <dc:creator>Unknown Author</dc:creator>
              <dc:date>2009-09-24T21:19:00</dc:date>
            </office:change-info>
          </text:insertion>
        </text:changed-region>
        <text:changed-region text:id="ct-338550324">
          <text:insertion>
            <office:change-info>
              <dc:creator>Arnon Gilboa</dc:creator>
              <dc:date>2009-09-27T09:44:00</dc:date>
            </office:change-info>
          </text:insertion>
        </text:changed-region>
        <text:changed-region text:id="ct-322473848">
          <text:insertion>
            <office:change-info>
              <dc:creator>Unknown Author</dc:creator>
              <dc:date>2009-09-24T22:35:00</dc:date>
            </office:change-info>
          </text:insertion>
        </text:changed-region>
        <text:changed-region text:id="ct-322473736">
          <text:insertion>
            <office:change-info>
              <dc:creator>Unknown Author</dc:creator>
              <dc:date>2009-09-25T15:38:00</dc:date>
            </office:change-info>
          </text:insertion>
        </text:changed-region>
        <text:changed-region text:id="ct-322473288">
          <text:insertion>
            <office:change-info>
              <dc:creator>Unknown Author</dc:creator>
              <dc:date>2009-09-24T21:24:00</dc:date>
            </office:change-info>
          </text:insertion>
        </text:changed-region>
        <text:changed-region text:id="ct-322473624">
          <text:deletion>
            <office:change-info>
              <dc:creator>Unknown Author</dc:creator>
              <dc:date>2009-09-24T21:34:00</dc:date>
            </office:change-info>
            <text:p text:style-name="P7">*</text:p>
          </text:deletion>
        </text:changed-region>
        <text:changed-region text:id="ct-322473176">
          <text:insertion>
            <office:change-info>
              <dc:creator>Unknown Author</dc:creator>
              <dc:date>2009-09-24T21:34:00</dc:date>
            </office:change-info>
          </text:insertion>
        </text:changed-region>
        <text:changed-region text:id="ct-322472952">
          <text:deletion>
            <office:change-info>
              <dc:creator>Unknown Author</dc:creator>
              <dc:date>2009-09-24T21:35:00</dc:date>
            </office:change-info>
            <text:p text:style-name="P7">*</text:p>
          </text:deletion>
        </text:changed-region>
        <text:changed-region text:id="ct-322472840">
          <text:insertion>
            <office:change-info>
              <dc:creator>Arnon Gilboa</dc:creator>
              <dc:date>2009-09-27T09:27:00</dc:date>
            </office:change-info>
          </text:insertion>
        </text:changed-region>
        <text:changed-region text:id="ct-322472728">
          <text:deletion>
            <office:change-info>
              <dc:creator>Arnon Gilboa</dc:creator>
              <dc:date>2009-09-27T09:27:00</dc:date>
            </office:change-info>
            <text:p text:style-name="P7"><text:s/></text:p>
          </text:deletion>
        </text:changed-region>
        <text:changed-region text:id="ct-322472616">
          <text:deletion>
            <office:change-info>
              <dc:creator>Arnon Gilboa</dc:creator>
              <dc:date>2009-09-27T09:27:00</dc:date>
            </office:change-info>
            <text:p text:style-name="P7"><text:span text:style-name="T16">y</text:span></text:p>
          </text:deletion>
        </text:changed-region>
        <text:changed-region text:id="ct-322472504">
          <text:insertion>
            <office:change-info>
              <dc:creator>Arnon Gilboa</dc:creator>
              <dc:date>2009-09-27T09:27:00</dc:date>
            </office:change-info>
          </text:insertion>
        </text:changed-region>
        <text:changed-region text:id="ct-322472392">
          <text:insertion>
            <office:change-info>
              <dc:creator>Unknown Author</dc:creator>
              <dc:date>2009-09-24T21:36:00</dc:date>
            </office:change-info>
          </text:insertion>
        </text:changed-region>
        <text:changed-region text:id="ct-322472280">
          <text:insertion>
            <office:change-info>
              <dc:creator>Arnon Gilboa</dc:creator>
              <dc:date>2009-09-27T09:27:00</dc:date>
            </office:change-info>
          </text:insertion>
        </text:changed-region>
        <text:changed-region text:id="ct-322472168">
          <text:deletion>
            <office:change-info>
              <dc:creator>Unknown Author</dc:creator>
              <dc:date>2009-09-24T21:35:00</dc:date>
            </office:change-info>
            <text:p text:style-name="P7"><text:span text:style-name="T16">cp -r </text:span></text:p>
          </text:deletion>
        </text:changed-region>
        <text:changed-region text:id="ct-322472056">
          <text:insertion>
            <office:change-info>
              <dc:creator>Arnon Gilboa</dc:creator>
              <dc:date>2009-09-27T09:27:00</dc:date>
            </office:change-info>
          </text:insertion>
        </text:changed-region>
        <text:changed-region text:id="ct-322471944">
          <text:deletion>
            <office:change-info>
              <dc:creator>Unknown Author</dc:creator>
              <dc:date>2009-09-24T21:35:00</dc:date>
            </office:change-info>
            <text:p text:style-name="P7">*</text:p>
          </text:deletion>
        </text:changed-region>
        <text:changed-region text:id="ct-322471832">
          <text:insertion>
            <office:change-info>
              <dc:creator>Unknown Author</dc:creator>
              <dc:date>2009-09-24T21:35:00</dc:date>
            </office:change-info>
          </text:insertion>
        </text:changed-region>
        <text:changed-region text:id="ct-322471720">
          <text:deletion>
            <office:change-info>
              <dc:creator>Unknown Author</dc:creator>
              <dc:date>2009-09-24T21:35:00</dc:date>
            </office:change-info>
            <text:p text:style-name="P7">*</text:p>
          </text:deletion>
        </text:changed-region>
        <text:changed-region text:id="ct-322471608">
          <text:insertion>
            <office:change-info>
              <dc:creator>Unknown Author</dc:creator>
              <dc:date>2009-09-24T21:35:00</dc:date>
            </office:change-info>
          </text:insertion>
        </text:changed-region>
        <text:changed-region text:id="ct-322471496">
          <text:deletion>
            <office:change-info>
              <dc:creator>Unknown Author</dc:creator>
              <dc:date>2009-09-24T21:35:00</dc:date>
            </office:change-info>
            <text:p text:style-name="P7"><text:s/>~user </text:p>
          </text:deletion>
        </text:changed-region>
        <text:changed-region text:id="ct-322471384">
          <text:deletion>
            <office:change-info>
              <dc:creator>Unknown Author</dc:creator>
              <dc:date>2009-09-24T21:36:00</dc:date>
            </office:change-info>
            <text:p text:style-name="P7">chown -R user:user ~user/linux*.x86_64/ </text:p>
          </text:deletion>
        </text:changed-region>
        <text:changed-region text:id="ct-322471272">
          <text:deletion>
            <office:change-info>
              <dc:creator>Unknown Author</dc:creator>
              <dc:date>2009-09-24T21:36:00</dc:date>
            </office:change-info>
            <text:p text:style-name="P7"><text:span text:style-name="T16">~user/linux*.x86_64/</text:span></text:p>
          </text:deletion>
        </text:changed-region>
        <text:changed-region text:id="ct-322471160">
          <text:insertion>
            <office:change-info>
              <dc:creator>Unknown Author</dc:creator>
              <dc:date>2009-09-24T21:36:00</dc:date>
            </office:change-info>
          </text:insertion>
        </text:changed-region>
        <text:changed-region text:id="ct-322471048">
          <text:deletion>
            <office:change-info>
              <dc:creator>Unknown Author</dc:creator>
              <dc:date>2009-09-24T21:20:00</dc:date>
            </office:change-info>
            <text:p text:style-name="P7">~user/linux*.x86_64/</text:p>
          </text:deletion>
        </text:changed-region>
        <text:changed-region text:id="ct-322470936">
          <text:insertion>
            <office:change-info>
              <dc:creator>Unknown Author</dc:creator>
              <dc:date>2009-09-24T21:20:00</dc:date>
            </office:change-info>
          </text:insertion>
        </text:changed-region>
        <text:changed-region text:id="ct-322470824">
          <text:insertion>
            <office:change-info>
              <dc:creator>Unknown Author</dc:creator>
              <dc:date>2009-09-24T21:23:00</dc:date>
            </office:change-info>
          </text:insertion>
        </text:changed-region>
        <text:changed-region text:id="ct-322470712">
          <text:insertion>
            <office:change-info>
              <dc:creator>Unknown Author</dc:creator>
              <dc:date>2009-09-24T21:38:00</dc:date>
            </office:change-info>
          </text:insertion>
        </text:changed-region>
        <text:changed-region text:id="ct-322470376">
          <text:insertion>
            <office:change-info>
              <dc:creator>Unknown Author</dc:creator>
              <dc:date>2009-09-24T21:39:00</dc:date>
            </office:change-info>
          </text:insertion>
        </text:changed-region>
        <text:changed-region text:id="ct-322470264">
          <text:insertion>
            <office:change-info>
              <dc:creator>Arnon Gilboa</dc:creator>
              <dc:date>2009-09-27T09:32:00</dc:date>
            </office:change-info>
          </text:insertion>
        </text:changed-region>
        <text:changed-region text:id="ct-322470152">
          <text:insertion>
            <office:change-info>
              <dc:creator>Unknown Author</dc:creator>
              <dc:date>2009-09-24T21:39:00</dc:date>
            </office:change-info>
          </text:insertion>
        </text:changed-region>
        <text:changed-region text:id="ct-322470040">
          <text:insertion>
            <office:change-info>
              <dc:creator>Arnon Gilboa</dc:creator>
              <dc:date>2009-09-27T09:33:00</dc:date>
            </office:change-info>
          </text:insertion>
        </text:changed-region>
        <text:changed-region text:id="ct-321675124">
          <text:insertion>
            <office:change-info>
              <dc:creator>Unknown Author</dc:creator>
              <dc:date>2009-09-24T21:39:00</dc:date>
            </office:change-info>
          </text:insertion>
        </text:changed-region>
        <text:changed-region text:id="ct-321675236">
          <text:insertion>
            <office:change-info>
              <dc:creator>Arnon Gilboa</dc:creator>
              <dc:date>2009-09-27T09:33:00</dc:date>
            </office:change-info>
          </text:insertion>
        </text:changed-region>
        <text:changed-region text:id="ct-321675012">
          <text:insertion>
            <office:change-info>
              <dc:creator>Unknown Author</dc:creator>
              <dc:date>2009-09-24T21:39:00</dc:date>
            </office:change-info>
          </text:insertion>
        </text:changed-region>
        <text:changed-region text:id="ct-321674900">
          <text:deletion>
            <office:change-info>
              <dc:creator>Arnon Gilboa</dc:creator>
              <dc:date>2009-09-27T09:33:00</dc:date>
            </office:change-info>
            <text:p text:style-name="P20">a</text:p>
          </text:deletion>
        </text:changed-region>
        <text:changed-region text:id="ct-321674788">
          <text:insertion>
            <office:change-info>
              <dc:creator>Arnon Gilboa</dc:creator>
              <dc:date>2009-09-27T09:33:00</dc:date>
            </office:change-info>
          </text:insertion>
        </text:changed-region>
        <text:changed-region text:id="ct-321674676">
          <text:insertion>
            <office:change-info>
              <dc:creator>Unknown Author</dc:creator>
              <dc:date>2009-09-24T21:39:00</dc:date>
            </office:change-info>
          </text:insertion>
        </text:changed-region>
        <text:changed-region text:id="ct-321674564">
          <text:insertion>
            <office:change-info>
              <dc:creator>Arnon Gilboa</dc:creator>
              <dc:date>2009-09-27T09:33:00</dc:date>
            </office:change-info>
          </text:insertion>
        </text:changed-region>
        <text:changed-region text:id="ct-321674452">
          <text:insertion>
            <office:change-info>
              <dc:creator>Unknown Author</dc:creator>
              <dc:date>2009-09-24T21:39:00</dc:date>
            </office:change-info>
          </text:insertion>
        </text:changed-region>
        <text:changed-region text:id="ct-321674340">
          <text:deletion>
            <office:change-info>
              <dc:creator>Unknown Author</dc:creator>
              <dc:date>2009-09-24T21:39:00</dc:date>
            </office:change-info>
            <text:p text:style-name="P20">S</text:p>
          </text:deletion>
        </text:changed-region>
        <text:changed-region text:id="ct-321674228">
          <text:insertion>
            <office:change-info>
              <dc:creator>Unknown Author</dc:creator>
              <dc:date>2009-09-24T21:39:00</dc:date>
            </office:change-info>
          </text:insertion>
        </text:changed-region>
        <text:changed-region text:id="ct-321674116">
          <text:insertion>
            <office:change-info>
              <dc:creator>Unknown Author</dc:creator>
              <dc:date>2009-09-24T21:39:00</dc:date>
            </office:change-info>
          </text:insertion>
        </text:changed-region>
        <text:changed-region text:id="ct-321674004">
          <text:deletion>
            <office:change-info>
              <dc:creator>Unknown Author</dc:creator>
              <dc:date>2009-09-24T21:39:00</dc:date>
            </office:change-info>
            <text:p text:style-name="P20">following</text:p>
          </text:deletion>
        </text:changed-region>
        <text:changed-region text:id="ct-321673892">
          <text:deletion>
            <office:change-info>
              <dc:creator>Arnon Gilboa</dc:creator>
              <dc:date>2009-09-27T09:34:00</dc:date>
            </office:change-info>
            <text:p text:style-name="P20">s</text:p>
          </text:deletion>
        </text:changed-region>
        <text:changed-region text:id="ct-321673780">
          <text:insertion>
            <office:change-info>
              <dc:creator>Unknown Author</dc:creator>
              <dc:date>2009-09-24T21:40:00</dc:date>
            </office:change-info>
          </text:insertion>
        </text:changed-region>
        <text:changed-region text:id="ct-322408832">
          <text:insertion>
            <office:change-info>
              <dc:creator>Arnon Gilboa</dc:creator>
              <dc:date>2009-09-27T09:45:00</dc:date>
            </office:change-info>
          </text:insertion>
        </text:changed-region>
        <text:changed-region text:id="ct-321673668">
          <text:deletion>
            <office:change-info>
              <dc:creator>Unknown Author</dc:creator>
              <dc:date>2009-09-24T21:38:00</dc:date>
            </office:change-info>
            <text:p text:style-name="P20">SPICE_WLIBS – wspice directory</text:p>
          </text:deletion>
        </text:changed-region>
        <text:changed-region text:id="ct-338060736">
          <text:deletion>
            <office:change-info>
              <dc:creator>Arnon Gilboa</dc:creator>
              <dc:date>2009-09-27T09:45:00</dc:date>
            </office:change-info>
            <text:p text:style-name="P20"/>
            <text:p text:style-name="P20"/>
          </text:deletion>
        </text:changed-region>
        <text:changed-region text:id="ct-321673556">
          <text:deletion>
            <office:change-info>
              <dc:creator>Unknown Author</dc:creator>
              <dc:date>2009-09-24T21:40:00</dc:date>
            </office:change-info>
            <text:p text:style-name="P20">REDC_BUILD_DIR – executable output and intermediate directory (optional, otherwise built in the source tree)</text:p>
          </text:deletion>
        </text:changed-region>
        <text:changed-region text:id="ct-338059504">
          <text:deletion>
            <office:change-info>
              <dc:creator>Arnon Gilboa</dc:creator>
              <dc:date>2009-09-27T09:45:00</dc:date>
            </office:change-info>
            <text:p text:style-name="P20"/>
            <text:p text:style-name="P20"/>
            <text:p text:style-name="P20"/>
          </text:deletion>
        </text:changed-region>
        <text:changed-region text:id="ct-321673444">
          <text:deletion>
            <office:change-info>
              <dc:creator>Unknown Author</dc:creator>
              <dc:date>2009-09-24T21:40:00</dc:date>
            </office:change-info>
            <text:p text:style-name="P20">Use MS Visual Studio 2005. In Tools<text:span text:style-name="T17">→Options→Projects and Solutions→VC++ Directories →Include Files, add the </text:span>openssl directory.</text:p>
          </text:deletion>
        </text:changed-region>
        <text:changed-region text:id="ct-338347944">
          <text:deletion>
            <office:change-info>
              <dc:creator>Arnon Gilboa</dc:creator>
              <dc:date>2009-09-27T09:45:00</dc:date>
            </office:change-info>
            <text:p text:style-name="P20"/>
            <text:p text:style-name="P20"/>
          </text:deletion>
        </text:changed-region>
        <text:changed-region text:id="ct-321673332">
          <text:insertion>
            <office:change-info>
              <dc:creator>Unknown Author</dc:creator>
              <dc:date>2009-09-24T22:18:00</dc:date>
            </office:change-info>
          </text:insertion>
        </text:changed-region>
        <text:changed-region text:id="ct-338549428">
          <text:deletion>
            <office:change-info>
              <dc:creator>Arnon Gilboa</dc:creator>
              <dc:date>2009-09-27T09:45:00</dc:date>
            </office:change-info>
            <text:p text:style-name="P20"><text:span text:style-name="T8"/></text:p>
            <text:p text:style-name="P20"><text:span text:style-name="T8"/></text:p>
          </text:deletion>
          <text:insertion>
            <office:change-info office:chg-author="Unknown Author" office:chg-date-time="2009-09-24T22:18:00"/>
          </text:insertion>
        </text:changed-region>
        <text:changed-region text:id="ct-338348056">
          <text:insertion>
            <office:change-info>
              <dc:creator>Unknown Author</dc:creator>
              <dc:date>2009-09-24T22:18:00</dc:date>
            </office:change-info>
          </text:insertion>
        </text:changed-region>
        <text:changed-region text:id="ct-321673220">
          <text:insertion>
            <office:change-info>
              <dc:creator>Arnon Gilboa</dc:creator>
              <dc:date>2009-09-27T09:35:00</dc:date>
            </office:change-info>
          </text:insertion>
        </text:changed-region>
        <text:changed-region text:id="ct-321673108">
          <text:insertion>
            <office:change-info>
              <dc:creator>Unknown Author</dc:creator>
              <dc:date>2009-09-24T22:18:00</dc:date>
            </office:change-info>
          </text:insertion>
        </text:changed-region>
        <text:changed-region text:id="ct-321672996">
          <text:insertion>
            <office:change-info>
              <dc:creator>Unknown Author</dc:creator>
              <dc:date>2009-09-24T22:19:00</dc:date>
            </office:change-info>
          </text:insertion>
        </text:changed-region>
        <text:changed-region text:id="ct-321672884">
          <text:insertion>
            <office:change-info>
              <dc:creator>Unknown Author</dc:creator>
              <dc:date>2009-09-24T22:35:00</dc:date>
            </office:change-info>
          </text:insertion>
        </text:changed-region>
        <text:changed-region text:id="ct-338548756">
          <text:insertion>
            <office:change-info>
              <dc:creator>Arnon Gilboa</dc:creator>
              <dc:date>2009-09-27T09:45:00</dc:date>
            </office:change-info>
          </text:insertion>
        </text:changed-region>
        <text:changed-region text:id="ct-321672436">
          <text:deletion>
            <office:change-info>
              <dc:creator>Unknown Author</dc:creator>
              <dc:date>2009-09-26T21:08:00</dc:date>
            </office:change-info>
            <text:p text:style-name="P6"><text:span text:style-name="T18">/</text:span></text:p>
          </text:deletion>
        </text:changed-region>
        <text:changed-region text:id="ct-321672100">
          <text:deletion>
            <office:change-info>
              <dc:creator>Unknown Author</dc:creator>
              <dc:date>2009-09-26T21:09:00</dc:date>
            </office:change-info>
            <text:p text:style-name="P21">red-vdsa</text:p>
          </text:deletion>
        </text:changed-region>
        <text:changed-region text:id="ct-321672212">
          <text:insertion>
            <office:change-info>
              <dc:creator>Unknown Author</dc:creator>
              <dc:date>2009-09-26T21:09:00</dc:date>
            </office:change-info>
          </text:insertion>
        </text:changed-region>
        <text:changed-region text:id="ct-321672324">
          <text:deletion>
            <office:change-info>
              <dc:creator>Unknown Author</dc:creator>
              <dc:date>2009-09-26T21:09:00</dc:date>
            </office:change-info>
            <text:p text:style-name="P21">5930</text:p>
          </text:deletion>
        </text:changed-region>
        <text:changed-region text:id="ct-321671988">
          <text:insertion>
            <office:change-info>
              <dc:creator>Unknown Author</dc:creator>
              <dc:date>2009-09-26T21:09:00</dc:date>
            </office:change-info>
          </text:insertion>
        </text:changed-region>
        <text:changed-region text:id="ct-321671876">
          <text:insertion>
            <office:change-info>
              <dc:creator>Unknown Author</dc:creator>
              <dc:date>2009-09-26T21:09:00</dc:date>
            </office:change-info>
          </text:insertion>
        </text:changed-region>
        <text:changed-region text:id="ct-321671764">
          <text:deletion>
            <office:change-info>
              <dc:creator>Unknown Author</dc:creator>
              <dc:date>2009-09-26T21:09:00</dc:date>
            </office:change-info>
            <text:p text:style-name="P22">red-vdsa</text:p>
          </text:deletion>
        </text:changed-region>
        <text:changed-region text:id="ct-321671652">
          <text:insertion>
            <office:change-info>
              <dc:creator>Unknown Author</dc:creator>
              <dc:date>2009-09-26T21:09:00</dc:date>
            </office:change-info>
          </text:insertion>
        </text:changed-region>
        <text:changed-region text:id="ct-321671540">
          <text:deletion>
            <office:change-info>
              <dc:creator>Unknown Author</dc:creator>
              <dc:date>2009-09-26T21:09:00</dc:date>
            </office:change-info>
            <text:p text:style-name="P22">5930</text:p>
          </text:deletion>
        </text:changed-region>
        <text:changed-region text:id="ct-321671428">
          <text:deletion>
            <office:change-info>
              <dc:creator>Unknown Author</dc:creator>
              <dc:date>2009-09-26T21:08:00</dc:date>
            </office:change-info>
            <text:p text:style-name="P2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Spice User Manual</text:p>
      <text:p text:style-name="P1">Draft <text:change text:change-id="ct-322013204"/><text:change-start text:change-id="ct-322013092"/>4<text:change-end text:change-id="ct-322013092"/></text:p>
      <text:p text:style-name="P49"/>
      <text:p text:style-name="P49"/>
      <text:p text:style-name="P65"><text:s/><text:span text:style-name="T57"><text:s/>Copyright © 2009 Red Hat, Inc.</text:span></text:p>
      <text:p text:style-name="P64"><text:s text:c="2"/>Licensed under a Creative Commons Attribution-Share Alike 3.0</text:p>
      <text:p text:style-name="P64"><text:s text:c="2"/>United States License (see</text:p>
      <text:p text:style-name="P65"><text:span text:style-name="T57"><text:s text:c="2"/></text:span><text:a xlink:type="simple" xlink:href="http://creativecommons.org/licenses/by-sa/3.0/us/legalcode"><text:span text:style-name="T57">http://creativecommons.org/licenses/by-sa/3.0/us/legalcode</text:span></text:a><text:span text:style-name="T57">).</text:span></text:p>
      <text:p text:style-name="P99"><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56"><text:s/>1 Introduction<text:tab/>3</text:p>
          <text:p text:style-name="P125"><text:s/>1.1 Spice and Spice-related Components<text:tab/>3</text:p>
          <text:p text:style-name="P126"><text:s/>1.1.1 Spice Server<text:tab/>3</text:p>
          <text:p text:style-name="P126"><text:s/>1.1.1 Spice Client<text:tab/>3</text:p>
          <text:p text:style-name="P126"><text:s/>1.1.2 QXL Device and Drivers<text:tab/>3</text:p>
          <text:p text:style-name="P126"><text:s/>1.1.3 VDI Port Device<text:tab/>3</text:p>
          <text:p text:style-name="P126"><text:s/>1.1.4 Spice Agent<text:tab/>3</text:p>
          <text:p text:style-name="P125"><text:s/>1.2 Features<text:tab/>4</text:p>
          <text:p text:style-name="P126"><text:s/>1.2.1 Multiple Channels<text:tab/>4</text:p>
          <text:p text:style-name="P126"><text:s/>1.2.2 Image Compression<text:tab/>4</text:p>
          <text:p text:style-name="P126"><text:s/>1.2.3 Video Compression<text:tab/>4</text:p>
          <text:p text:style-name="P126"><text:s/>1.2.4 Mouse Modes<text:tab/>4</text:p>
          <text:p text:style-name="P126"><text:s/>1.2.5 Other Features<text:tab/>4</text:p>
          <text:p text:style-name="P156"><text:s/>2 Installation<text:tab/>5</text:p>
          <text:p text:style-name="P125"><text:s/>2.1 Prerequisites<text:tab/>5</text:p>
          <text:p text:style-name="P126"><text:s/>2.1.1 qpixman<text:tab/>5</text:p>
          <text:p text:style-name="P126"><text:s/>2.1.2 qcairo<text:tab/>5</text:p>
          <text:p text:style-name="P126"><text:s/>2.1.3 celt_0_5_1<text:tab/>5</text:p>
          <text:p text:style-name="P126"><text:s/>2.1.4 ffmpeg<text:tab/>6</text:p>
          <text:p text:style-name="P126"><text:s/>2.1.5 log4cpp<text:tab/>6</text:p>
          <text:p text:style-name="P125"><text:s/>2.2 Windows prerequisites<text:tab/>7</text:p>
          <text:p text:style-name="P125"><text:s/>2.3 Obtaining the source<text:tab/>7</text:p>
          <text:p text:style-name="P125"><text:s/>2.4 Building from source<text:tab/>7</text:p>
          <text:p text:style-name="P126"><text:s/>2.4.1 libspice and Linux client<text:tab/>7</text:p>
          <text:p text:style-name="P126"><text:s/>2.4.2 qemu/kvm<text:tab/>8</text:p>
          <text:p text:style-name="P126"><text:s/>2.4.3 Windows Client<text:tab/>8</text:p>
          <text:p text:style-name="P156"><text:s/>3 Running spice<text:tab/>9</text:p>
          <text:p text:style-name="P125"><text:s/>3.1 Preparations<text:tab/>9</text:p>
          <text:p text:style-name="P125"><text:s/>3.2 Examples<text:tab/>9</text:p>
          <text:p text:style-name="P156"><text:s/>4 Spice server<text:tab/>10</text:p>
          <text:p text:style-name="P125"><text:s/>4.1 Qemu spice options<text:tab/>10</text:p>
          <text:p text:style-name="P126"><text:s/>4.1.1 Creating SSL files<text:tab/>11</text:p>
          <text:p text:style-name="P125"><text:s/>4.2 Qemu monitor commands<text:tab/>12</text:p>
          <text:p text:style-name="P126"><text:s/>4.2.1 Control<text:tab/>12</text:p>
          <text:p text:style-name="P126"><text:s/>4.2.2 Information<text:tab/>12</text:p>
          <text:p text:style-name="P156"><text:s/>5 Spice client<text:tab/>13</text:p>
          <text:p text:style-name="P125"><text:s/>5.1 Command options<text:tab/>13</text:p>
          <text:p text:style-name="P125"><text:s/>5.2 Control hot keys<text:tab/>13</text:p>
          <text:p text:style-name="P156"><text:s/>6 Guest<text:tab/>14</text:p>
          <text:p text:style-name="P125"><text:s/>6.1 Windows<text:tab/>14</text:p>
          <text:p text:style-name="P126"><text:s/>6.1.1 Drivers Install<text:tab/>14</text:p>
          <text:p text:style-name="P126"><text:s/>6.1.2 Agent Install<text:tab/>14</text:p>
          <text:p text:style-name="P156"><text:s/>7 Logging and debugging<text:tab/>15</text:p>
          <text:p text:style-name="P156"><text:s/>8 References<text:tab/>15</text:p>
        </text:index-body>
      </text:table-of-content>
      <text:p text:style-name="Standard"/>
      <text:p text:style-name="Standard"/>
      <text:p text:style-name="Standard"/>
      <text:h text:style-name="P149" text:outline-level="1" text:is-list-header="true"/>
      <text:h text:style-name="P150" text:outline-level="1">Introduction</text:h>
      <text:p text:style-name="P66">Spice is an open remote computing solution, providing client access to remote <text:s/>displays and devices (e.g. keyboard, mouse, audio). Spice provides a desktop like user experience, while trying to offload most of the intensive CPU and GPU tasks to the client.</text:p>
      <text:p text:style-name="P66">The basic building blocks of Spice are:</text:p>
      <text:list xml:id="list1378988810" text:style-name="L2">
        <text:list-item>
          <text:p text:style-name="P145">Spice protocol – see <text:reference-ref text:reference-format="text" text:ref-name="[1]">[1]</text:reference-ref> </text:p>
        </text:list-item>
        <text:list-item>
          <text:p text:style-name="P145">Spice server</text:p>
        </text:list-item>
        <text:list-item>
          <text:p text:style-name="P145">Spice client</text:p>
          <text:p text:style-name="P146">The following sections provide basic information on Spice components and features, obtaining, building, installing and using Spice.</text:p>
        </text:list-item>
      </text:list>
      <text:list xml:id="list1656052988" text:style-name="L3">
        <text:list-item>
          <text:list>
            <text:list-item>
              <text:h text:style-name="P103" text:outline-level="2">Spice and Spice-related Components</text:h>
            </text:list-item>
          </text:list>
        </text:list-item>
      </text:list>
      <text:list xml:id="list1820906892" text:style-name="L4">
        <text:list-item>
          <text:list>
            <text:list-item>
              <text:list>
                <text:list-item>
                  <text:h text:style-name="P112" text:outline-level="3">Spice Server</text:h>
                </text:list-item>
              </text:list>
            </text:list-item>
          </text:list>
        </text:list-item>
      </text:list>
      <text:p text:style-name="P66">Spice server is implemented in libspice, a VDI pluggable library. Virtual Device Interface (VDI) defines a set of interfaces that provide a standard way to publish virtual devices (e.g. display device, keyboard, mouse) and enables different Spice components to interact with those devices. For more information, refer to <text:reference-ref text:reference-format="text" text:ref-name="[2]">[2]</text:reference-ref>.<text:span text:style-name="T47"> On one side</text:span>, the server communicates with the remote client using the Spice protocol and on the other side, it interacts with the VDI host application (e.g QEMU). </text:p>
      <text:list xml:id="list150639693" text:continue-list="list1820906892" text:style-name="L4">
        <text:list-item text:start-value="1">
          <text:list>
            <text:list-item>
              <text:list>
                <text:list-item text:start-value="1">
                  <text:h text:style-name="P116" text:outline-level="3" text:restart-numbering="true" text:start-value="1">Spice Client</text:h>
                </text:list-item>
              </text:list>
            </text:list-item>
          </text:list>
        </text:list-item>
      </text:list>
      <text:p text:style-name="P96">Spice cross-platform (Linux &amp; Windows) client is the interface for the end user. </text:p>
      <text:list xml:id="list309714903" text:continue-numbering="true" text:style-name="L4">
        <text:list-item>
          <text:list>
            <text:list-item>
              <text:list>
                <text:list-item>
                  <text:h text:style-name="P112" text:outline-level="3">QXL Device and Drivers</text:h>
                </text:list-item>
              </text:list>
            </text:list-item>
          </text:list>
        </text:list-item>
      </text:list>
      <text:p text:style-name="P66">Spice server supports QXL VDI interface. When libspice is used with QEMU, a specific QEMU <text:s/>QXL PCI device can be used for improving remote display performance and enhancing the graphic capabilities of the guest graphic system. QXL device requires guest QXL drivers for full functionality. However, standard VGA is supported when no driver exists. </text:p>
      <text:list xml:id="list565635876" text:continue-numbering="true" text:style-name="L4">
        <text:list-item>
          <text:list>
            <text:list-item>
              <text:list>
                <text:list-item>
                  <text:h text:style-name="P114" text:outline-level="3">VDI Port Device</text:h>
                </text:list-item>
              </text:list>
            </text:list-item>
          </text:list>
        </text:list-item>
      </text:list>
      <text:p text:style-name="P66">Spice protocol supports a communication channel between the client and the agent on the server side. When using QEMU, Spice agent resides on the guest. VDI port is a QEMU PCI device used for communication with the agent.</text:p>
      <text:list xml:id="list1119329370" text:continue-numbering="true" text:style-name="L4">
        <text:list-item>
          <text:list>
            <text:list-item>
              <text:list>
                <text:list-item>
                  <text:h text:style-name="P112" text:outline-level="3">Spice Agent</text:h>
                </text:list-item>
              </text:list>
            </text:list-item>
          </text:list>
        </text:list-item>
      </text:list>
      <text:p text:style-name="P66">The Spice agent is an optional component for enhancing user experience and performing guest-oriented management tasks. For example, the agent injects mouse position and state to the guest when using client mouse mode. In addition, it is used for configuration of the guest display settings.</text:p>
      <text:list xml:id="list1887488492" text:continue-list="list1656052988" text:style-name="L3">
        <text:list-item>
          <text:list>
            <text:list-item>
              <text:h text:style-name="P105" text:outline-level="2"><text:soft-page-break/>Features</text:h>
              <text:list>
                <text:list-item>
                  <text:h text:style-name="P113" text:outline-level="3">Multiple Channels</text:h>
                </text:list-item>
              </text:list>
            </text:list-item>
          </text:list>
        </text:list-item>
      </text:list>
      <text:list xml:id="list584649047" text:style-name="L5">
        <text:list-header>
          <text:p text:style-name="P173">The server and client communicate via channels. Each channel is dedicated to a specific type of data. The available channels are:</text:p>
        </text:list-header>
      </text:list>
      <text:list xml:id="list1942108680" text:style-name="L6">
        <text:list-item>
          <text:list>
            <text:list-item>
              <text:list>
                <text:list-item>
                  <text:p text:style-name="P159"><text:span text:style-name="T51">Main</text:span> - control and configuration</text:p>
                </text:list-item>
                <text:list-item>
                  <text:p text:style-name="P159"><text:span text:style-name="T50">Display</text:span><text:span text:style-name="T49"> - graphic commands, images and video streams</text:span></text:p>
                </text:list-item>
                <text:list-item>
                  <text:p text:style-name="P159"><text:span text:style-name="T50">Inputs</text:span><text:span text:style-name="T49"> - keyboard and mouse inputs</text:span></text:p>
                </text:list-item>
                <text:list-item>
                  <text:p text:style-name="P159"><text:span text:style-name="T50">Cursor</text:span><text:span text:style-name="T49"> - pointer device position and cursor shape</text:span></text:p>
                </text:list-item>
                <text:list-item>
                  <text:p text:style-name="P159"><text:span text:style-name="T50">Playback</text:span><text:span text:style-name="T49"> - audio received from the server to be played by the client</text:span></text:p>
                </text:list-item>
                <text:list-item>
                  <text:p text:style-name="P159"><text:span text:style-name="T50">Record</text:span><text:span text:style-name="T49"> - audio capture on the client side</text:span></text:p>
                </text:list-item>
              </text:list>
            </text:list-item>
          </text:list>
        </text:list-item>
      </text:list>
      <text:list xml:id="list123131605" text:continue-list="list1887488492" text:style-name="L3">
        <text:list-item>
          <text:list>
            <text:list-item>
              <text:list>
                <text:list-item>
                  <text:h text:style-name="P113" text:outline-level="3">Image Compression</text:h>
                </text:list-item>
              </text:list>
            </text:list-item>
          </text:list>
        </text:list-item>
      </text:list>
      <text:p text:style-name="P93">Spice offers several image compression algorithms, which can be chosen on server initiation and <text:s/>dynamically at run-time. Quic is a Spice proprietary image compression technology based on the SFALIC algorithm. The Lempel-Ziv (LZ) algorithm is another option. Both Quic and LZ are local algorithms encoding each image separately. Global LZ (GLZ) is another proprietary Spice technology that uses LZ with history based global dictionary. GLZ takes advantage of repeating patterns among images to shrink the traffic and save bandwidth, which is critical in a WAN environment. Spice also offers an automatic mode for compression selection per image, where the choice between LZ/GLZ and Quic is heuristically based on image properties. Conceptually, synthetic images are better compressed with LZ/GLZ and real images are better with Quic. </text:p>
      <text:list xml:id="list332428515" text:continue-numbering="true" text:style-name="L3">
        <text:list-item>
          <text:list>
            <text:list-item>
              <text:list>
                <text:list-item>
                  <text:h text:style-name="P117" text:outline-level="3">Video Compression</text:h>
                </text:list-item>
              </text:list>
            </text:list-item>
          </text:list>
        </text:list-item>
      </text:list>
      <text:p text:style-name="P93">Spice uses loss-less compression for images sent to the client. However, video streams are handled differently. Spice server heuristically identifies video areas and sends them as a video stream coded using M-JPEG. This handling saves a lot of traffic, improving Spice performance, especially in a WAN environment. However, in some circumstances the heuristic behavior might cause low quality image (e.g. <text:s/>identifying updated text area as a video stream). Video streaming can be chosen on server initiation and dynamically at run-time.</text:p>
      <text:list xml:id="list189486545" text:continue-numbering="true" text:style-name="L3">
        <text:list-item>
          <text:list>
            <text:list-item>
              <text:list>
                <text:list-item>
                  <text:h text:style-name="P118" text:outline-level="3">Mouse Modes</text:h>
                </text:list-item>
              </text:list>
            </text:list-item>
          </text:list>
        </text:list-item>
      </text:list>
      <text:p text:style-name="P93">Spice supports two mouse modes: server and client. The mode can be changed dynamically and is negotiated between the client and the server.</text:p>
      <text:list xml:id="list1206022669" text:continue-list="list1942108680" text:style-name="L6">
        <text:list-item>
          <text:list>
            <text:list-item>
              <text:list>
                <text:list-item>
                  <text:p text:style-name="P159"><text:span text:style-name="T50">Server mouse</text:span><text:span text:style-name="T49"> – When a</text:span> user clicks inside the Spice client window, the client mouse is captured and set invisible. In this mode, the server controls the mouse position on display. However, it might be problematic on WAN or a loaded server, where mouse cursor might have some latency or non-responsiveness.</text:p>
                </text:list-item>
                <text:list-item>
                  <text:p text:style-name="P159"><text:span text:style-name="T51">Client mouse</text:span> - Not captured and is used as the effective pointing device. For enabling client mouse, VDI host application must register an absolute pointing device (e.g. USB tablet in QEMU). This mode is appropriate for WAN or loaded server, since cursor has smooth motion and responsiveness. However, the cursor might loose synchronization (position and shape) for a while.</text:p>
                </text:list-item>
              </text:list>
            </text:list-item>
          </text:list>
        </text:list-item>
      </text:list>
      <text:list xml:id="list1039520644" text:continue-list="list189486545" text:style-name="L3">
        <text:list-item>
          <text:list>
            <text:list-item>
              <text:list>
                <text:list-item>
                  <text:h text:style-name="P118" text:outline-level="3">Other Features</text:h>
                </text:list-item>
              </text:list>
            </text:list-item>
          </text:list>
        </text:list-item>
      </text:list>
      <text:list xml:id="list697973808" text:continue-list="list611726166" text:style-name="L1">
        <text:list-item>
          <text:list>
            <text:list-item>
              <text:list>
                <text:list-item>
                  <text:p text:style-name="P161"><text:span text:style-name="T51">Multiple Monitors</text:span> - any number of monitors is supported</text:p>
                </text:list-item>
                <text:list-item>
                  <text:p text:style-name="P160"><text:span text:style-name="T51">Bidirectional Audio</text:span> - Spice supports audio playback and recording. Playback is compressed using the CELT algorithm</text:p>
                </text:list-item>
                <text:list-item>
                  <text:p text:style-name="P161"><text:span text:style-name="T51">Lip-sync</text:span> - between video and audio. Available only when video streaming is enabled.</text:p>
                </text:list-item>
                <text:list-item>
                  <text:p text:style-name="P161"><text:span text:style-name="T51">Migration</text:span> - switching channel connectivity for <text:s/>supporting server migration</text:p>
                </text:list-item>
                <text:list-item>
                  <text:p text:style-name="P162">Pixmap caching</text:p>
                </text:list-item>
              </text:list>
            </text:list-item>
          </text:list>
        </text:list-item>
      </text:list>
      <text:h text:style-name="P151" text:outline-level="1"><text:soft-page-break/>Installation</text:h>
      <text:h text:style-name="P106" text:outline-level="2">Prerequisites</text:h>
      <text:list xml:id="list1705068468" text:style-name="L7">
        <text:list-header>
          <text:p text:style-name="P175">The following list details the packages required for building Spice on Linux. It was <text:change text:change-id="ct-322011300"/><text:change-start text:change-id="ct-322412528"/>tested<text:change-end text:change-id="ct-322412528"/> on Fedora 11. </text:p>
        </text:list-header>
      </text:list>
      <text:h text:style-name="P111" text:outline-level="3">qpixman</text:h>
      <text:p text:style-name="P3">Pixman is a generic library for manipulating pixel regions, containing low-level pixel manipulation routines and is used by <text:change text:change-id="ct-322412416"/><text:change-start text:change-id="ct-322412304"/>C<text:change-end text:change-id="ct-322412304"/>airo. QPixman is a slightly modified version of Pixman.</text:p>
      <text:p text:style-name="P4"><text:change text:change-id="ct-322412192"/><text:change text:change-id="ct-338062192"/><text:change text:change-id="ct-322411968"/><text:change text:change-id="ct-322412080"/><text:change text:change-id="ct-322014772"/><text:change-start text:change-id="ct-338061632"/></text:p>
      <text:p text:style-name="P5"><text:change-end text:change-id="ct-338061632"/><text:change-start text:change-id="ct-322411856"/>Download qpixman tarball from<text:change-end text:change-id="ct-322411856"/><text:change-start text:change-id="ct-322411744"/>:<text:change-end text:change-id="ct-322411744"/><text:change-start text:change-id="ct-338060624"/></text:p>
      <text:p text:style-name="P6"><text:change-end text:change-id="ct-338060624"/><text:change text:change-id="ct-338059952"/><text:change-start text:change-id="ct-322411632"/><text:a xlink:type="simple" xlink:href="http://sourceforge.net/projects/spice-space/files/"><text:span text:style-name="T1">http://sourceforge.net/projects/spice-space/files</text:span></text:a><text:change-end text:change-id="ct-322411632"/><text:change text:change-id="ct-338349512"/><text:change text:change-id="ct-322411520"/><text:change-start text:change-id="ct-338349848"/><text:a xlink:type="simple" xlink:href="http://sourceforge.net/projects/spice-space/files/"><text:span text:style-name="T61">/</text:span></text:a></text:p>
      <text:p text:style-name="P5"><text:change-end text:change-id="ct-338349848"/><text:change text:change-id="ct-322411408"/><text:change-start text:change-id="ct-322411296"/></text:p>
      <text:p text:style-name="P7"><text:change-end text:change-id="ct-322411296"/><text:change text:change-id="ct-322411184"/><text:change-start text:change-id="ct-322411072"/><text:span text:style-name="T60">U</text:span><text:change-end text:change-id="ct-322411072"/><text:change-start text:change-id="ct-322410960"/><text:span text:style-name="T60">npack and cd</text:span><text:change-end text:change-id="ct-322410960"/><text:change-start text:change-id="ct-322410848"/><text:span text:style-name="T60">. </text:span><text:change-end text:change-id="ct-322410848"/><text:change-start text:change-id="ct-322410624"/><text:span text:style-name="T20">Configure, make and install:</text:span></text:p>
      <text:p text:style-name="P7"><text:span text:style-name="T20"/></text:p>
      <text:p text:style-name="P7"><text:change-end text:change-id="ct-322410624"/>./autogen.sh -includedir=/usr/include --libdir=/usr/lib64 </text:p>
      <text:p text:style-name="P7">make</text:p>
      <text:p text:style-name="P7">sudo make install</text:p>
      <text:h text:style-name="P119" text:outline-level="3">qcairo</text:h>
      <text:p text:style-name="P43">Cairo is a vector graphics, device-independent library. QCairo is a slightly modified version of Cairo<text:span text:style-name="T53">.</text:span></text:p>
      <text:p text:style-name="P4"><text:change text:change-id="ct-322410512"/><text:change text:change-id="ct-338061296"/><text:change text:change-id="ct-322410400"/><text:change-start text:change-id="ct-338061856"/></text:p>
      <text:p text:style-name="P139"><text:change-end text:change-id="ct-338061856"/><text:change-start text:change-id="ct-322410288"/><text:span text:style-name="T20">Download qcairo tarball from</text:span><text:change-end text:change-id="ct-322410288"/><text:change-start text:change-id="ct-322410176"/><text:span text:style-name="T20">:</text:span><text:change-end text:change-id="ct-322410176"/><text:change-start text:change-id="ct-338060176"/></text:p>
      <text:p text:style-name="P9"><text:change-end text:change-id="ct-338060176"/><text:change text:change-id="ct-322409952"/><text:change-start text:change-id="ct-322409840"/><text:a xlink:type="simple" xlink:href="http://sourceforge.net/projects/spice-space/files/"><text:span text:style-name="T6">http://sourceforge.net/projects/spice-space/files</text:span></text:a><text:change-end text:change-id="ct-322409840"/><text:change text:change-id="ct-338060288"/><text:change text:change-id="ct-322409728"/><text:change-start text:change-id="ct-338061408"/><text:a xlink:type="simple" xlink:href="http://sourceforge.net/projects/spice-space/files/"><text:span text:style-name="T38">/</text:span></text:a></text:p>
      <text:p text:style-name="P11"><text:change-end text:change-id="ct-338061408"/><text:change text:change-id="ct-322409616"/><text:change-start text:change-id="ct-322409504"/></text:p>
      <text:p text:style-name="P12"><text:change-end text:change-id="ct-322409504"/><text:change text:change-id="ct-322409392"/><text:change-start text:change-id="ct-322409280"/>U<text:change-end text:change-id="ct-322409280"/><text:change-start text:change-id="ct-322409168"/>npack and cd<text:change-end text:change-id="ct-322409168"/><text:change-start text:change-id="ct-322408944"/>. Configure, make and install:<text:change-end text:change-id="ct-322408944"/><text:change-start text:change-id="ct-338059728"/></text:p>
      <text:p text:style-name="P12"><text:change-end text:change-id="ct-338059728"/></text:p>
      <text:p text:style-name="P53">./autogen.sh --disable-xlib --disable-ps --disable-pdf <text:span text:style-name="T31">►</text:span></text:p>
      <text:p text:style-name="P53"><text:span text:style-name="T31"><text:tab/></text:span>--disable-svg --includedir=/usr/include/ --libdir=/usr/lib64</text:p>
      <text:p text:style-name="P7">make</text:p>
      <text:p text:style-name="P53">sudo make install</text:p>
      <text:h text:style-name="P121" text:outline-level="3">celt_<text:span text:style-name="T52">0_5_1</text:span></text:h>
      <text:p text:style-name="P72">The CELT codec is a compression algorithm for audio - transmitting music with high quality, imposing very little delay on the signal.</text:p>
      <text:p text:style-name="P67"><text:soft-page-break/><text:span text:style-name="T23">Download </text:span><text:a xlink:type="simple" xlink:href="http://downloads.us.xiph.org/releases/celt/celt-0.5.1.3.tar.gz"><text:span text:style-name="T23">celt-0.5.1.3.tar.gz</text:span></text:a><text:span text:style-name="T23"> from </text:span><text:a xlink:type="simple" xlink:href="http://www.celt-codec.org/downloads/"><text:span text:style-name="T23">http://www.celt-codec.org/downloads/</text:span></text:a></text:p>
      <text:p text:style-name="P8"><text:change-start text:change-id="ct-338061184"/><text:span text:style-name="T28"/></text:p>
      <text:p text:style-name="P8"><text:change-end text:change-id="ct-338061184"/><text:change-start text:change-id="ct-322408720"/><text:span text:style-name="T28">Unpack and cd. </text:span><text:change-end text:change-id="ct-322408720"/><text:change-start text:change-id="ct-338060960"/><text:span text:style-name="T29">Configure, make and install:</text:span><text:change-end text:change-id="ct-338060960"/><text:change-start text:change-id="ct-338060512"/></text:p>
      <text:p text:style-name="P7"><text:change-end text:change-id="ct-338060512"/><text:change text:change-id="ct-338061072"/><text:change text:change-id="ct-322392044"/><text:change text:change-id="ct-322391932"/><text:span text:style-name="T9"/></text:p>
      <text:p text:style-name="P7">./configure -includedir=/usr/include --libdir=/usr/lib64 </text:p>
      <text:p text:style-name="P7">make</text:p>
      <text:p text:style-name="P7">sudo make install</text:p>
      <text:h text:style-name="P123" text:outline-level="3">ffmpeg</text:h>
      <text:p text:style-name="P74">FFmpeg is a library for audio and video recording, conversion, and streaming. It includes libavcodec audio/video codec library.</text:p>
      <text:p text:style-name="P66"><text:span text:style-name="T25">In case your distribution does not include the library, download it from</text:span><text:span text:style-name="T27"> </text:span><text:a xlink:type="simple" xlink:href="http://ffmpeg.org/"><text:span text:style-name="T27">http://ffmpeg.org/</text:span></text:a></text:p>
      <text:p text:style-name="P73">For the minimal functionality required by Spice, use:</text:p>
      <text:p text:style-name="P7">./configure --libdir=/usr/lib64 --incdir=/usr/include <text:span text:style-name="T31">►</text:span></text:p>
      <text:p text:style-name="P7"><text:tab/>--shlibdir=/usr/lib64 --disable-demuxers --disable-ffmpeg <text:span text:style-name="T31">►</text:span></text:p>
      <text:p text:style-name="P7"><text:span text:style-name="T31"><text:tab/></text:span>--disable-ffserver --disable-ffplay --disable-bsfs <text:span text:style-name="T31">►</text:span></text:p>
      <text:p text:style-name="P7"><text:span text:style-name="T31"><text:tab/></text:span>--disable-parsers --disable-devices --disable-protocols <text:span text:style-name="T31">►</text:span></text:p>
      <text:p text:style-name="P7"><text:span text:style-name="T31"><text:tab/></text:span>--disable-muxers --disable-decoders --disable-encoders <text:span text:style-name="T31">►</text:span></text:p>
      <text:p text:style-name="P7"><text:span text:style-name="T31"><text:tab/></text:span>--enable-encoder=mjpeg --enable-decoder=mjpeg <text:span text:style-name="T31">►</text:span></text:p>
      <text:p text:style-name="P7"><text:span text:style-name="T31"><text:tab/></text:span>--disable-static --enable-shared --enable-gpl <text:span text:style-name="T31">►</text:span></text:p>
      <text:p text:style-name="P6"><text:tab/><text:span text:style-name="T3">--disable-stripping</text:span><text:change-start text:change-id="ct-322391820"/></text:p>
      <text:p text:style-name="P7"><text:change-end text:change-id="ct-322391820"/></text:p>
      <text:p text:style-name="P7">make</text:p>
      <text:p text:style-name="P7">sudo make install</text:p>
      <text:h text:style-name="P122" text:outline-level="3">log4cpp</text:h>
      <text:p text:style-name="P70">Log4cpp is a library for flexible logging to files, syslog etc. It is modeled after the Log4j Java library.</text:p>
      <text:p text:style-name="P70">In case your distribution does not include the library, download it from<text:change-start text:change-id="ct-338349064"/>:<text:change-end text:change-id="ct-338349064"/></text:p>
      <text:p text:style-name="P66"><text:a xlink:type="simple" xlink:href="http://log4cpp.sourceforge.net/"><text:span text:style-name="T3">http://log4cpp.sourceforge.net/</text:span></text:a></text:p>
      <text:p text:style-name="P8"/>
      <text:p text:style-name="P8">Configure, make and install:</text:p>
      <text:p text:style-name="P8"/>
      <text:p text:style-name="P7">./configure -includedir=/usr/include --libdir=/usr/lib64 </text:p>
      <text:p text:style-name="P7">make</text:p>
      <text:p text:style-name="P7">sudo make install</text:p>
      <text:p text:style-name="P7"/>
      <text:p text:style-name="P8">If the build fails, apply the following patch and try again:</text:p>
      <text:p text:style-name="P8"/>
      <table:table table:name="Table1" table:style-name="Table1">
        <table:table-column table:style-name="Table1.A"/>
        <table:table-row>
          <table:table-cell table:style-name="Table1.A1" office:value-type="string">
            <text:p text:style-name="P101">diff -ru log4cpp-1.0.orig/src/BasicLayout.cpp log4cpp-1.0/src/BasicLayout.cpp</text:p>
            <text:p text:style-name="P102">--- log4cpp-1.0.orig/src/BasicLayout.cpp <text:s text:c="7"/>2006-09-30 02:03:20.000000000 -0400</text:p>
            <text:p text:style-name="P102">+++ log4cpp-1.0/src/BasicLayout.cpp <text:s text:c="4"/>2008-12-12 12:01:16.000000000 -0500</text:p>
            <text:p text:style-name="P102">@@ -8,6 +8,8 @@</text:p>
            <text:p text:style-name="P102"><text:s text:c="2"/>*/</text:p>
            <text:p text:style-name="P102"><text:s/></text:p>
            <text:p text:style-name="P102"><text:s/>#include "PortabilityImpl.hh"</text:p>
            <text:p text:style-name="P102">+#include &lt;cstdlib&gt;</text:p>
            <text:p text:style-name="P102">+#include &lt;memory&gt;</text:p>
            <text:p text:style-name="P102"><text:s/>#include &lt;log4cpp/BasicLayout.hh&gt;</text:p>
            <text:p text:style-name="P102"><text:s/>#include &lt;log4cpp/Priority.hh&gt;</text:p>
            <text:p text:style-name="P102"><text:s/>#include &lt;log4cpp/FactoryParams.hh&gt;</text:p>
            <text:p text:style-name="P102">diff -ru log4cpp-1.0.orig/src/PatternLayout.cpp log4cpp-1.0/src/PatternLayout.cpp</text:p>
            <text:p text:style-name="P102">--- log4cpp-1.0.orig/src/PatternLayout.cpp <text:s text:c="5"/>2007-08-28 03:54:12.000000000 -0400</text:p>
            <text:p text:style-name="P102">+++ log4cpp-1.0/src/PatternLayout.cpp <text:s text:c="2"/>2008-12-12 11:57:59.000000000 -0500</text:p>
            <text:p text:style-name="P102">@@ -8,6 +8,7 @@</text:p>
            <text:p text:style-name="P102"><text:s/></text:p>
            <text:p text:style-name="P102"><text:s/>#include "PortabilityImpl.hh"</text:p>
            <text:p text:style-name="P102"><text:s/></text:p>
            <text:p text:style-name="P102">+#include &lt;cstdlib&gt;</text:p>
            <text:p text:style-name="P102"><text:s/>#include &lt;log4cpp/PatternLayout.hh&gt;</text:p>
            <text:p text:style-name="P102"><text:s/>#include &lt;log4cpp/Priority.hh&gt;</text:p>
            <text:p text:style-name="P100"><text:s/>#include &lt;log4cpp/NDC.hh&gt;</text:p>
          </table:table-cell>
        </table:table-row>
      </table:table>
      <text:h text:style-name="P104" text:outline-level="2"><text:soft-page-break/>Windows prerequisites</text:h>
      <text:p text:style-name="P14"><text:change text:change-id="ct-322389580"/></text:p>
      <text:list xml:id="list2067859113" text:continue-list="list697973808" text:style-name="L1">
        <text:list-item>
          <text:list>
            <text:list-item>
              <text:list>
                <text:list-item>
                  <text:p text:style-name="P160"><text:change-start text:change-id="ct-322389468"/><text:span text:style-name="T24">Download </text:span><text:span text:style-name="T18">windows_li</text:span><text:change-end text:change-id="ct-322389468"/><text:change-start text:change-id="ct-322389692"/><text:span text:style-name="T18">braries</text:span><text:span text:style-name="T24"> archive from </text:span><text:a xlink:type="simple" xlink:href="http://sourceforge.net/projects/spice-space/files/"><text:span text:style-name="T26">http://sourceforge.net/projects/spice-space/files</text:span></text:a><text:change-end text:change-id="ct-322389692"/><text:change-start text:change-id="ct-338347496"/><text:a xlink:type="simple" xlink:href="http://sourceforge.net/projects/spice-space/files/"><text:span text:style-name="T26">/</text:span></text:a><text:change-end text:change-id="ct-338347496"/><text:change text:change-id="ct-338550660"/><text:change text:change-id="ct-322389356"/><text:change-start text:change-id="ct-322410064"/><text:a xlink:type="simple" xlink:href="http://sourceforge.net/projects/spice-space/files/"><text:span text:style-name="T10"> </text:span></text:a><text:change-end text:change-id="ct-322410064"/><text:change-start text:change-id="ct-322389244"/><text:span text:style-name="T24">and ex</text:span><text:change-end text:change-id="ct-322389244"/><text:change-start text:change-id="ct-322389020"/><text:span text:style-name="T24">tract it.</text:span><text:change-end text:change-id="ct-322389020"/></text:p>
                  <text:list>
                    <text:list-item>
                      <text:list>
                        <text:list-item>
                          <text:list>
                            <text:list-item>
                              <text:list>
                                <text:list-item>
                                  <text:list>
                                    <text:list-item>
                                      <text:list>
                                        <text:list-item>
                                          <text:p text:style-name="P17"><text:change text:change-id="ct-322389132"/><text:change text:change-id="ct-338550772"/><text:change-start text:change-id="ct-322388908"/><text:span text:style-name="T13">Set </text:span><text:span text:style-name="T18">SPICE_LIBS</text:span><text:span text:style-name="T13"> environment variable to </text:span><text:change-end text:change-id="ct-322388908"/><text:change text:change-id="ct-338349400"/><text:change-start text:change-id="ct-338350072"/><text:span text:style-name="T18">&lt;windows_libraries&gt;</text:span></text:p>
                                        </text:list-item>
                                        <text:list-item>
                                          <text:p text:style-name="P17"><text:span text:style-name="T3">Download and install openssl from: </text:span><text:a xlink:type="simple" xlink:href="http://www.slproweb.com/products/Win32OpenSSL.html"><text:span text:style-name="T3">http://www.slproweb.com/products/Win32OpenSSL.html</text:span></text:a><text:change-end text:change-id="ct-338350072"/><text:change-start text:change-id="ct-322388684"/></text:p>
                                        </text:list-item>
                                        <text:list-item>
                                          <text:p text:style-name="P170"><text:span text:style-name="T13">Add OpenSSL include and static lib directories to VC default libraries. In Tools</text:span><text:span text:style-name="T14">→Options→</text:span><text:change-end text:change-id="ct-322388684"/><text:change-start text:change-id="ct-322388796"/><text:span text:style-name="T14"> </text:span><text:change-end text:change-id="ct-322388796"/><text:change-start text:change-id="ct-322388572"/><text:span text:style-name="T14">Projects and Solutions→VC++ Directories</text:span><text:change-end text:change-id="ct-322388572"/><text:change text:change-id="ct-322388460"/><text:change-start text:change-id="ct-322388348"/><text:span text:style-name="T14">→</text:span><text:change-end text:change-id="ct-322388348"/><text:change-start text:change-id="ct-322388236"/><text:span text:style-name="T15">Include Files and Libarry files</text:span><text:change-end text:change-id="ct-322388236"/><text:change text:change-id="ct-338550212"/><text:change-start text:change-id="ct-338349176"/><text:span text:style-name="T15">.</text:span><text:change-end text:change-id="ct-338349176"/><text:change-start text:change-id="ct-322388124"/></text:p>
                                        </text:list-item>
                                        <text:list-item>
                                          <text:p text:style-name="P172"><text:span text:style-name="T14">Note: the static libs and instruction</text:span><text:change-end text:change-id="ct-322388124"/><text:change-start text:change-id="ct-322473960"/><text:span text:style-name="T14">s are for MSVC++ 2005</text:span><text:change-end text:change-id="ct-322473960"/><text:change-start text:change-id="ct-338550324"/><text:span text:style-name="T14">.</text:span><text:change-end text:change-id="ct-338550324"/><text:change-start text:change-id="ct-322473848"/></text:p>
                                        </text:list-item>
                                        <text:list-item>
                                          <text:p text:style-name="P142">Optinal binary download<text:change-end text:change-id="ct-322473848"/><text:change-start text:change-id="ct-322473736"/>??????????????<text:change-end text:change-id="ct-322473736"/></text:p>
                                        </text:list-item>
                                      </text:list>
                                    </text:list-item>
                                  </text:list>
                                </text:list-item>
                              </text:list>
                            </text:list-item>
                          </text:list>
                        </text:list-item>
                      </text:list>
                    </text:list-item>
                  </text:list>
                </text:list-item>
              </text:list>
            </text:list-item>
          </text:list>
        </text:list-item>
      </text:list>
      <text:h text:style-name="P107" text:outline-level="2"><text:span text:style-name="T52">Obtaining</text:span> the source</text:h>
      <text:p text:style-name="P67">We assume both Spice and qemu/kvm are located under the same folder &lt;spice_space_root&gt;, therefore:</text:p>
      <text:p text:style-name="P7">mkdir &lt;spice_space_root&gt; </text:p>
      <text:p text:style-name="P7">cd &lt;spice_space_root&gt; </text:p>
      <text:p text:style-name="P52"/>
      <text:p text:style-name="P71">FIXME: real repositories, branches, split qemu &amp; kvm</text:p>
      <text:p text:style-name="P67">Clone the Spice repository:</text:p>
      <text:p text:style-name="P63">git clone /home/tlv/ykamay/open_spice/spice</text:p>
      <text:p text:style-name="P67"/>
      <text:p text:style-name="P67">Clone the qemu/kvm repository:</text:p>
      <text:p text:style-name="P6"><text:span text:style-name="T56">git clone /home/tlv/ykamay/open_spice/vdesktop</text:span> </text:p>
      <text:h text:style-name="P109" text:outline-level="2"><text:span text:style-name="T52">Building</text:span> from source</text:h>
      <text:h text:style-name="P115" text:outline-level="3">libspice and Linux client</text:h>
      <text:p text:style-name="P67">To build both libspice and Linux client:</text:p>
      <text:p text:style-name="P7">cd &lt;spice_space_root&gt;/spice</text:p>
      <text:p text:style-name="P7">./<text:span text:style-name="T58">autogen.sh</text:span> -includedir=/usr/include --libdir=/usr/lib64 <text:line-break/>make <text:line-break/>sudo make install </text:p>
      <text:p text:style-name="P7"/>
      <text:p text:style-name="P69">Building them separately can be done from the libspice and red/x11 folders.</text:p>
      <text:h text:style-name="P115" text:outline-level="3" text:is-list-header="true"/>
      <text:h text:style-name="P124" text:outline-level="3">qemu/kvm</text:h>
      <text:p text:style-name="P20"><text:change-start text:change-id="ct-322473288"/>Get sources of the kernel (&gt;= 2.6 ) you are using.</text:p>
      <text:p text:style-name="P20"/>
      <text:p text:style-name="P20"><text:change-end text:change-id="ct-322473288"/>For getting the kernel source in Fedora 11 do the following as root:</text:p>
      <text:p text:style-name="P20"/>
      <text:p text:style-name="P7">yumdownloader --source kernel </text:p>
      <text:p text:style-name="P7">rpm -i kernel<text:change text:change-id="ct-322473624"/><text:change-start text:change-id="ct-322473176"/>-&lt;current version&gt;<text:change-end text:change-id="ct-322473176"/>.src.rpm </text:p>
      <text:p text:style-name="P7">cd /root/rpmbuild </text:p>
      <text:p text:style-name="P7">rpmbuild -bp SPECS/kernel<text:change text:change-id="ct-322472952"/>.spec<text:change-start text:change-id="ct-322472840"/></text:p>
      <text:p text:style-name="P7"><text:change-end text:change-id="ct-322472840"/><text:change text:change-id="ct-322472728"/></text:p>
      <text:p text:style-name="P7"><text:change text:change-id="ct-322472616"/><text:change-start text:change-id="ct-322472504"/><text:span text:style-name="T16">Y</text:span><text:change-end text:change-id="ct-322472504"/><text:change-start text:change-id="ct-322472392"/><text:span text:style-name="T16">our kernel source will be in</text:span><text:change-end text:change-id="ct-322472392"/><text:change-start text:change-id="ct-322472280"/><text:span text:style-name="T16">:</text:span><text:change-end text:change-id="ct-322472280"/><text:change text:change-id="ct-322472168"/><text:change-start text:change-id="ct-322472056"/></text:p>
      <text:p text:style-name="P7"><text:change-end text:change-id="ct-322472056"/>/root/rpmbuild/BUILD/kernel<text:change text:change-id="ct-322471944"/><text:change-start text:change-id="ct-322471832"/>&lt;current version&gt;<text:change-end text:change-id="ct-322471832"/>/linux<text:change text:change-id="ct-322471720"/><text:change-start text:change-id="ct-322471608"/>&lt;current version&gt;<text:change-end text:change-id="ct-322471608"/>.x86_64<text:change text:change-id="ct-322471496"/></text:p>
      <text:p text:style-name="P7"><text:change text:change-id="ct-322471384"/></text:p>
      <text:p text:style-name="P20"/>
      <text:p text:style-name="P7"><text:span text:style-name="T16">Assuming the kernel source is in </text:span><text:change text:change-id="ct-322471272"/><text:change-start text:change-id="ct-322471160"/>&lt;linux_src_dir&gt;<text:change-end text:change-id="ct-322471160"/>,<text:span text:style-name="T16"> do the folowing as user:</text:span></text:p>
      <text:p text:style-name="P7"/>
      <text:p text:style-name="P7">cd &lt;spice_space_root&gt;/vdesktop</text:p>
      <text:p text:style-name="P7">ln -s <text:change text:change-id="ct-322471048"/><text:change-start text:change-id="ct-322470936"/>&lt;linux_src_dir&gt;<text:change-end text:change-id="ct-322470936"/> linux-2.6 </text:p>
      <text:p text:style-name="P7">./configure --audio-card-list=ac97 --enable-spice</text:p>
      <text:p text:style-name="P7">cd kernel </text:p>
      <text:p text:style-name="P7">make sync </text:p>
      <text:p text:style-name="P7">make /*in case you would like to use kvm*/ </text:p>
      <text:p text:style-name="P7">cd ../libkvm </text:p>
      <text:p text:style-name="P7">make </text:p>
      <text:p text:style-name="P7">cd ../qemu </text:p>
      <text:p text:style-name="P7">make</text:p>
      <text:p text:style-name="P7">ln -s x86_64-softmmu/qemu-system-x86_64 qemu<text:change-start text:change-id="ct-322470824"/></text:p>
      <text:p text:style-name="P7"/>
      <text:p text:style-name="P7">cd ../bios</text:p>
      <text:p text:style-name="P7">make</text:p>
      <text:p text:style-name="P7">ln -s BIOS-bochs-latest ../qemu/pc-bios/bios.bin</text:p>
      <text:p text:style-name="P7">cd ../vgabios</text:p>
      <text:p text:style-name="P7">make</text:p>
      <text:p text:style-name="P7">ln -s VGABIOS-lgpl-latest.bin ../qemu/pc-bios/vgabios.bin</text:p>
      <text:p text:style-name="P51"><text:change-end text:change-id="ct-322470824"/></text:p>
      <text:h text:style-name="P111" text:outline-level="3">Windows Client</text:h>
      <text:p text:style-name="P20"><text:change-start text:change-id="ct-322470712"/>In case y<text:change-end text:change-id="ct-322470712"/><text:change-start text:change-id="ct-322470376"/>ou <text:change-end text:change-id="ct-322470376"/><text:change-start text:change-id="ct-322470264"/>would <text:change-end text:change-id="ct-322470264"/><text:change-start text:change-id="ct-322470152"/>like to have your o<text:change-end text:change-id="ct-322470152"/><text:change-start text:change-id="ct-322470040"/>u<text:change-end text:change-id="ct-322470040"/><text:change-start text:change-id="ct-321675124"/>tput in <text:change-end text:change-id="ct-321675124"/><text:change-start text:change-id="ct-321675236"/>a <text:change-end text:change-id="ct-321675236"/><text:change-start text:change-id="ct-321675012"/>differ<text:change-end text:change-id="ct-321675012"/><text:change text:change-id="ct-321674900"/><text:change-start text:change-id="ct-321674788"/>e<text:change-end text:change-id="ct-321674788"/><text:change-start text:change-id="ct-321674676"/>nt dirctory<text:change-end text:change-id="ct-321674676"/><text:change-start text:change-id="ct-321674564"/>,<text:change-end text:change-id="ct-321674564"/><text:change-start text:change-id="ct-321674452"/> <text:change-end text:change-id="ct-321674452"/><text:change text:change-id="ct-321674340"/><text:change-start text:change-id="ct-321674228"/>s<text:change-end text:change-id="ct-321674228"/>et the <text:change-start text:change-id="ct-321674116"/>REDC_BUILD_DIR<text:change-end text:change-id="ct-321674116"/><text:change text:change-id="ct-321674004"/> environment variable<text:change text:change-id="ct-321673892"/><text:change-start text:change-id="ct-321673780"/> to point to the alternative dirctory.<text:change-end text:change-id="ct-321673780"/></text:p>
      <text:p text:style-name="P20"><text:change-start text:change-id="ct-322408832"/></text:p>
      <text:p text:style-name="P20"><text:change-end text:change-id="ct-322408832"/><text:change text:change-id="ct-321673668"/><text:change text:change-id="ct-338060736"/><text:change text:change-id="ct-321673556"/><text:change text:change-id="ct-338059504"/><text:change text:change-id="ct-321673444"/><text:change text:change-id="ct-338347944"/>Open &lt;spice_space_root&gt;\spice\red\windows\redc.sln and build it.<text:change-start text:change-id="ct-321673332"/></text:p>
      <text:p text:style-name="P20"><text:change-end text:change-id="ct-321673332"/><text:change text:change-id="ct-338549428"/><text:change-start text:change-id="ct-338348056"/><text:span text:style-name="T8">What abou</text:span><text:change-end text:change-id="ct-338348056"/><text:change-start text:change-id="ct-321673220"/><text:span text:style-name="T8">t</text:span><text:change-end text:change-id="ct-321673220"/><text:change-start text:change-id="ct-321673108"/><text:span text:style-name="T8"> optinal </text:span><text:change-end text:change-id="ct-321673108"/><text:change-start text:change-id="ct-321672996"/><text:span text:style-name="T8">binary</text:span><text:change-end text:change-id="ct-321672996"/><text:change-start text:change-id="ct-321672884"/><text:span text:style-name="T8"> download</text:span><text:change-end text:change-id="ct-321672884"/></text:p>
      <text:h text:style-name="P152" text:outline-level="1" text:is-list-header="true"><text:change-start text:change-id="ct-338548756"/><text:soft-page-break/></text:h>
      <text:h text:style-name="P154" text:outline-level="1"><text:change-end text:change-id="ct-338548756"/>Running spice</text:h>
      <text:h text:style-name="P106" text:outline-level="2">Preparations</text:h>
      <text:p text:style-name="P20">In case you would like to use kvm:</text:p>
      <text:p text:style-name="P20"/>
      <text:p text:style-name="P7">insmod &lt;spice_space_root&gt;/vdesktop/kernel/x86/kvm.ko</text:p>
      <text:p text:style-name="P7">insmod &lt;spice_space_root&gt;/vdesktop/kernel/x86/kvm-&lt;intel/amd&gt;.ko </text:p>
      <text:p text:style-name="P20"><text:s/></text:p>
      <text:p text:style-name="P20">Creating an image:</text:p>
      <text:list xml:id="list1065080193" text:style-name="L8">
        <text:list-item>
          <text:p text:style-name="P147"><text:span text:style-name="Source_20_Text">cd &lt;spice_space_root&gt;/vdesktop/qemu</text:span></text:p>
        </text:list-item>
      </text:list>
      <text:list xml:id="list1897836015" text:style-name="L9">
        <text:list-item>
          <text:p text:style-name="P148">To create a raw image of 10GB:</text:p>
        </text:list-item>
      </text:list>
      <text:list xml:id="list323165982" text:continue-list="list1065080193" text:style-name="L8">
        <text:list-header>
          <text:p text:style-name="P147"><text:span text:style-name="Source_20_Text">qemu-img create /path/to/xp.img 10G</text:span> </text:p>
        </text:list-header>
        <text:list-item>
          <text:p text:style-name="P147">Insert the os install cd, and boot <text:s/>qemu from cd to install the os on the qemu image:<text:line-break/><text:span text:style-name="Source_20_Text">qemu -hda /path/to/xp.img -boot d -cdrom /dev/cdrom -m 512</text:span></text:p>
        </text:list-item>
        <text:list-item>
          <text:p text:style-name="P147">After the install has finished, shut down the guest.</text:p>
        </text:list-item>
        <text:list-item>
          <text:p text:style-name="P147">For further details, refer to: <text:a xlink:type="simple" xlink:href="http://www.nongnu.org/qemu/qemu-doc.html">http://www.nongnu.org/qemu/qemu-doc.html</text:a></text:p>
        </text:list-item>
      </text:list>
      <text:p text:style-name="P97"/>
      <text:p text:style-name="P97">Networking:</text:p>
      <text:list xml:id="list1047951633" text:continue-list="list323165982" text:style-name="L8">
        <text:list-item text:start-value="1">
          <text:p text:style-name="P147"><text:span text:style-name="Source_20_Text"><text:span text:style-name="T3">cd </text:span></text:span><text:span text:style-name="Source_20_Text"><text:span text:style-name="T3">/etc/sysconfig/network-scripts/</text:span></text:span></text:p>
        </text:list-item>
        <text:list-item>
          <text:p text:style-name="P147">In <text:span text:style-name="Source_20_Text"><text:span text:style-name="T3">ifcfg-eth0</text:span></text:span><text:span text:style-name="T13"> , a</text:span>dd <text:span text:style-name="Source_20_Text">BRIDGE=sw0</text:span></text:p>
        </text:list-item>
        <text:list-item>
          <text:p text:style-name="P147">Create a new <text:span text:style-name="Source_20_Text"><text:span text:style-name="T3">ifcfg-sw0</text:span></text:span> that has <text:span text:style-name="Source_20_Text"><text:span text:style-name="T3">TYPE=Bridge</text:span></text:span></text:p>
        </text:list-item>
        <text:list-item>
          <text:p text:style-name="P147"><text:span text:style-name="Source_20_Text"><text:span text:style-name="T3">service network restart</text:span></text:span></text:p>
        </text:list-item>
      </text:list>
      <text:p text:style-name="P97"/>
      <text:p text:style-name="P97"><text:span text:style-name="T3">For example, <text:s/></text:span><text:span text:style-name="T18">ifcfg-eth0</text:span><text:span text:style-name="T3"> might look something like:</text:span></text:p>
      <text:p text:style-name="P7">DEVICE=eth0 </text:p>
      <text:p text:style-name="P7">BOOTPROTO=none </text:p>
      <text:p text:style-name="P7">ONBOOT=yes </text:p>
      <text:p text:style-name="P7">DHCPCLASS= </text:p>
      <text:p text:style-name="P7">HWADDR=&lt;MAC_ADDR&gt; </text:p>
      <text:p text:style-name="P7">BRIDGE=sw0 </text:p>
      <text:p text:style-name="P7"/>
      <text:p text:style-name="P98">And <text:span text:style-name="T30">ifcfg-sw0:</text:span></text:p>
      <text:p text:style-name="P7">DEVICE=sw0 </text:p>
      <text:p text:style-name="P7">TYPE=Bridge </text:p>
      <text:p text:style-name="P7">BOOTPROTO=dhcp </text:p>
      <text:p text:style-name="P7">ONBOOT=yes </text:p>
      <text:p text:style-name="P7">USERCTL=no </text:p>
      <text:p text:style-name="P7">DELAY=0.1 </text:p>
      <text:p text:style-name="P7">STP=off </text:p>
      <text:h text:style-name="P108" text:outline-level="2">Examples</text:h>
      <text:p text:style-name="P60">Basic invocation of qemu with spice enabled, looks something like:</text:p>
      <text:p text:style-name="P60"/>
      <text:p text:style-name="P6"><text:change text:change-id="ct-321672436"/><text:span text:style-name="T18">qemu -L ./pc-bios -m 512 -hda /path/to/xp.img -boot c<text:line-break/>-net nic,macaddr=</text:span>&lt;UNIQUE_MAC_ADDR&gt;<text:span text:style-name="T18">,model=rtl8139<text:line-break/>-net tap,ifname=XP1,script=/path/t</text:span>o/lan-ifup<text:span text:style-name="T18"> <text:line-break/>-monitor stdio -usbdevice tablet </text:span><text:span text:style-name="T3">-soundhw ac97</text:span><text:span text:style-name="T18"><text:line-break/>-qxl 1 -spice port=5930,disable-ticketing</text:span></text:p>
      <text:p text:style-name="P23"/>
      <text:p text:style-name="P61">This will launch a VM with 512MB of RAM, booting from hd0 with the image xp.img. NIC with a <text:soft-page-break/>unique MAC address and its corresponding TAP network interface are enabled. Unique address can be generated using the physical NIC address with some changes to the significant bits. </text:p>
      <text:p text:style-name="P61"/>
      <text:p text:style-name="P61">The lan-ifup script might be:</text:p>
      <text:p text:style-name="P23">#!/bin/sh </text:p>
      <text:p text:style-name="P23">switch=sw0 </text:p>
      <text:p text:style-name="P23">ifconfig $1 0.0.0.0 up </text:p>
      <text:p text:style-name="P23">brctl addif ${switch} $1</text:p>
      <text:p text:style-name="P60"/>
      <text:p text:style-name="P61">Qemu monitor is redirected to stdio, a USB tablet device is attached and ac97 audio device is used. Single QXL device is enabled and the Spice server listens on port 5930 . Ticketing is disabled, so client connects with no password.</text:p>
      <text:p text:style-name="P61"/>
      <text:p text:style-name="P20">For additional qemu information, refer to <text:a xlink:type="simple" xlink:href="http://www.qemu.org/qemu-doc.html">http://www.qemu.org/qemu-doc.html</text:a></text:p>
      <text:p text:style-name="P23"/>
      <text:p text:style-name="P21">Running a client, connecting to server <text:change text:change-id="ct-321672100"/><text:change-start text:change-id="ct-321672212"/>&lt;server&gt;<text:change-end text:change-id="ct-321672212"/> on port <text:s/><text:change text:change-id="ct-321672324"/><text:change-start text:change-id="ct-321671988"/>&lt;port&gt;<text:change-end text:change-id="ct-321671988"/>:</text:p>
      <text:p text:style-name="P22">spicec -h <text:change-start text:change-id="ct-321671876"/>&lt;server&gt;<text:change-end text:change-id="ct-321671876"/><text:change text:change-id="ct-321671764"/> -p <text:change-start text:change-id="ct-321671652"/>&lt;port&gt;<text:change-end text:change-id="ct-321671652"/><text:change text:change-id="ct-321671540"/></text:p>
      <text:h text:style-name="P153" text:outline-level="1">Spice server</text:h>
      <text:h text:style-name="P108" text:outline-level="2">Qemu spice options</text:h>
      <text:p text:style-name="P20">To enable the qxl device(s) and spice, qemu is executed with the following options:</text:p>
      <text:p text:style-name="P23"/>
      <text:p text:style-name="P23"><text:change text:change-id="ct-321671428"/>qemu [qemu_options] -qxl &lt;num&gt; -spice &lt;spice_options&gt;</text:p>
      <text:p text:style-name="P21"/>
      <text:p text:style-name="P30">The qxl option:</text:p>
      <text:p text:style-name="P22"/>
      <text:p text:style-name="P22">-qxl &lt;num&gt; [,ram=megs]</text:p>
      <text:p text:style-name="P81">Set 'num' qxl display devices, each with RAM size of 'megs' MB (current default=64MB)</text:p>
      <text:p text:style-name="P28"/>
      <text:p text:style-name="P31">The spice option:<text:line-break/></text:p>
      <text:p text:style-name="P55">-spice &lt;spice_options&gt;</text:p>
      <text:p text:style-name="P33"/>
      <text:p text:style-name="P34">Basic options</text:p>
      <text:p text:style-name="P37"/>
      <text:p text:style-name="P42">[port=&lt;port&gt;][,sport=&lt;sport&gt;][,host=&lt;host&gt;]</text:p>
      <text:p text:style-name="P82">Listen on interface address &lt;host&gt; (if given, otherwise any interface) <text:line-break/>using port &lt;port&gt; and/or sport &lt;sport&gt; (at least one of them must be given)</text:p>
      <text:p text:style-name="P83"/>
      <text:p text:style-name="P68">Image, video &amp; audio options</text:p>
      <text:p text:style-name="P41"/>
      <text:p text:style-name="P41">ic=on|auto_glz|auto_lz|quic|glz|lz|off</text:p>
      <text:p text:style-name="P76">Set image compression (default=on=auto_glz)</text:p>
      <text:p text:style-name="P76"><text:span text:style-name="T30">quic</text:span> is based on the SFALIC algorithm</text:p>
      <text:p text:style-name="P76"><text:span text:style-name="T30">lz</text:span> is the Lempel-Ziv algorithm, <text:span text:style-name="T30">glz</text:span> uses <text:span text:style-name="T30">lz</text:span> with history based global dictionary</text:p>
      <text:p text:style-name="P76">The <text:span text:style-name="T30">auto_[glz/lz]</text:span> modes choose between the <text:span text:style-name="T30">[glz/lz]</text:span> and <text:span text:style-name="T30">quic</text:span>,<text:line-break/>based on the image properties</text:p>
      <text:p text:style-name="P87"/>
      <text:p text:style-name="P41">sv=&lt;on|off&gt;</text:p>
      <text:p text:style-name="P76">Set video streams <text:span text:style-name="T47">detection</text:span> and (lossy) compression (default=on)</text:p>
      <text:p text:style-name="P41"><text:soft-page-break/></text:p>
      <text:p text:style-name="P41">renderer=&lt;oglpbuf+oglpixmap+cairo&gt;</text:p>
      <text:p text:style-name="P76">Select renderers. Multiple choice prioritized by order (default=cairo)</text:p>
      <text:p text:style-name="P44"/>
      <text:p text:style-name="P41">playback-compression=&lt;on|off&gt;</text:p>
      <text:p text:style-name="P76">Set playback compression, using the CELT algorithm (default=on)</text:p>
      <text:p text:style-name="P41"/>
      <text:p text:style-name="P68">Security options</text:p>
      <text:p text:style-name="P41"/>
      <text:p text:style-name="P41">disable-ticketing</text:p>
      <text:p text:style-name="P76">Enables client connection with no password.</text:p>
      <text:p text:style-name="P46"/>
      <text:p text:style-name="P41">password=&lt;password&gt;</text:p>
      <text:p text:style-name="P77">Set ticket password, which must be used by a client for connection. The passwords never expires.</text:p>
      <text:p text:style-name="P46"/>
      <text:p text:style-name="P41">sslkey=&lt;key_file&gt;</text:p>
      <text:p text:style-name="P76">SSL private key file</text:p>
      <text:p text:style-name="P46"/>
      <text:p text:style-name="P41">sslcert=&lt;cert_file&gt;</text:p>
      <text:p text:style-name="P78">SSL certificate file (self signed or chain of certificates). The certificate is currently not verified by the client, and used only for sending the server public key to the client.</text:p>
      <text:p text:style-name="P46"/>
      <text:p text:style-name="P41">sslcafile=&lt;ca_file&gt;</text:p>
      <text:p text:style-name="P76">SSL certificates file of the trusted CA (certificate authority) and CRL (certificate revocation list)</text:p>
      <text:p text:style-name="P46"/>
      <text:p text:style-name="P41">ssldhfile=&lt;dh_file&gt;</text:p>
      <text:p text:style-name="P76">Symmetric Diffie-Hellman key file</text:p>
      <text:p text:style-name="P46"/>
      <text:p text:style-name="P41">sslpassword=&lt;pem_password&gt;</text:p>
      <text:p text:style-name="P76">Password to open the private key file which is in PEM format</text:p>
      <text:p text:style-name="P46"/>
      <text:p text:style-name="P41">sslciphersuite=&lt;cipher_suite&gt;</text:p>
      <text:p text:style-name="P76">Cipher suite to use, see <text:a xlink:type="simple" xlink:href="http://www.openssl.org/docs/apps/ciphers.html"><text:span text:style-name="Internet_20_link">http://www.openssl.org/docs/apps/ciphers.html</text:span></text:a></text:p>
      <text:p text:style-name="P36"/>
      <text:p text:style-name="P41">secure-channels=[all|ch0+ch1+...]</text:p>
      <text:p text:style-name="P41">unsecure-channels=[all|ch0+ch1+...]</text:p>
      <text:p text:style-name="P84">Force secured/unsecured connection on all/specific channels</text:p>
      <text:p text:style-name="P86">Channels are: <text:span text:style-name="T30">main, display, inputs, cursor, playback</text:span> and <text:span text:style-name="T30">record</text:span></text:p>
      <text:p text:style-name="P80">By default, any channel allows both secured and unsecured connection, depending on the<text:line-break/><text:span text:style-name="T34">port</text:span> and <text:span text:style-name="T34">sport</text:span> parameters.</text:p>
      <text:p text:style-name="P95"/>
      <text:p text:style-name="P45">Other options</text:p>
      <text:p text:style-name="P40">agent-mouse=&lt;on|off&gt;</text:p>
      <text:p text:style-name="P86">Define whether spice agent is used for client mouse mode (default=on)</text:p>
      <text:h text:style-name="P120" text:outline-level="3">Creating SSL files</text:h>
      <text:p text:style-name="P20">Below are examples for manually creating SSL files for use by the spice server.</text:p>
      <text:p text:style-name="P20">For more detail, refer to <text:a xlink:type="simple" xlink:href="http://www.openssl.org/docs/apps/openssl.html">http://www.openssl.org/docs/apps/openssl.html</text:a></text:p>
      <text:p text:style-name="P20"/>
      <text:p text:style-name="P20"><text:soft-page-break/>Create key file:</text:p>
      <text:p text:style-name="P7">openssl genrsa -out key.pem 1024</text:p>
      <text:p text:style-name="P7"/>
      <text:p text:style-name="P20">Create self-signed certificate, which can be used as CA file as well:</text:p>
      <text:p text:style-name="P7">openssl req -new -x509 -key key.pem -out cert.pem -days 1095</text:p>
      <text:p text:style-name="P20"/>
      <text:p text:style-name="P20">Create DH file:</text:p>
      <text:p text:style-name="P7">openssl gendh -out dh.pem 1024</text:p>
      <text:h text:style-name="P110" text:outline-level="2">Qemu monitor commands</text:h>
      <text:h text:style-name="P122" text:outline-level="3">Control</text:h>
      <text:p text:style-name="P39">spice.set_image_compression &lt;on|auto_glz|auto_lz|quic|glz|lz|off&gt;</text:p>
      <text:p text:style-name="P79">refer to the <text:span text:style-name="T34">ic</text:span> spice option</text:p>
      <text:p text:style-name="P40"/>
      <text:p text:style-name="P39">spice.set_streaming_video &lt;on|off&gt; </text:p>
      <text:p text:style-name="P80">Set video streams detection and compression</text:p>
      <text:p text:style-name="P39"/>
      <text:p text:style-name="P39">spice.set_playback_compression &lt;on|off&gt;</text:p>
      <text:p text:style-name="P81">Set playback compression</text:p>
      <text:p text:style-name="P40"/>
      <text:p text:style-name="P39">spice.set_ticket &lt;password&gt; [expiration=&lt;seconds&gt;</text:p>
      <text:p text:style-name="P39"><text:tab/><text:tab/><text:tab/><text:tab/><text:tab/><text:tab/>[,connected=keep|disconnect|fail]</text:p>
      <text:p text:style-name="P80">S<text:span text:style-name="T3">et the spice connection ticket (one time password), with expiration and behavior when </text:span><text:span text:style-name="T3">already connected. An empty password prevents any connection. A zero value for expiration </text:span><text:span text:style-name="T3">means the password never expires.</text:span></text:p>
      <text:p text:style-name="P90"/>
      <text:p text:style-name="P39">spice.set_ticket64</text:p>
      <text:p text:style-name="P80">Same as <text:span text:style-name="T34">set_ticket</text:span>, but using base64 for printable ASCII password.</text:p>
      <text:p text:style-name="P39"/>
      <text:p text:style-name="P39">spice.disable_ticketing</text:p>
      <text:p text:style-name="P80">Entirely disables password, so any client is allowed to connect.</text:p>
      <text:p text:style-name="P39"/>
      <text:p text:style-name="P39">spice.set_agent_mouse &lt;on|off&gt;</text:p>
      <text:p text:style-name="P86">Define whether guest agent is used for client mouse mode</text:p>
      <text:p text:style-name="P40"/>
      <text:p text:style-name="P39">spice.reset_stat</text:p>
      <text:p text:style-name="P80">Reset spice statistics </text:p>
      <text:p text:style-name="P39"/>
      <text:p text:style-name="P39">spice.ping_client [on [interval]|off]</text:p>
      <text:p text:style-name="P89">Ping spice client to measure round-trip. Single ping needs no parameter. Repeating ping is started with 'on' and sent every 'interval' (default is 1 second). Pinging is stopped with 'off'.</text:p>
      <text:h text:style-name="P120" text:outline-level="3">Information</text:h>
      <text:p text:style-name="P39">info spice.state</text:p>
      <text:p text:style-name="P80">Show current spice state, including client address (if connected), ticketing, image compression, video <text:s/>streaming and playback compression.</text:p>
      <text:p text:style-name="P39"/>
      <text:p text:style-name="P39">info spice.ticket</text:p>
      <text:p text:style-name="P80">Show ticket expiration (if enabled)</text:p>
      <text:p text:style-name="P39"/>
      <text:p text:style-name="P39"><text:soft-page-break/>info spice.stat</text:p>
      <text:p text:style-name="P80">Show spice statistics </text:p>
      <text:p text:style-name="P39"/>
      <text:p text:style-name="P39">info spice.rtt_client</text:p>
      <text:p text:style-name="P81">Show round trip time (minimum, maximum &amp; average) to spice client after pinging it.</text:p>
      <text:h text:style-name="P153" text:outline-level="1">Spice client</text:h>
      <text:h text:style-name="P106" text:outline-level="2">Command options</text:h>
      <text:p text:style-name="P39">spicec -h &lt;host&gt; [-p &lt;port&gt;] [-s &lt;secure-port&gt;] [options]</text:p>
      <text:p text:style-name="P43"/>
      <text:p text:style-name="P39">-h, --host &lt;host&gt;</text:p>
      <text:p text:style-name="P85">Spice server address</text:p>
      <text:p text:style-name="P35"/>
      <text:p text:style-name="P39">-p, --port &lt;port&gt;</text:p>
      <text:p text:style-name="P85">Spice server port</text:p>
      <text:p text:style-name="P35"/>
      <text:p text:style-name="P39">-s, --secure-port &lt;port&gt;</text:p>
      <text:p text:style-name="P85">Spice server secure port</text:p>
      <text:p text:style-name="P35"/>
      <text:p text:style-name="P39">--secure-channels &lt;ch0,ch1...&gt;</text:p>
      <text:p text:style-name="P85">Force secure connection on the specified channels</text:p>
      <text:p text:style-name="P84">Channels are: <text:span text:style-name="T30">main, display, inputs, cursor, playback</text:span> and <text:span text:style-name="T30">record</text:span></text:p>
      <text:p text:style-name="P79"><text:span text:style-name="T45">By default, any channel can be secured, depending on the --</text:span><text:span text:style-name="T34">secure-port</text:span><text:span text:style-name="T45"> availability.</text:span></text:p>
      <text:p text:style-name="P88"/>
      <text:p text:style-name="P39">--unsecure-channels &lt;ch0,ch1...&gt;</text:p>
      <text:p text:style-name="P86">Force unsecure connection on the specified channels</text:p>
      <text:p text:style-name="P84">Channels are: <text:span text:style-name="T30">main, display, inputs, cursor, playback</text:span> and <text:span text:style-name="T30">record.<text:line-break/></text:span><text:span text:style-name="T53">By default, any channel can be unsecured, depending on the --</text:span><text:span text:style-name="T35">port</text:span><text:span text:style-name="T53"> availability.</text:span></text:p>
      <text:p text:style-name="P86"/>
      <text:p text:style-name="P40">-w, --password &lt;password&gt;</text:p>
      <text:p text:style-name="P86">Set a ticketing password (default is none)</text:p>
      <text:p text:style-name="P32"/>
      <text:p text:style-name="P39">-f, --full-screen[=auto-conf]</text:p>
      <text:p text:style-name="P86">Open in a full screen mode. Optional automatic configuration of the remote display settings according to the client display settings. A guest agent must be installed and started for <text:s/>this option.</text:p>
      <text:p text:style-name="P85"/>
      <text:p text:style-name="P39">--help</text:p>
      <text:p text:style-name="P85">Show command help</text:p>
      <text:h text:style-name="P106" text:outline-level="2">Control hot keys</text:h>
      <text:p text:style-name="P39">Shift + F11</text:p>
      <text:p text:style-name="P91">Toggle full-screen / window mode</text:p>
      <text:p text:style-name="P39">Shift + F12</text:p>
      <text:p text:style-name="P91">Release the cursor if captured in window</text:p>
      <text:p text:style-name="P43"/>
      <text:p text:style-name="P43">On debug mode, these are available as well:</text:p>
      <text:p text:style-name="P43"><text:line-break/><text:span text:style-name="T34">Shift + F5</text:span></text:p>
      <text:p text:style-name="P91"><text:soft-page-break/>Connect to the server</text:p>
      <text:p text:style-name="P39">Shift + F6</text:p>
      <text:p text:style-name="P92">Disconnect from the server</text:p>
      <text:h text:style-name="P153" text:outline-level="1">Guest</text:h>
      <text:h text:style-name="P106" text:outline-level="2">Windows</text:h>
      <text:h text:style-name="P122" text:outline-level="3">Drivers Install</text:h>
      <text:p text:style-name="P59">FIXME: getting binaries of QXL, vdiport, vdagent</text:p>
      <text:p text:style-name="P20">For installing each of the QXL device drivers (first time or after uninstall):</text:p>
      <text:list xml:id="list2119061296" text:style-name="L10">
        <text:list-item>
          <text:list>
            <text:list-item>
              <text:list>
                <text:list-item>
                  <text:p text:style-name="P128">Put the installation information (qxl.inf), miniport driver (qxl.sys) and display driver (qxldd.dll) files in a directory visible by the guest.</text:p>
                </text:list-item>
                <text:list-item>
                  <text:p text:style-name="P128">When Windows finds new hardware, choose <text:span text:style-name="T6">not</text:span><text:span text:style-name="T48"> to connect to Windows Update.</text:span></text:p>
                </text:list-item>
                <text:list-item>
                  <text:p text:style-name="P129">Choose 'Install from a list or specific location'.</text:p>
                </text:list-item>
                <text:list-item>
                  <text:p text:style-name="P129">Choose 'Search for best driver in these locations' and set the drivers directory as the search path.</text:p>
                </text:list-item>
              </text:list>
            </text:list-item>
          </text:list>
        </text:list-item>
      </text:list>
      <text:p text:style-name="P20"/>
      <text:p text:style-name="P20">To remove the currently installed QXL drivers, in case of problem in reinstalling drivers:</text:p>
      <text:p text:style-name="P6"><text:span text:style-name="T13">Restart </text:span><text:span text:style-name="T42">after</text:span><text:span text:style-name="T13"> completion of the following. If one of the files cannot be deleted, try again after restart, before installing new drivers.</text:span></text:p>
      <text:list xml:id="list326414593" text:continue-numbering="true" text:style-name="L10">
        <text:list-item>
          <text:list>
            <text:list-item>
              <text:list>
                <text:list-item>
                  <text:p text:style-name="P128">Right-click 'My Computer' and choose 'Manage'.</text:p>
                </text:list-item>
                <text:list-item>
                  <text:p text:style-name="P128">In the 'Computer Management' window, expand the 'Display adapters'.</text:p>
                </text:list-item>
                <text:list-item>
                  <text:p text:style-name="P128">Uninstall all the 'Red Hat QXL GPU' device drivers.</text:p>
                </text:list-item>
                <text:list-item>
                  <text:p text:style-name="P128">Assuming &lt;windir&gt; is the Windows directory (e.g. C:\Windows), in &lt;windir&gt;\inf, find and delete all the oemX.inf files which include installation information for the qxl driver, and their respective oemX.PNF files.</text:p>
                </text:list-item>
                <text:list-item>
                  <text:p text:style-name="P128">In &lt;windir&gt;\system32, delete qxldd.dll.</text:p>
                </text:list-item>
                <text:list-item>
                  <text:p text:style-name="P128">In &lt;windir&gt;\system32\drivers, delete qxl.sys.</text:p>
                </text:list-item>
              </text:list>
            </text:list-item>
          </text:list>
        </text:list-item>
      </text:list>
      <text:p text:style-name="P20"/>
      <text:p text:style-name="P58">vdiport driver install and removal is performed similarly to the QXL driver, but this time using the vdi_port.inf and vdi_port.sys files instead.</text:p>
      <text:h text:style-name="P122" text:outline-level="3">Agent Install</text:h>
      <text:p text:style-name="P66">The Windows agent is consisting of a system service (<text:span text:style-name="T18">vdservice.exe</text:span>) and a user process (<text:span text:style-name="T18">vdagent.exe</text:span>). </text:p>
      <text:p text:style-name="P67">Note:</text:p>
      <text:list xml:id="list1909375833" text:continue-list="list326414593" text:style-name="L10">
        <text:list-item text:start-value="1">
          <text:list>
            <text:list-item>
              <text:list>
                <text:list-item text:start-value="1">
                  <text:p text:style-name="P128">The service currently supports only Windows XP.</text:p>
                </text:list-item>
                <text:list-item>
                  <text:p text:style-name="P128">Install the service only after installing vdiport driver.</text:p>
                </text:list-item>
              </text:list>
            </text:list-item>
          </text:list>
        </text:list-item>
      </text:list>
      <text:p text:style-name="P20"/>
      <text:p text:style-name="P20">To install and start the service:</text:p>
      <text:list xml:id="list1277318409" text:continue-list="list1909375833" text:style-name="L10">
        <text:list-item text:start-value="1">
          <text:list>
            <text:list-item>
              <text:list>
                <text:list-item text:start-value="1">
                  <text:p text:style-name="P128">Put <text:span text:style-name="T30">vdservice.exe</text:span> and <text:span text:style-name="T30">vdagent.exe</text:span> in the same directory.</text:p>
                </text:list-item>
                <text:list-item>
                  <text:p text:style-name="P132">vdservice install</text:p>
                </text:list-item>
                <text:list-item>
                  <text:p text:style-name="P132">net start vdservice</text:p>
                </text:list-item>
              </text:list>
            </text:list-item>
          </text:list>
        </text:list-item>
      </text:list>
      <text:list xml:id="list283454170" text:style-name="L11">
        <text:list-header>
          <text:p text:style-name="P133"/>
        </text:list-header>
      </text:list>
      <text:p text:style-name="P20">To stop and remove the currently installed service:</text:p>
      <text:list xml:id="list665065455" text:continue-list="list1277318409" text:style-name="L10">
        <text:list-item text:start-value="1">
          <text:list>
            <text:list-item>
              <text:list>
                <text:list-item text:start-value="1">
                  <text:p text:style-name="P132">net stop vdservice</text:p>
                </text:list-item>
                <text:list-item>
                  <text:p text:style-name="P132">vdservice uninstall</text:p>
                </text:list-item>
              </text:list>
            </text:list-item>
          </text:list>
        </text:list-item>
      </text:list>
      <text:h text:style-name="P149" text:outline-level="1"><text:soft-page-break/>Logging and debugging</text:h>
      <text:p text:style-name="P94">Spice server logs to stdout</text:p>
      <text:p text:style-name="P94">Spice client log is /tmp/spicec.log in Linux. In Windows, it is %temp%\spicec.log.</text:p>
      <text:h text:style-name="P155" text:outline-level="1">References</text:h>
      <text:p text:style-name="P96"><text:reference-mark-start text:name="[1]"/><text:span text:style-name="T53">[1]</text:span><text:reference-mark-end text:name="[1]"/><text:span text:style-name="T53"> Spice remote computing protocol definition</text:span></text:p>
      <text:p text:style-name="P75"><text:reference-mark-start text:name="[2]"/>[2]<text:reference-mark-end text:name="[2]"/> Spice VD Interfaces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align="start" style:justify-single-word="false" fo:text-indent="0in" style:auto-text-indent="false" style:writing-mode="lr-tb">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align="start" style:justify-single-word="false" fo:text-indent="0in" style:auto-text-indent="false" style:writing-mode="lr-tb">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align="start" style:justify-single-word="false" fo:text-indent="0in" style:auto-text-indent="false" style:writing-mode="lr-tb">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align="start" style:justify-single-word="false" fo:text-indent="0in" style:auto-text-indent="false" style:writing-mode="lr-tb">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Arial" fo:font-weight="normal" style:font-name-asian="Lucida Sans Unicode" style:font-weight-asian="normal" style:font-name-complex="Tahoma"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ארנון גלבוע</meta:initial-creator>
    <meta:creation-date>2009-07-19T16:08:23</meta:creation-date>
    <dc:date>2009-09-27T09:52:48</dc:date>
    <meta:editing-cycles>231</meta:editing-cycles>
    <meta:editing-duration>PT63H38M44S</meta:editing-duration>
    <dc:creator>Arnon Gilboa</dc:creator>
    <meta:document-statistic meta:table-count="1" meta:image-count="0" meta:object-count="0" meta:page-count="17" meta:paragraph-count="472" meta:word-count="3196" meta:character-count="22445"/>
    <meta:user-defined meta:name="Info 1"/>
    <meta:user-defined meta:name="Info 2"/>
    <meta:user-defined meta:name="Info 3"/>
    <meta:user-defined meta:name="Info 4"/>
  </office:meta>
</office:document-meta>
</file>